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06cm"/>
    </style:style>
    <style:style style:name="co2" style:family="table-column">
      <style:table-column-properties fo:break-before="auto" style:column-width="5.256cm"/>
    </style:style>
    <style:style style:name="co3" style:family="table-column">
      <style:table-column-properties fo:break-before="auto" style:column-width="2.865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2.589cm"/>
    </style:style>
    <style:style style:name="co6" style:family="table-column">
      <style:table-column-properties fo:break-before="auto" style:column-width="4.57cm"/>
    </style:style>
    <style:style style:name="co7" style:family="table-column">
      <style:table-column-properties fo:break-before="auto" style:column-width="1.55cm"/>
    </style:style>
    <style:style style:name="co8" style:family="table-column">
      <style:table-column-properties fo:break-before="auto" style:column-width="4.119cm"/>
    </style:style>
    <style:style style:name="co9" style:family="table-column">
      <style:table-column-properties fo:break-before="auto" style:column-width="1.688cm"/>
    </style:style>
    <style:style style:name="co10" style:family="table-column">
      <style:table-column-properties fo:break-before="auto" style:column-width="5.08cm"/>
    </style:style>
    <style:style style:name="co11" style:family="table-column">
      <style:table-column-properties fo:break-before="auto" style:column-width="1.983cm"/>
    </style:style>
    <style:style style:name="co12" style:family="table-column">
      <style:table-column-properties fo:break-before="auto" style:column-width="3.119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Happiness Rank</text:p>
          </table:table-cell>
          <table:table-cell office:value-type="string" calcext:value-type="string">
            <text:p>Happiness Score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Economy (GDP per Capita)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Health (Life Expectancy)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Trust (Government Corruption)</text:p>
          </table:table-cell>
          <table:table-cell office:value-type="string" calcext:value-type="string">
            <text:p>Generosity</text:p>
          </table:table-cell>
          <table:table-cell office:value-type="string" calcext:value-type="string">
            <text:p>Dystopia Residual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Western Europe</text:p>
          </table:table-cell>
          <table:table-cell office:value-type="float" office:value="1" calcext:value-type="float">
            <text:p>1</text:p>
          </table:table-cell>
          <table:table-cell office:value-type="float" office:value="7.587" calcext:value-type="float">
            <text:p>7.587</text:p>
          </table:table-cell>
          <table:table-cell office:value-type="float" office:value="0.03411" calcext:value-type="float">
            <text:p>0.03411</text:p>
          </table:table-cell>
          <table:table-cell office:value-type="float" office:value="1.39651" calcext:value-type="float">
            <text:p>1.39651</text:p>
          </table:table-cell>
          <table:table-cell office:value-type="float" office:value="1.34951" calcext:value-type="float">
            <text:p>1.34951</text:p>
          </table:table-cell>
          <table:table-cell office:value-type="float" office:value="0.94143" calcext:value-type="float">
            <text:p>0.94143</text:p>
          </table:table-cell>
          <table:table-cell office:value-type="float" office:value="0.66557" calcext:value-type="float">
            <text:p>0.66557</text:p>
          </table:table-cell>
          <table:table-cell office:value-type="float" office:value="0.41978" calcext:value-type="float">
            <text:p>0.41978</text:p>
          </table:table-cell>
          <table:table-cell office:value-type="float" office:value="0.29678" calcext:value-type="float">
            <text:p>0.29678</text:p>
          </table:table-cell>
          <table:table-cell office:value-type="float" office:value="2.51738" calcext:value-type="float">
            <text:p>2.51738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Western Europe</text:p>
          </table:table-cell>
          <table:table-cell office:value-type="float" office:value="2" calcext:value-type="float">
            <text:p>2</text:p>
          </table:table-cell>
          <table:table-cell office:value-type="float" office:value="7.561" calcext:value-type="float">
            <text:p>7.561</text:p>
          </table:table-cell>
          <table:table-cell office:value-type="float" office:value="0.04884" calcext:value-type="float">
            <text:p>0.04884</text:p>
          </table:table-cell>
          <table:table-cell office:value-type="float" office:value="1.30232" calcext:value-type="float">
            <text:p>1.30232</text:p>
          </table:table-cell>
          <table:table-cell office:value-type="float" office:value="1.40223" calcext:value-type="float">
            <text:p>1.40223</text:p>
          </table:table-cell>
          <table:table-cell office:value-type="float" office:value="0.94784" calcext:value-type="float">
            <text:p>0.94784</text:p>
          </table:table-cell>
          <table:table-cell office:value-type="float" office:value="0.62877" calcext:value-type="float">
            <text:p>0.62877</text:p>
          </table:table-cell>
          <table:table-cell office:value-type="float" office:value="0.14145" calcext:value-type="float">
            <text:p>0.14145</text:p>
          </table:table-cell>
          <table:table-cell office:value-type="float" office:value="0.4363" calcext:value-type="float">
            <text:p>0.4363</text:p>
          </table:table-cell>
          <table:table-cell office:value-type="float" office:value="2.70201" calcext:value-type="float">
            <text:p>2.70201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Western Europe</text:p>
          </table:table-cell>
          <table:table-cell office:value-type="float" office:value="3" calcext:value-type="float">
            <text:p>3</text:p>
          </table:table-cell>
          <table:table-cell office:value-type="float" office:value="7.527" calcext:value-type="float">
            <text:p>7.527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1.32548" calcext:value-type="float">
            <text:p>1.32548</text:p>
          </table:table-cell>
          <table:table-cell office:value-type="float" office:value="1.36058" calcext:value-type="float">
            <text:p>1.36058</text:p>
          </table:table-cell>
          <table:table-cell office:value-type="float" office:value="0.87464" calcext:value-type="float">
            <text:p>0.87464</text:p>
          </table:table-cell>
          <table:table-cell office:value-type="float" office:value="0.64938" calcext:value-type="float">
            <text:p>0.64938</text:p>
          </table:table-cell>
          <table:table-cell office:value-type="float" office:value="0.48357" calcext:value-type="float">
            <text:p>0.48357</text:p>
          </table:table-cell>
          <table:table-cell office:value-type="float" office:value="0.34139" calcext:value-type="float">
            <text:p>0.34139</text:p>
          </table:table-cell>
          <table:table-cell office:value-type="float" office:value="2.49204" calcext:value-type="float">
            <text:p>2.49204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Western Europe</text:p>
          </table:table-cell>
          <table:table-cell office:value-type="float" office:value="4" calcext:value-type="float">
            <text:p>4</text:p>
          </table:table-cell>
          <table:table-cell office:value-type="float" office:value="7.522" calcext:value-type="float">
            <text:p>7.522</text:p>
          </table:table-cell>
          <table:table-cell office:value-type="float" office:value="0.0388" calcext:value-type="float">
            <text:p>0.0388</text:p>
          </table:table-cell>
          <table:table-cell office:value-type="float" office:value="1.459" calcext:value-type="float">
            <text:p>1.459</text:p>
          </table:table-cell>
          <table:table-cell office:value-type="float" office:value="1.33095" calcext:value-type="float">
            <text:p>1.33095</text:p>
          </table:table-cell>
          <table:table-cell office:value-type="float" office:value="0.88521" calcext:value-type="float">
            <text:p>0.88521</text:p>
          </table:table-cell>
          <table:table-cell office:value-type="float" office:value="0.66973" calcext:value-type="float">
            <text:p>0.66973</text:p>
          </table:table-cell>
          <table:table-cell office:value-type="float" office:value="0.36503" calcext:value-type="float">
            <text:p>0.36503</text:p>
          </table:table-cell>
          <table:table-cell office:value-type="float" office:value="0.34699" calcext:value-type="float">
            <text:p>0.34699</text:p>
          </table:table-cell>
          <table:table-cell office:value-type="float" office:value="2.46531" calcext:value-type="float">
            <text:p>2.46531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float" office:value="5" calcext:value-type="float">
            <text:p>5</text:p>
          </table:table-cell>
          <table:table-cell office:value-type="float" office:value="7.427" calcext:value-type="float">
            <text:p>7.427</text:p>
          </table:table-cell>
          <table:table-cell office:value-type="float" office:value="0.03553" calcext:value-type="float">
            <text:p>0.03553</text:p>
          </table:table-cell>
          <table:table-cell office:value-type="float" office:value="1.32629" calcext:value-type="float">
            <text:p>1.32629</text:p>
          </table:table-cell>
          <table:table-cell office:value-type="float" office:value="1.32261" calcext:value-type="float">
            <text:p>1.32261</text:p>
          </table:table-cell>
          <table:table-cell office:value-type="float" office:value="0.90563" calcext:value-type="float">
            <text:p>0.90563</text:p>
          </table:table-cell>
          <table:table-cell office:value-type="float" office:value="0.63297" calcext:value-type="float">
            <text:p>0.63297</text:p>
          </table:table-cell>
          <table:table-cell office:value-type="float" office:value="0.32957" calcext:value-type="float">
            <text:p>0.32957</text:p>
          </table:table-cell>
          <table:table-cell office:value-type="float" office:value="0.45811" calcext:value-type="float">
            <text:p>0.45811</text:p>
          </table:table-cell>
          <table:table-cell office:value-type="float" office:value="2.45176" calcext:value-type="float">
            <text:p>2.45176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Western Europe</text:p>
          </table:table-cell>
          <table:table-cell office:value-type="float" office:value="6" calcext:value-type="float">
            <text:p>6</text:p>
          </table:table-cell>
          <table:table-cell office:value-type="float" office:value="7.406" calcext:value-type="float">
            <text:p>7.406</text:p>
          </table:table-cell>
          <table:table-cell office:value-type="float" office:value="0.0314" calcext:value-type="float">
            <text:p>0.0314</text:p>
          </table:table-cell>
          <table:table-cell office:value-type="float" office:value="1.29025" calcext:value-type="float">
            <text:p>1.29025</text:p>
          </table:table-cell>
          <table:table-cell office:value-type="float" office:value="1.31826" calcext:value-type="float">
            <text:p>1.31826</text:p>
          </table:table-cell>
          <table:table-cell office:value-type="float" office:value="0.88911" calcext:value-type="float">
            <text:p>0.88911</text:p>
          </table:table-cell>
          <table:table-cell office:value-type="float" office:value="0.64169" calcext:value-type="float">
            <text:p>0.64169</text:p>
          </table:table-cell>
          <table:table-cell office:value-type="float" office:value="0.41372" calcext:value-type="float">
            <text:p>0.41372</text:p>
          </table:table-cell>
          <table:table-cell office:value-type="float" office:value="0.23351" calcext:value-type="float">
            <text:p>0.23351</text:p>
          </table:table-cell>
          <table:table-cell office:value-type="float" office:value="2.61955" calcext:value-type="float">
            <text:p>2.61955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Western Europe</text:p>
          </table:table-cell>
          <table:table-cell office:value-type="float" office:value="7" calcext:value-type="float">
            <text:p>7</text:p>
          </table:table-cell>
          <table:table-cell office:value-type="float" office:value="7.378" calcext:value-type="float">
            <text:p>7.378</text:p>
          </table:table-cell>
          <table:table-cell office:value-type="float" office:value="0.02799" calcext:value-type="float">
            <text:p>0.02799</text:p>
          </table:table-cell>
          <table:table-cell office:value-type="float" office:value="1.32944" calcext:value-type="float">
            <text:p>1.32944</text:p>
          </table:table-cell>
          <table:table-cell office:value-type="float" office:value="1.28017" calcext:value-type="float">
            <text:p>1.28017</text:p>
          </table:table-cell>
          <table:table-cell office:value-type="float" office:value="0.89284" calcext:value-type="float">
            <text:p>0.89284</text:p>
          </table:table-cell>
          <table:table-cell office:value-type="float" office:value="0.61576" calcext:value-type="float">
            <text:p>0.61576</text:p>
          </table:table-cell>
          <table:table-cell office:value-type="float" office:value="0.31814" calcext:value-type="float">
            <text:p>0.31814</text:p>
          </table:table-cell>
          <table:table-cell office:value-type="float" office:value="0.4761" calcext:value-type="float">
            <text:p>0.4761</text:p>
          </table:table-cell>
          <table:table-cell office:value-type="float" office:value="2.4657" calcext:value-type="float">
            <text:p>2.4657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Western Europe</text:p>
          </table:table-cell>
          <table:table-cell office:value-type="float" office:value="8" calcext:value-type="float">
            <text:p>8</text:p>
          </table:table-cell>
          <table:table-cell office:value-type="float" office:value="7.364" calcext:value-type="float">
            <text:p>7.364</text:p>
          </table:table-cell>
          <table:table-cell office:value-type="float" office:value="0.03157" calcext:value-type="float">
            <text:p>0.03157</text:p>
          </table:table-cell>
          <table:table-cell office:value-type="float" office:value="1.33171" calcext:value-type="float">
            <text:p>1.33171</text:p>
          </table:table-cell>
          <table:table-cell office:value-type="float" office:value="1.28907" calcext:value-type="float">
            <text:p>1.28907</text:p>
          </table:table-cell>
          <table:table-cell office:value-type="float" office:value="0.91087" calcext:value-type="float">
            <text:p>0.91087</text:p>
          </table:table-cell>
          <table:table-cell office:value-type="float" office:value="0.6598" calcext:value-type="float">
            <text:p>0.6598</text:p>
          </table:table-cell>
          <table:table-cell office:value-type="float" office:value="0.43844" calcext:value-type="float">
            <text:p>0.43844</text:p>
          </table:table-cell>
          <table:table-cell office:value-type="float" office:value="0.36262" calcext:value-type="float">
            <text:p>0.36262</text:p>
          </table:table-cell>
          <table:table-cell office:value-type="float" office:value="2.37119" calcext:value-type="float">
            <text:p>2.37119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Australia and New Zealand</text:p>
          </table:table-cell>
          <table:table-cell office:value-type="float" office:value="9" calcext:value-type="float">
            <text:p>9</text:p>
          </table:table-cell>
          <table:table-cell office:value-type="float" office:value="7.286" calcext:value-type="float">
            <text:p>7.286</text:p>
          </table:table-cell>
          <table:table-cell office:value-type="float" office:value="0.03371" calcext:value-type="float">
            <text:p>0.03371</text:p>
          </table:table-cell>
          <table:table-cell office:value-type="float" office:value="1.25018" calcext:value-type="float">
            <text:p>1.25018</text:p>
          </table:table-cell>
          <table:table-cell office:value-type="float" office:value="1.31967" calcext:value-type="float">
            <text:p>1.31967</text:p>
          </table:table-cell>
          <table:table-cell office:value-type="float" office:value="0.90837" calcext:value-type="float">
            <text:p>0.90837</text:p>
          </table:table-cell>
          <table:table-cell office:value-type="float" office:value="0.63938" calcext:value-type="float">
            <text:p>0.63938</text:p>
          </table:table-cell>
          <table:table-cell office:value-type="float" office:value="0.42922" calcext:value-type="float">
            <text:p>0.42922</text:p>
          </table:table-cell>
          <table:table-cell office:value-type="float" office:value="0.47501" calcext:value-type="float">
            <text:p>0.47501</text:p>
          </table:table-cell>
          <table:table-cell office:value-type="float" office:value="2.26425" calcext:value-type="float">
            <text:p>2.26425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tralia and New Zealand</text:p>
          </table:table-cell>
          <table:table-cell office:value-type="float" office:value="10" calcext:value-type="float">
            <text:p>10</text:p>
          </table:table-cell>
          <table:table-cell office:value-type="float" office:value="7.284" calcext:value-type="float">
            <text:p>7.284</text:p>
          </table:table-cell>
          <table:table-cell office:value-type="float" office:value="0.04083" calcext:value-type="float">
            <text:p>0.04083</text:p>
          </table:table-cell>
          <table:table-cell office:value-type="float" office:value="1.33358" calcext:value-type="float">
            <text:p>1.33358</text:p>
          </table:table-cell>
          <table:table-cell office:value-type="float" office:value="1.30923" calcext:value-type="float">
            <text:p>1.30923</text:p>
          </table:table-cell>
          <table:table-cell office:value-type="float" office:value="0.93156" calcext:value-type="float">
            <text:p>0.93156</text:p>
          </table:table-cell>
          <table:table-cell office:value-type="float" office:value="0.65124" calcext:value-type="float">
            <text:p>0.65124</text:p>
          </table:table-cell>
          <table:table-cell office:value-type="float" office:value="0.35637" calcext:value-type="float">
            <text:p>0.35637</text:p>
          </table:table-cell>
          <table:table-cell office:value-type="float" office:value="0.43562" calcext:value-type="float">
            <text:p>0.43562</text:p>
          </table:table-cell>
          <table:table-cell office:value-type="float" office:value="2.26646" calcext:value-type="float">
            <text:p>2.26646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11" calcext:value-type="float">
            <text:p>11</text:p>
          </table:table-cell>
          <table:table-cell office:value-type="float" office:value="7.278" calcext:value-type="float">
            <text:p>7.278</text:p>
          </table:table-cell>
          <table:table-cell office:value-type="float" office:value="0.0347" calcext:value-type="float">
            <text:p>0.0347</text:p>
          </table:table-cell>
          <table:table-cell office:value-type="float" office:value="1.22857" calcext:value-type="float">
            <text:p>1.22857</text:p>
          </table:table-cell>
          <table:table-cell office:value-type="float" office:value="1.22393" calcext:value-type="float">
            <text:p>1.22393</text:p>
          </table:table-cell>
          <table:table-cell office:value-type="float" office:value="0.91387" calcext:value-type="float">
            <text:p>0.91387</text:p>
          </table:table-cell>
          <table:table-cell office:value-type="float" office:value="0.41319" calcext:value-type="float">
            <text:p>0.41319</text:p>
          </table:table-cell>
          <table:table-cell office:value-type="float" office:value="0.07785" calcext:value-type="float">
            <text:p>0.07785</text:p>
          </table:table-cell>
          <table:table-cell office:value-type="float" office:value="0.33172" calcext:value-type="float">
            <text:p>0.33172</text:p>
          </table:table-cell>
          <table:table-cell office:value-type="float" office:value="3.08854" calcext:value-type="float">
            <text:p>3.08854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12" calcext:value-type="float">
            <text:p>12</text:p>
          </table:table-cell>
          <table:table-cell office:value-type="float" office:value="7.226" calcext:value-type="float">
            <text:p>7.226</text:p>
          </table:table-cell>
          <table:table-cell office:value-type="float" office:value="0.04454" calcext:value-type="float">
            <text:p>0.04454</text:p>
          </table:table-cell>
          <table:table-cell office:value-type="float" office:value="0.95578" calcext:value-type="float">
            <text:p>0.95578</text:p>
          </table:table-cell>
          <table:table-cell office:value-type="float" office:value="1.23788" calcext:value-type="float">
            <text:p>1.23788</text:p>
          </table:table-cell>
          <table:table-cell office:value-type="float" office:value="0.86027" calcext:value-type="float">
            <text:p>0.86027</text:p>
          </table:table-cell>
          <table:table-cell office:value-type="float" office:value="0.63376" calcext:value-type="float">
            <text:p>0.63376</text:p>
          </table:table-cell>
          <table:table-cell office:value-type="float" office:value="0.10583" calcext:value-type="float">
            <text:p>0.10583</text:p>
          </table:table-cell>
          <table:table-cell office:value-type="float" office:value="0.25497" calcext:value-type="float">
            <text:p>0.25497</text:p>
          </table:table-cell>
          <table:table-cell office:value-type="float" office:value="3.17728" calcext:value-type="float">
            <text:p>3.17728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Western Europe</text:p>
          </table:table-cell>
          <table:table-cell office:value-type="float" office:value="13" calcext:value-type="float">
            <text:p>13</text:p>
          </table:table-cell>
          <table:table-cell office:value-type="float" office:value="7.2" calcext:value-type="float">
            <text:p>7.2</text:p>
          </table:table-cell>
          <table:table-cell office:value-type="float" office:value="0.03751" calcext:value-type="float">
            <text:p>0.03751</text:p>
          </table:table-cell>
          <table:table-cell office:value-type="float" office:value="1.33723" calcext:value-type="float">
            <text:p>1.33723</text:p>
          </table:table-cell>
          <table:table-cell office:value-type="float" office:value="1.29704" calcext:value-type="float">
            <text:p>1.29704</text:p>
          </table:table-cell>
          <table:table-cell office:value-type="float" office:value="0.89042" calcext:value-type="float">
            <text:p>0.89042</text:p>
          </table:table-cell>
          <table:table-cell office:value-type="float" office:value="0.62433" calcext:value-type="float">
            <text:p>0.62433</text:p>
          </table:table-cell>
          <table:table-cell office:value-type="float" office:value="0.18676" calcext:value-type="float">
            <text:p>0.18676</text:p>
          </table:table-cell>
          <table:table-cell office:value-type="float" office:value="0.33088" calcext:value-type="float">
            <text:p>0.33088</text:p>
          </table:table-cell>
          <table:table-cell office:value-type="float" office:value="2.5332" calcext:value-type="float">
            <text:p>2.5332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Latin America and Caribbean</text:p>
          </table:table-cell>
          <table:table-cell office:value-type="float" office:value="14" calcext:value-type="float">
            <text:p>14</text:p>
          </table:table-cell>
          <table:table-cell office:value-type="float" office:value="7.187" calcext:value-type="float">
            <text:p>7.187</text:p>
          </table:table-cell>
          <table:table-cell office:value-type="float" office:value="0.04176" calcext:value-type="float">
            <text:p>0.04176</text:p>
          </table:table-cell>
          <table:table-cell office:value-type="float" office:value="1.02054" calcext:value-type="float">
            <text:p>1.02054</text:p>
          </table:table-cell>
          <table:table-cell office:value-type="float" office:value="0.91451" calcext:value-type="float">
            <text:p>0.91451</text:p>
          </table:table-cell>
          <table:table-cell office:value-type="float" office:value="0.81444" calcext:value-type="float">
            <text:p>0.81444</text:p>
          </table:table-cell>
          <table:table-cell office:value-type="float" office:value="0.48181" calcext:value-type="float">
            <text:p>0.48181</text:p>
          </table:table-cell>
          <table:table-cell office:value-type="float" office:value="0.21312" calcext:value-type="float">
            <text:p>0.21312</text:p>
          </table:table-cell>
          <table:table-cell office:value-type="float" office:value="0.14074" calcext:value-type="float">
            <text:p>0.14074</text:p>
          </table:table-cell>
          <table:table-cell office:value-type="float" office:value="3.60214" calcext:value-type="float">
            <text:p>3.60214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North America</text:p>
          </table:table-cell>
          <table:table-cell office:value-type="float" office:value="15" calcext:value-type="float">
            <text:p>15</text:p>
          </table:table-cell>
          <table:table-cell office:value-type="float" office:value="7.119" calcext:value-type="float">
            <text:p>7.119</text:p>
          </table:table-cell>
          <table:table-cell office:value-type="float" office:value="0.03839" calcext:value-type="float">
            <text:p>0.03839</text:p>
          </table:table-cell>
          <table:table-cell office:value-type="float" office:value="1.39451" calcext:value-type="float">
            <text:p>1.39451</text:p>
          </table:table-cell>
          <table:table-cell office:value-type="float" office:value="1.24711" calcext:value-type="float">
            <text:p>1.24711</text:p>
          </table:table-cell>
          <table:table-cell office:value-type="float" office:value="0.86179" calcext:value-type="float">
            <text:p>0.86179</text:p>
          </table:table-cell>
          <table:table-cell office:value-type="float" office:value="0.54604" calcext:value-type="float">
            <text:p>0.54604</text:p>
          </table:table-cell>
          <table:table-cell office:value-type="float" office:value="0.1589" calcext:value-type="float">
            <text:p>0.1589</text:p>
          </table:table-cell>
          <table:table-cell office:value-type="float" office:value="0.40105" calcext:value-type="float">
            <text:p>0.40105</text:p>
          </table:table-cell>
          <table:table-cell office:value-type="float" office:value="2.51011" calcext:value-type="float">
            <text:p>2.51011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Latin America and Caribbean</text:p>
          </table:table-cell>
          <table:table-cell office:value-type="float" office:value="16" calcext:value-type="float">
            <text:p>16</text:p>
          </table:table-cell>
          <table:table-cell office:value-type="float" office:value="6.983" calcext:value-type="float">
            <text:p>6.983</text:p>
          </table:table-cell>
          <table:table-cell office:value-type="float" office:value="0.04076" calcext:value-type="float">
            <text:p>0.04076</text:p>
          </table:table-cell>
          <table:table-cell office:value-type="float" office:value="0.98124" calcext:value-type="float">
            <text:p>0.98124</text:p>
          </table:table-cell>
          <table:table-cell office:value-type="float" office:value="1.23287" calcext:value-type="float">
            <text:p>1.23287</text:p>
          </table:table-cell>
          <table:table-cell office:value-type="float" office:value="0.69702" calcext:value-type="float">
            <text:p>0.69702</text:p>
          </table:table-cell>
          <table:table-cell office:value-type="float" office:value="0.49049" calcext:value-type="float">
            <text:p>0.49049</text:p>
          </table:table-cell>
          <table:table-cell office:value-type="float" office:value="0.17521" calcext:value-type="float">
            <text:p>0.17521</text:p>
          </table:table-cell>
          <table:table-cell office:value-type="float" office:value="0.14574" calcext:value-type="float">
            <text:p>0.14574</text:p>
          </table:table-cell>
          <table:table-cell office:value-type="float" office:value="3.26001" calcext:value-type="float">
            <text:p>3.26001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Western Europe</text:p>
          </table:table-cell>
          <table:table-cell office:value-type="float" office:value="17" calcext:value-type="float">
            <text:p>17</text:p>
          </table:table-cell>
          <table:table-cell office:value-type="float" office:value="6.946" calcext:value-type="float">
            <text:p>6.946</text:p>
          </table:table-cell>
          <table:table-cell office:value-type="float" office:value="0.03499" calcext:value-type="float">
            <text:p>0.03499</text:p>
          </table:table-cell>
          <table:table-cell office:value-type="float" office:value="1.56391" calcext:value-type="float">
            <text:p>1.56391</text:p>
          </table:table-cell>
          <table:table-cell office:value-type="float" office:value="1.21963" calcext:value-type="float">
            <text:p>1.21963</text:p>
          </table:table-cell>
          <table:table-cell office:value-type="float" office:value="0.91894" calcext:value-type="float">
            <text:p>0.91894</text:p>
          </table:table-cell>
          <table:table-cell office:value-type="float" office:value="0.61583" calcext:value-type="float">
            <text:p>0.61583</text:p>
          </table:table-cell>
          <table:table-cell office:value-type="float" office:value="0.37798" calcext:value-type="float">
            <text:p>0.37798</text:p>
          </table:table-cell>
          <table:table-cell office:value-type="float" office:value="0.28034" calcext:value-type="float">
            <text:p>0.28034</text:p>
          </table:table-cell>
          <table:table-cell office:value-type="float" office:value="1.96961" calcext:value-type="float">
            <text:p>1.96961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Western Europe</text:p>
          </table:table-cell>
          <table:table-cell office:value-type="float" office:value="18" calcext:value-type="float">
            <text:p>18</text:p>
          </table:table-cell>
          <table:table-cell office:value-type="float" office:value="6.94" calcext:value-type="float">
            <text:p>6.94</text:p>
          </table:table-cell>
          <table:table-cell office:value-type="float" office:value="0.03676" calcext:value-type="float">
            <text:p>0.03676</text:p>
          </table:table-cell>
          <table:table-cell office:value-type="float" office:value="1.33596" calcext:value-type="float">
            <text:p>1.33596</text:p>
          </table:table-cell>
          <table:table-cell office:value-type="float" office:value="1.36948" calcext:value-type="float">
            <text:p>1.36948</text:p>
          </table:table-cell>
          <table:table-cell office:value-type="float" office:value="0.89533" calcext:value-type="float">
            <text:p>0.89533</text:p>
          </table:table-cell>
          <table:table-cell office:value-type="float" office:value="0.61777" calcext:value-type="float">
            <text:p>0.61777</text:p>
          </table:table-cell>
          <table:table-cell office:value-type="float" office:value="0.28703" calcext:value-type="float">
            <text:p>0.28703</text:p>
          </table:table-cell>
          <table:table-cell office:value-type="float" office:value="0.45901" calcext:value-type="float">
            <text:p>0.45901</text:p>
          </table:table-cell>
          <table:table-cell office:value-type="float" office:value="1.9757" calcext:value-type="float">
            <text:p>1.9757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Western Europe</text:p>
          </table:table-cell>
          <table:table-cell office:value-type="float" office:value="19" calcext:value-type="float">
            <text:p>19</text:p>
          </table:table-cell>
          <table:table-cell office:value-type="float" office:value="6.937" calcext:value-type="float">
            <text:p>6.937</text:p>
          </table:table-cell>
          <table:table-cell office:value-type="float" office:value="0.03595" calcext:value-type="float">
            <text:p>0.03595</text:p>
          </table:table-cell>
          <table:table-cell office:value-type="float" office:value="1.30782" calcext:value-type="float">
            <text:p>1.30782</text:p>
          </table:table-cell>
          <table:table-cell office:value-type="float" office:value="1.28566" calcext:value-type="float">
            <text:p>1.28566</text:p>
          </table:table-cell>
          <table:table-cell office:value-type="float" office:value="0.89667" calcext:value-type="float">
            <text:p>0.89667</text:p>
          </table:table-cell>
          <table:table-cell office:value-type="float" office:value="0.5845" calcext:value-type="float">
            <text:p>0.5845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2225" calcext:value-type="float">
            <text:p>0.2225</text:p>
          </table:table-cell>
          <table:table-cell office:value-type="float" office:value="2.41484" calcext:value-type="float">
            <text:p>2.41484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20" calcext:value-type="float">
            <text:p>20</text:p>
          </table:table-cell>
          <table:table-cell office:value-type="float" office:value="6.901" calcext:value-type="float">
            <text:p>6.901</text:p>
          </table:table-cell>
          <table:table-cell office:value-type="float" office:value="0.03729" calcext:value-type="float">
            <text:p>0.03729</text:p>
          </table:table-cell>
          <table:table-cell office:value-type="float" office:value="1.42727" calcext:value-type="float">
            <text:p>1.42727</text:p>
          </table:table-cell>
          <table:table-cell office:value-type="float" office:value="1.12575" calcext:value-type="float">
            <text:p>1.12575</text:p>
          </table:table-cell>
          <table:table-cell office:value-type="float" office:value="0.80925" calcext:value-type="float">
            <text:p>0.80925</text:p>
          </table:table-cell>
          <table:table-cell office:value-type="float" office:value="0.64157" calcext:value-type="float">
            <text:p>0.64157</text:p>
          </table:table-cell>
          <table:table-cell office:value-type="float" office:value="0.38583" calcext:value-type="float">
            <text:p>0.38583</text:p>
          </table:table-cell>
          <table:table-cell office:value-type="float" office:value="0.26428" calcext:value-type="float">
            <text:p>0.26428</text:p>
          </table:table-cell>
          <table:table-cell office:value-type="float" office:value="2.24743" calcext:value-type="float">
            <text:p>2.24743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Western Europe</text:p>
          </table:table-cell>
          <table:table-cell office:value-type="float" office:value="21" calcext:value-type="float">
            <text:p>21</text:p>
          </table:table-cell>
          <table:table-cell office:value-type="float" office:value="6.867" calcext:value-type="float">
            <text:p>6.867</text:p>
          </table:table-cell>
          <table:table-cell office:value-type="float" office:value="0.01866" calcext:value-type="float">
            <text:p>0.01866</text:p>
          </table:table-cell>
          <table:table-cell office:value-type="float" office:value="1.26637" calcext:value-type="float">
            <text:p>1.26637</text:p>
          </table:table-cell>
          <table:table-cell office:value-type="float" office:value="1.28548" calcext:value-type="float">
            <text:p>1.28548</text:p>
          </table:table-cell>
          <table:table-cell office:value-type="float" office:value="0.90943" calcext:value-type="float">
            <text:p>0.90943</text:p>
          </table:table-cell>
          <table:table-cell office:value-type="float" office:value="0.59625" calcext:value-type="float">
            <text:p>0.59625</text:p>
          </table:table-cell>
          <table:table-cell office:value-type="float" office:value="0.32067" calcext:value-type="float">
            <text:p>0.32067</text:p>
          </table:table-cell>
          <table:table-cell office:value-type="float" office:value="0.51912" calcext:value-type="float">
            <text:p>0.51912</text:p>
          </table:table-cell>
          <table:table-cell office:value-type="float" office:value="1.96994" calcext:value-type="float">
            <text:p>1.96994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22" calcext:value-type="float">
            <text:p>22</text:p>
          </table:table-cell>
          <table:table-cell office:value-type="float" office:value="6.853" calcext:value-type="float">
            <text:p>6.853</text:p>
          </table:table-cell>
          <table:table-cell office:value-type="float" office:value="0.05335" calcext:value-type="float">
            <text:p>0.05335</text:p>
          </table:table-cell>
          <table:table-cell office:value-type="float" office:value="1.36011" calcext:value-type="float">
            <text:p>1.36011</text:p>
          </table:table-cell>
          <table:table-cell office:value-type="float" office:value="1.08182" calcext:value-type="float">
            <text:p>1.08182</text:p>
          </table:table-cell>
          <table:table-cell office:value-type="float" office:value="0.76276" calcext:value-type="float">
            <text:p>0.76276</text:p>
          </table:table-cell>
          <table:table-cell office:value-type="float" office:value="0.63274" calcext:value-type="float">
            <text:p>0.63274</text:p>
          </table:table-cell>
          <table:table-cell office:value-type="float" office:value="0.32524" calcext:value-type="float">
            <text:p>0.32524</text:p>
          </table:table-cell>
          <table:table-cell office:value-type="float" office:value="0.21542" calcext:value-type="float">
            <text:p>0.21542</text:p>
          </table:table-cell>
          <table:table-cell office:value-type="float" office:value="2.47489" calcext:value-type="float">
            <text:p>2.4748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23" calcext:value-type="float">
            <text:p>23</text:p>
          </table:table-cell>
          <table:table-cell office:value-type="float" office:value="6.81" calcext:value-type="float">
            <text:p>6.81</text:p>
          </table:table-cell>
          <table:table-cell office:value-type="float" office:value="0.06476" calcext:value-type="float">
            <text:p>0.06476</text:p>
          </table:table-cell>
          <table:table-cell office:value-type="float" office:value="1.04424" calcext:value-type="float">
            <text:p>1.04424</text:p>
          </table:table-cell>
          <table:table-cell office:value-type="float" office:value="1.25596" calcext:value-type="float">
            <text:p>1.25596</text:p>
          </table:table-cell>
          <table:table-cell office:value-type="float" office:value="0.72052" calcext:value-type="float">
            <text:p>0.72052</text:p>
          </table:table-cell>
          <table:table-cell office:value-type="float" office:value="0.42908" calcext:value-type="float">
            <text:p>0.42908</text:p>
          </table:table-cell>
          <table:table-cell office:value-type="float" office:value="0.11069" calcext:value-type="float">
            <text:p>0.11069</text:p>
          </table:table-cell>
          <table:table-cell office:value-type="float" office:value="0.05841" calcext:value-type="float">
            <text:p>0.05841</text:p>
          </table:table-cell>
          <table:table-cell office:value-type="float" office:value="3.19131" calcext:value-type="float">
            <text:p>3.19131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outheastern Asia</text:p>
          </table:table-cell>
          <table:table-cell office:value-type="float" office:value="24" calcext:value-type="float">
            <text:p>24</text:p>
          </table:table-cell>
          <table:table-cell office:value-type="float" office:value="6.798" calcext:value-type="float">
            <text:p>6.798</text:p>
          </table:table-cell>
          <table:table-cell office:value-type="float" office:value="0.0378" calcext:value-type="float">
            <text:p>0.0378</text:p>
          </table:table-cell>
          <table:table-cell office:value-type="float" office:value="1.52186" calcext:value-type="float">
            <text:p>1.52186</text:p>
          </table:table-cell>
          <table:table-cell office:value-type="float" office:value="1.02" calcext:value-type="float">
            <text:p>1.02</text:p>
          </table:table-cell>
          <table:table-cell office:value-type="float" office:value="1.02525" calcext:value-type="float">
            <text:p>1.02525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4921" calcext:value-type="float">
            <text:p>0.4921</text:p>
          </table:table-cell>
          <table:table-cell office:value-type="float" office:value="0.31105" calcext:value-type="float">
            <text:p>0.31105</text:p>
          </table:table-cell>
          <table:table-cell office:value-type="float" office:value="1.88501" calcext:value-type="float">
            <text:p>1.88501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25" calcext:value-type="float">
            <text:p>25</text:p>
          </table:table-cell>
          <table:table-cell office:value-type="float" office:value="6.786" calcext:value-type="float">
            <text:p>6.786</text:p>
          </table:table-cell>
          <table:table-cell office:value-type="float" office:value="0.0491" calcext:value-type="float">
            <text:p>0.0491</text:p>
          </table:table-cell>
          <table:table-cell office:value-type="float" office:value="1.06353" calcext:value-type="float">
            <text:p>1.06353</text:p>
          </table:table-cell>
          <table:table-cell office:value-type="float" office:value="1.1985" calcext:value-type="float">
            <text:p>1.1985</text:p>
          </table:table-cell>
          <table:table-cell office:value-type="float" office:value="0.79661" calcext:value-type="float">
            <text:p>0.79661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0927" calcext:value-type="float">
            <text:p>0.0927</text:p>
          </table:table-cell>
          <table:table-cell office:value-type="float" office:value="0.24434" calcext:value-type="float">
            <text:p>0.24434</text:p>
          </table:table-cell>
          <table:table-cell office:value-type="float" office:value="2.84848" calcext:value-type="float">
            <text:p>2.84848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Western Europe</text:p>
          </table:table-cell>
          <table:table-cell office:value-type="float" office:value="26" calcext:value-type="float">
            <text:p>26</text:p>
          </table:table-cell>
          <table:table-cell office:value-type="float" office:value="6.75" calcext:value-type="float">
            <text:p>6.75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1.32792" calcext:value-type="float">
            <text:p>1.32792</text:p>
          </table:table-cell>
          <table:table-cell office:value-type="float" office:value="1.29937" calcext:value-type="float">
            <text:p>1.29937</text:p>
          </table:table-cell>
          <table:table-cell office:value-type="float" office:value="0.89186" calcext:value-type="float">
            <text:p>0.89186</text:p>
          </table:table-cell>
          <table:table-cell office:value-type="float" office:value="0.61477" calcext:value-type="float">
            <text:p>0.61477</text:p>
          </table:table-cell>
          <table:table-cell office:value-type="float" office:value="0.21843" calcext:value-type="float">
            <text:p>0.21843</text:p>
          </table:table-cell>
          <table:table-cell office:value-type="float" office:value="0.28214" calcext:value-type="float">
            <text:p>0.28214</text:p>
          </table:table-cell>
          <table:table-cell office:value-type="float" office:value="2.11569" calcext:value-type="float">
            <text:p>2.11569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Latin America and Caribbean</text:p>
          </table:table-cell>
          <table:table-cell office:value-type="float" office:value="27" calcext:value-type="float">
            <text:p>27</text:p>
          </table:table-cell>
          <table:table-cell office:value-type="float" office:value="6.67" calcext:value-type="float">
            <text:p>6.67</text:p>
          </table:table-cell>
          <table:table-cell office:value-type="float" office:value="0.058" calcext:value-type="float">
            <text:p>0.058</text:p>
          </table:table-cell>
          <table:table-cell office:value-type="float" office:value="1.10715" calcext:value-type="float">
            <text:p>1.10715</text:p>
          </table:table-cell>
          <table:table-cell office:value-type="float" office:value="1.12447" calcext:value-type="float">
            <text:p>1.12447</text:p>
          </table:table-cell>
          <table:table-cell office:value-type="float" office:value="0.85857" calcext:value-type="float">
            <text:p>0.85857</text:p>
          </table:table-cell>
          <table:table-cell office:value-type="float" office:value="0.44132" calcext:value-type="float">
            <text:p>0.44132</text:p>
          </table:table-cell>
          <table:table-cell office:value-type="float" office:value="0.12869" calcext:value-type="float">
            <text:p>0.12869</text:p>
          </table:table-cell>
          <table:table-cell office:value-type="float" office:value="0.33363" calcext:value-type="float">
            <text:p>0.33363</text:p>
          </table:table-cell>
          <table:table-cell office:value-type="float" office:value="2.67585" calcext:value-type="float">
            <text:p>2.67585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28" calcext:value-type="float">
            <text:p>28</text:p>
          </table:table-cell>
          <table:table-cell office:value-type="float" office:value="6.611" calcext:value-type="float">
            <text:p>6.611</text:p>
          </table:table-cell>
          <table:table-cell office:value-type="float" office:value="0.06257" calcext:value-type="float">
            <text:p>0.06257</text:p>
          </table:table-cell>
          <table:table-cell office:value-type="float" office:value="1.69042" calcext:value-type="float">
            <text:p>1.69042</text:p>
          </table:table-cell>
          <table:table-cell office:value-type="float" office:value="1.0786" calcext:value-type="float">
            <text:p>1.0786</text:p>
          </table:table-cell>
          <table:table-cell office:value-type="float" office:value="0.79733" calcext:value-type="float">
            <text:p>0.79733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52208" calcext:value-type="float">
            <text:p>0.52208</text:p>
          </table:table-cell>
          <table:table-cell office:value-type="float" office:value="0.32573" calcext:value-type="float">
            <text:p>0.32573</text:p>
          </table:table-cell>
          <table:table-cell office:value-type="float" office:value="1.55674" calcext:value-type="float">
            <text:p>1.55674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Western Europe</text:p>
          </table:table-cell>
          <table:table-cell office:value-type="float" office:value="29" calcext:value-type="float">
            <text:p>29</text:p>
          </table:table-cell>
          <table:table-cell office:value-type="float" office:value="6.575" calcext:value-type="float">
            <text:p>6.575</text:p>
          </table:table-cell>
          <table:table-cell office:value-type="float" office:value="0.03512" calcext:value-type="float">
            <text:p>0.03512</text:p>
          </table:table-cell>
          <table:table-cell office:value-type="float" office:value="1.27778" calcext:value-type="float">
            <text:p>1.27778</text:p>
          </table:table-cell>
          <table:table-cell office:value-type="float" office:value="1.26038" calcext:value-type="float">
            <text:p>1.26038</text:p>
          </table:table-cell>
          <table:table-cell office:value-type="float" office:value="0.94579" calcext:value-type="float">
            <text:p>0.94579</text:p>
          </table:table-cell>
          <table:table-cell office:value-type="float" office:value="0.55011" calcext:value-type="float">
            <text:p>0.55011</text:p>
          </table:table-cell>
          <table:table-cell office:value-type="float" office:value="0.20646" calcext:value-type="float">
            <text:p>0.20646</text:p>
          </table:table-cell>
          <table:table-cell office:value-type="float" office:value="0.12332" calcext:value-type="float">
            <text:p>0.12332</text:p>
          </table:table-cell>
          <table:table-cell office:value-type="float" office:value="2.21126" calcext:value-type="float">
            <text:p>2.21126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30" calcext:value-type="float">
            <text:p>30</text:p>
          </table:table-cell>
          <table:table-cell office:value-type="float" office:value="6.574" calcext:value-type="float">
            <text:p>6.574</text:p>
          </table:table-cell>
          <table:table-cell office:value-type="float" office:value="0.04612" calcext:value-type="float">
            <text:p>0.04612</text:p>
          </table:table-cell>
          <table:table-cell office:value-type="float" office:value="1.05351" calcext:value-type="float">
            <text:p>1.05351</text:p>
          </table:table-cell>
          <table:table-cell office:value-type="float" office:value="1.24823" calcext:value-type="float">
            <text:p>1.24823</text:p>
          </table:table-cell>
          <table:table-cell office:value-type="float" office:value="0.78723" calcext:value-type="float">
            <text:p>0.78723</text:p>
          </table:table-cell>
          <table:table-cell office:value-type="float" office:value="0.44974" calcext:value-type="float">
            <text:p>0.44974</text:p>
          </table:table-cell>
          <table:table-cell office:value-type="float" office:value="0.08484" calcext:value-type="float">
            <text:p>0.08484</text:p>
          </table:table-cell>
          <table:table-cell office:value-type="float" office:value="0.11451" calcext:value-type="float">
            <text:p>0.11451</text:p>
          </table:table-cell>
          <table:table-cell office:value-type="float" office:value="2.836" calcext:value-type="float">
            <text:p>2.836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Central and Eastern Europe</text:p>
          </table:table-cell>
          <table:table-cell office:value-type="float" office:value="31" calcext:value-type="float">
            <text:p>31</text:p>
          </table:table-cell>
          <table:table-cell office:value-type="float" office:value="6.505" calcext:value-type="float">
            <text:p>6.505</text:p>
          </table:table-cell>
          <table:table-cell office:value-type="float" office:value="0.04168" calcext:value-type="float">
            <text:p>0.04168</text:p>
          </table:table-cell>
          <table:table-cell office:value-type="float" office:value="1.17898" calcext:value-type="float">
            <text:p>1.17898</text:p>
          </table:table-cell>
          <table:table-cell office:value-type="float" office:value="1.20643" calcext:value-type="float">
            <text:p>1.20643</text:p>
          </table:table-cell>
          <table:table-cell office:value-type="float" office:value="0.84483" calcext:value-type="float">
            <text:p>0.84483</text:p>
          </table:table-cell>
          <table:table-cell office:value-type="float" office:value="0.46364" calcext:value-type="float">
            <text:p>0.46364</text:p>
          </table:table-cell>
          <table:table-cell office:value-type="float" office:value="0.02652" calcext:value-type="float">
            <text:p>0.02652</text:p>
          </table:table-cell>
          <table:table-cell office:value-type="float" office:value="0.10686" calcext:value-type="float">
            <text:p>0.10686</text:p>
          </table:table-cell>
          <table:table-cell office:value-type="float" office:value="2.67782" calcext:value-type="float">
            <text:p>2.67782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Latin America and Caribbean</text:p>
          </table:table-cell>
          <table:table-cell office:value-type="float" office:value="32" calcext:value-type="float">
            <text:p>32</text:p>
          </table:table-cell>
          <table:table-cell office:value-type="float" office:value="6.485" calcext:value-type="float">
            <text:p>6.485</text:p>
          </table:table-cell>
          <table:table-cell office:value-type="float" office:value="0.04539" calcext:value-type="float">
            <text:p>0.04539</text:p>
          </table:table-cell>
          <table:table-cell office:value-type="float" office:value="1.06166" calcext:value-type="float">
            <text:p>1.06166</text:p>
          </table:table-cell>
          <table:table-cell office:value-type="float" office:value="1.2089" calcext:value-type="float">
            <text:p>1.2089</text:p>
          </table:table-cell>
          <table:table-cell office:value-type="float" office:value="0.8116" calcext:value-type="float">
            <text:p>0.8116</text:p>
          </table:table-cell>
          <table:table-cell office:value-type="float" office:value="0.60362" calcext:value-type="float">
            <text:p>0.60362</text:p>
          </table:table-cell>
          <table:table-cell office:value-type="float" office:value="0.24558" calcext:value-type="float">
            <text:p>0.24558</text:p>
          </table:table-cell>
          <table:table-cell office:value-type="float" office:value="0.2324" calcext:value-type="float">
            <text:p>0.2324</text:p>
          </table:table-cell>
          <table:table-cell office:value-type="float" office:value="2.32142" calcext:value-type="float">
            <text:p>2.32142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33" calcext:value-type="float">
            <text:p>33</text:p>
          </table:table-cell>
          <table:table-cell office:value-type="float" office:value="6.477" calcext:value-type="float">
            <text:p>6.477</text:p>
          </table:table-cell>
          <table:table-cell office:value-type="float" office:value="0.05051" calcext:value-type="float">
            <text:p>0.05051</text:p>
          </table:table-cell>
          <table:table-cell office:value-type="float" office:value="0.91861" calcext:value-type="float">
            <text:p>0.91861</text:p>
          </table:table-cell>
          <table:table-cell office:value-type="float" office:value="1.24018" calcext:value-type="float">
            <text:p>1.24018</text:p>
          </table:table-cell>
          <table:table-cell office:value-type="float" office:value="0.69077" calcext:value-type="float">
            <text:p>0.69077</text:p>
          </table:table-cell>
          <table:table-cell office:value-type="float" office:value="0.53466" calcext:value-type="float">
            <text:p>0.53466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18401" calcext:value-type="float">
            <text:p>0.18401</text:p>
          </table:table-cell>
          <table:table-cell office:value-type="float" office:value="2.85737" calcext:value-type="float">
            <text:p>2.85737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Southeastern Asia</text:p>
          </table:table-cell>
          <table:table-cell office:value-type="float" office:value="34" calcext:value-type="float">
            <text:p>34</text:p>
          </table:table-cell>
          <table:table-cell office:value-type="float" office:value="6.455" calcext:value-type="float">
            <text:p>6.455</text:p>
          </table:table-cell>
          <table:table-cell office:value-type="float" office:value="0.03557" calcext:value-type="float">
            <text:p>0.03557</text:p>
          </table:table-cell>
          <table:table-cell office:value-type="float" office:value="0.9669" calcext:value-type="float">
            <text:p>0.9669</text:p>
          </table:table-cell>
          <table:table-cell office:value-type="float" office:value="1.26504" calcext:value-type="float">
            <text:p>1.26504</text:p>
          </table:table-cell>
          <table:table-cell office:value-type="float" office:value="0.7385" calcext:value-type="float">
            <text:p>0.7385</text:p>
          </table:table-cell>
          <table:table-cell office:value-type="float" office:value="0.55664" calcext:value-type="float">
            <text:p>0.55664</text:p>
          </table:table-cell>
          <table:table-cell office:value-type="float" office:value="0.03187" calcext:value-type="float">
            <text:p>0.03187</text:p>
          </table:table-cell>
          <table:table-cell office:value-type="float" office:value="0.5763" calcext:value-type="float">
            <text:p>0.5763</text:p>
          </table:table-cell>
          <table:table-cell office:value-type="float" office:value="2.31945" calcext:value-type="float">
            <text:p>2.31945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35" calcext:value-type="float">
            <text:p>35</text:p>
          </table:table-cell>
          <table:table-cell office:value-type="float" office:value="6.411" calcext:value-type="float">
            <text:p>6.411</text:p>
          </table:table-cell>
          <table:table-cell office:value-type="float" office:value="0.04633" calcext:value-type="float">
            <text:p>0.04633</text:p>
          </table:table-cell>
          <table:table-cell office:value-type="float" office:value="1.39541" calcext:value-type="float">
            <text:p>1.39541</text:p>
          </table:table-cell>
          <table:table-cell office:value-type="float" office:value="1.08393" calcext:value-type="float">
            <text:p>1.08393</text:p>
          </table:table-cell>
          <table:table-cell office:value-type="float" office:value="0.72025" calcext:value-type="float">
            <text:p>0.72025</text:p>
          </table:table-cell>
          <table:table-cell office:value-type="float" office:value="0.31048" calcext:value-type="float">
            <text:p>0.31048</text:p>
          </table:table-cell>
          <table:table-cell office:value-type="float" office:value="0.32524" calcext:value-type="float">
            <text:p>0.32524</text:p>
          </table:table-cell>
          <table:table-cell office:value-type="float" office:value="0.13706" calcext:value-type="float">
            <text:p>0.13706</text:p>
          </table:table-cell>
          <table:table-cell office:value-type="float" office:value="2.43872" calcext:value-type="float">
            <text:p>2.4387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Western Europe</text:p>
          </table:table-cell>
          <table:table-cell office:value-type="float" office:value="36" calcext:value-type="float">
            <text:p>36</text:p>
          </table:table-cell>
          <table:table-cell office:value-type="float" office:value="6.329" calcext:value-type="float">
            <text:p>6.329</text:p>
          </table:table-cell>
          <table:table-cell office:value-type="float" office:value="0.03468" calcext:value-type="float">
            <text:p>0.03468</text:p>
          </table:table-cell>
          <table:table-cell office:value-type="float" office:value="1.23011" calcext:value-type="float">
            <text:p>1.23011</text:p>
          </table:table-cell>
          <table:table-cell office:value-type="float" office:value="1.31379" calcext:value-type="float">
            <text:p>1.31379</text:p>
          </table:table-cell>
          <table:table-cell office:value-type="float" office:value="0.95562" calcext:value-type="float">
            <text:p>0.95562</text:p>
          </table:table-cell>
          <table:table-cell office:value-type="float" office:value="0.45951" calcext:value-type="float">
            <text:p>0.45951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18227" calcext:value-type="float">
            <text:p>0.18227</text:p>
          </table:table-cell>
          <table:table-cell office:value-type="float" office:value="2.12367" calcext:value-type="float">
            <text:p>2.12367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Western Europe</text:p>
          </table:table-cell>
          <table:table-cell office:value-type="float" office:value="37" calcext:value-type="float">
            <text:p>37</text:p>
          </table:table-cell>
          <table:table-cell office:value-type="float" office:value="6.302" calcext:value-type="float">
            <text:p>6.302</text:p>
          </table:table-cell>
          <table:table-cell office:value-type="float" office:value="0.04206" calcext:value-type="float">
            <text:p>0.04206</text:p>
          </table:table-cell>
          <table:table-cell office:value-type="float" office:value="1.2074" calcext:value-type="float">
            <text:p>1.2074</text:p>
          </table:table-cell>
          <table:table-cell office:value-type="float" office:value="1.30203" calcext:value-type="float">
            <text:p>1.30203</text:p>
          </table:table-cell>
          <table:table-cell office:value-type="float" office:value="0.88721" calcext:value-type="float">
            <text:p>0.88721</text:p>
          </table:table-cell>
          <table:table-cell office:value-type="float" office:value="0.60365" calcext:value-type="float">
            <text:p>0.60365</text:p>
          </table:table-cell>
          <table:table-cell office:value-type="float" office:value="0.13586" calcext:value-type="float">
            <text:p>0.13586</text:p>
          </table:table-cell>
          <table:table-cell office:value-type="float" office:value="0.51752" calcext:value-type="float">
            <text:p>0.51752</text:p>
          </table:table-cell>
          <table:table-cell office:value-type="float" office:value="1.6488" calcext:value-type="float">
            <text:p>1.6488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string" calcext:value-type="string">
            <text:p>Eastern Asia</text:p>
          </table:table-cell>
          <table:table-cell office:value-type="float" office:value="38" calcext:value-type="float">
            <text:p>38</text:p>
          </table:table-cell>
          <table:table-cell office:value-type="float" office:value="6.298" calcext:value-type="float">
            <text:p>6.298</text:p>
          </table:table-cell>
          <table:table-cell office:value-type="float" office:value="0.03868" calcext:value-type="float">
            <text:p>0.03868</text:p>
          </table:table-cell>
          <table:table-cell office:value-type="float" office:value="1.29098" calcext:value-type="float">
            <text:p>1.29098</text:p>
          </table:table-cell>
          <table:table-cell office:value-type="float" office:value="1.07617" calcext:value-type="float">
            <text:p>1.07617</text:p>
          </table:table-cell>
          <table:table-cell office:value-type="float" office:value="0.8753" calcext:value-type="float">
            <text:p>0.8753</text:p>
          </table:table-cell>
          <table:table-cell office:value-type="float" office:value="0.3974" calcext:value-type="float">
            <text:p>0.3974</text:p>
          </table:table-cell>
          <table:table-cell office:value-type="float" office:value="0.08129" calcext:value-type="float">
            <text:p>0.08129</text:p>
          </table:table-cell>
          <table:table-cell office:value-type="float" office:value="0.25376" calcext:value-type="float">
            <text:p>0.25376</text:p>
          </table:table-cell>
          <table:table-cell office:value-type="float" office:value="2.32323" calcext:value-type="float">
            <text:p>2.32323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39" calcext:value-type="float">
            <text:p>39</text:p>
          </table:table-cell>
          <table:table-cell office:value-type="float" office:value="6.295" calcext:value-type="float">
            <text:p>6.295</text:p>
          </table:table-cell>
          <table:table-cell office:value-type="float" office:value="0.04456" calcext:value-type="float">
            <text:p>0.04456</text:p>
          </table:table-cell>
          <table:table-cell office:value-type="float" office:value="1.55422" calcext:value-type="float">
            <text:p>1.55422</text:p>
          </table:table-cell>
          <table:table-cell office:value-type="float" office:value="1.16594" calcext:value-type="float">
            <text:p>1.16594</text:p>
          </table:table-cell>
          <table:table-cell office:value-type="float" office:value="0.72492" calcext:value-type="float">
            <text:p>0.72492</text:p>
          </table:table-cell>
          <table:table-cell office:value-type="float" office:value="0.55499" calcext:value-type="float">
            <text:p>0.55499</text:p>
          </table:table-cell>
          <table:table-cell office:value-type="float" office:value="0.25609" calcext:value-type="float">
            <text:p>0.25609</text:p>
          </table:table-cell>
          <table:table-cell office:value-type="float" office:value="0.16228" calcext:value-type="float">
            <text:p>0.16228</text:p>
          </table:table-cell>
          <table:table-cell office:value-type="float" office:value="1.87634" calcext:value-type="float">
            <text:p>1.87634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Latin America and Caribbean</text:p>
          </table:table-cell>
          <table:table-cell office:value-type="float" office:value="40" calcext:value-type="float">
            <text:p>40</text:p>
          </table:table-cell>
          <table:table-cell office:value-type="float" office:value="6.269" calcext:value-type="float">
            <text:p>6.269</text:p>
          </table:table-cell>
          <table:table-cell office:value-type="float" office:value="0.09811" calcext:value-type="float">
            <text:p>0.09811</text:p>
          </table:table-cell>
          <table:table-cell office:value-type="float" office:value="0.99534" calcext:value-type="float">
            <text:p>0.99534</text:p>
          </table:table-cell>
          <table:table-cell office:value-type="float" office:value="0.972" calcext:value-type="float">
            <text:p>0.972</text:p>
          </table:table-cell>
          <table:table-cell office:value-type="float" office:value="0.6082" calcext:value-type="float">
            <text:p>0.6082</text:p>
          </table:table-cell>
          <table:table-cell office:value-type="float" office:value="0.59657" calcext:value-type="float">
            <text:p>0.59657</text:p>
          </table:table-cell>
          <table:table-cell office:value-type="float" office:value="0.13633" calcext:value-type="float">
            <text:p>0.13633</text:p>
          </table:table-cell>
          <table:table-cell office:value-type="float" office:value="0.16991" calcext:value-type="float">
            <text:p>0.16991</text:p>
          </table:table-cell>
          <table:table-cell office:value-type="float" office:value="2.79094" calcext:value-type="float">
            <text:p>2.79094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Latin America and Caribbean</text:p>
          </table:table-cell>
          <table:table-cell office:value-type="float" office:value="41" calcext:value-type="float">
            <text:p>41</text:p>
          </table:table-cell>
          <table:table-cell office:value-type="float" office:value="6.168" calcext:value-type="float">
            <text:p>6.168</text:p>
          </table:table-cell>
          <table:table-cell office:value-type="float" office:value="0.10895" calcext:value-type="float">
            <text:p>0.10895</text:p>
          </table:table-cell>
          <table:table-cell office:value-type="float" office:value="1.21183" calcext:value-type="float">
            <text:p>1.21183</text:p>
          </table:table-cell>
          <table:table-cell office:value-type="float" office:value="1.18354" calcext:value-type="float">
            <text:p>1.18354</text:p>
          </table:table-cell>
          <table:table-cell office:value-type="float" office:value="0.61483" calcext:value-type="float">
            <text:p>0.61483</text:p>
          </table:table-cell>
          <table:table-cell office:value-type="float" office:value="0.55884" calcext:value-type="float">
            <text:p>0.55884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31844" calcext:value-type="float">
            <text:p>0.31844</text:p>
          </table:table-cell>
          <table:table-cell office:value-type="float" office:value="2.26882" calcext:value-type="float">
            <text:p>2.26882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Latin America and Caribbean</text:p>
          </table:table-cell>
          <table:table-cell office:value-type="float" office:value="42" calcext:value-type="float">
            <text:p>42</text:p>
          </table:table-cell>
          <table:table-cell office:value-type="float" office:value="6.13" calcext:value-type="float">
            <text:p>6.13</text:p>
          </table:table-cell>
          <table:table-cell office:value-type="float" office:value="0.05618" calcext:value-type="float">
            <text:p>0.05618</text:p>
          </table:table-cell>
          <table:table-cell office:value-type="float" office:value="0.76454" calcext:value-type="float">
            <text:p>0.76454</text:p>
          </table:table-cell>
          <table:table-cell office:value-type="float" office:value="1.02507" calcext:value-type="float">
            <text:p>1.02507</text:p>
          </table:table-cell>
          <table:table-cell office:value-type="float" office:value="0.67737" calcext:value-type="float">
            <text:p>0.67737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11776" calcext:value-type="float">
            <text:p>0.11776</text:p>
          </table:table-cell>
          <table:table-cell office:value-type="float" office:value="0.10692" calcext:value-type="float">
            <text:p>0.10692</text:p>
          </table:table-cell>
          <table:table-cell office:value-type="float" office:value="3.035" calcext:value-type="float">
            <text:p>3.035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43" calcext:value-type="float">
            <text:p>43</text:p>
          </table:table-cell>
          <table:table-cell office:value-type="float" office:value="6.123" calcext:value-type="float">
            <text:p>6.123</text:p>
          </table:table-cell>
          <table:table-cell office:value-type="float" office:value="0.05224" calcext:value-type="float">
            <text:p>0.05224</text:p>
          </table:table-cell>
          <table:table-cell office:value-type="float" office:value="0.74553" calcext:value-type="float">
            <text:p>0.74553</text:p>
          </table:table-cell>
          <table:table-cell office:value-type="float" office:value="1.04356" calcext:value-type="float">
            <text:p>1.04356</text:p>
          </table:table-cell>
          <table:table-cell office:value-type="float" office:value="0.64425" calcext:value-type="float">
            <text:p>0.64425</text:p>
          </table:table-cell>
          <table:table-cell office:value-type="float" office:value="0.57733" calcext:value-type="float">
            <text:p>0.57733</text:p>
          </table:table-cell>
          <table:table-cell office:value-type="float" office:value="0.09472" calcext:value-type="float">
            <text:p>0.09472</text:p>
          </table:table-cell>
          <table:table-cell office:value-type="float" office:value="0.27489" calcext:value-type="float">
            <text:p>0.27489</text:p>
          </table:table-cell>
          <table:table-cell office:value-type="float" office:value="2.74255" calcext:value-type="float">
            <text:p>2.74255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Central and Eastern Europe</text:p>
          </table:table-cell>
          <table:table-cell office:value-type="float" office:value="44" calcext:value-type="float">
            <text:p>44</text:p>
          </table:table-cell>
          <table:table-cell office:value-type="float" office:value="6.003" calcext:value-type="float">
            <text:p>6.003</text:p>
          </table:table-cell>
          <table:table-cell office:value-type="float" office:value="0.04361" calcext:value-type="float">
            <text:p>0.04361</text:p>
          </table:table-cell>
          <table:table-cell office:value-type="float" office:value="0.63244" calcext:value-type="float">
            <text:p>0.63244</text:p>
          </table:table-cell>
          <table:table-cell office:value-type="float" office:value="1.34043" calcext:value-type="float">
            <text:p>1.34043</text:p>
          </table:table-cell>
          <table:table-cell office:value-type="float" office:value="0.59772" calcext:value-type="float">
            <text:p>0.59772</text:p>
          </table:table-cell>
          <table:table-cell office:value-type="float" office:value="0.65821" calcext:value-type="float">
            <text:p>0.65821</text:p>
          </table:table-cell>
          <table:table-cell office:value-type="float" office:value="0.30826" calcext:value-type="float">
            <text:p>0.30826</text:p>
          </table:table-cell>
          <table:table-cell office:value-type="float" office:value="0.22837" calcext:value-type="float">
            <text:p>0.22837</text:p>
          </table:table-cell>
          <table:table-cell office:value-type="float" office:value="2.23741" calcext:value-type="float">
            <text:p>2.23741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45" calcext:value-type="float">
            <text:p>45</text:p>
          </table:table-cell>
          <table:table-cell office:value-type="float" office:value="5.995" calcext:value-type="float">
            <text:p>5.995</text:p>
          </table:table-cell>
          <table:table-cell office:value-type="float" office:value="0.04267" calcext:value-type="float">
            <text:p>0.04267</text:p>
          </table:table-cell>
          <table:table-cell office:value-type="float" office:value="1.16891" calcext:value-type="float">
            <text:p>1.16891</text:p>
          </table:table-cell>
          <table:table-cell office:value-type="float" office:value="1.26999" calcext:value-type="float">
            <text:p>1.26999</text:p>
          </table:table-cell>
          <table:table-cell office:value-type="float" office:value="0.78902" calcext:value-type="float">
            <text:p>0.78902</text:p>
          </table:table-cell>
          <table:table-cell office:value-type="float" office:value="0.31751" calcext:value-type="float">
            <text:p>0.31751</text:p>
          </table:table-cell>
          <table:table-cell office:value-type="float" office:value="0.03431" calcext:value-type="float">
            <text:p>0.03431</text:p>
          </table:table-cell>
          <table:table-cell office:value-type="float" office:value="0.16893" calcext:value-type="float">
            <text:p>0.16893</text:p>
          </table:table-cell>
          <table:table-cell office:value-type="float" office:value="2.24639" calcext:value-type="float">
            <text:p>2.24639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Eastern Asia</text:p>
          </table:table-cell>
          <table:table-cell office:value-type="float" office:value="46" calcext:value-type="float">
            <text:p>46</text:p>
          </table:table-cell>
          <table:table-cell office:value-type="float" office:value="5.987" calcext:value-type="float">
            <text:p>5.987</text:p>
          </table:table-cell>
          <table:table-cell office:value-type="float" office:value="0.03581" calcext:value-type="float">
            <text:p>0.03581</text:p>
          </table:table-cell>
          <table:table-cell office:value-type="float" office:value="1.27074" calcext:value-type="float">
            <text:p>1.27074</text:p>
          </table:table-cell>
          <table:table-cell office:value-type="float" office:value="1.25712" calcext:value-type="float">
            <text:p>1.25712</text:p>
          </table:table-cell>
          <table:table-cell office:value-type="float" office:value="0.99111" calcext:value-type="float">
            <text:p>0.99111</text:p>
          </table:table-cell>
          <table:table-cell office:value-type="float" office:value="0.49615" calcext:value-type="float">
            <text:p>0.49615</text:p>
          </table:table-cell>
          <table:table-cell office:value-type="float" office:value="0.1806" calcext:value-type="float">
            <text:p>0.1806</text:p>
          </table:table-cell>
          <table:table-cell office:value-type="float" office:value="0.10705" calcext:value-type="float">
            <text:p>0.10705</text:p>
          </table:table-cell>
          <table:table-cell office:value-type="float" office:value="1.68435" calcext:value-type="float">
            <text:p>1.68435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Eastern Asia</text:p>
          </table:table-cell>
          <table:table-cell office:value-type="float" office:value="47" calcext:value-type="float">
            <text:p>47</text:p>
          </table:table-cell>
          <table:table-cell office:value-type="float" office:value="5.984" calcext:value-type="float">
            <text:p>5.984</text:p>
          </table:table-cell>
          <table:table-cell office:value-type="float" office:value="0.04098" calcext:value-type="float">
            <text:p>0.04098</text:p>
          </table:table-cell>
          <table:table-cell office:value-type="float" office:value="1.24461" calcext:value-type="float">
            <text:p>1.24461</text:p>
          </table:table-cell>
          <table:table-cell office:value-type="float" office:value="0.95774" calcext:value-type="float">
            <text:p>0.95774</text:p>
          </table:table-cell>
          <table:table-cell office:value-type="float" office:value="0.96538" calcext:value-type="float">
            <text:p>0.96538</text:p>
          </table:table-cell>
          <table:table-cell office:value-type="float" office:value="0.33208" calcext:value-type="float">
            <text:p>0.33208</text:p>
          </table:table-cell>
          <table:table-cell office:value-type="float" office:value="0.07857" calcext:value-type="float">
            <text:p>0.07857</text:p>
          </table:table-cell>
          <table:table-cell office:value-type="float" office:value="0.18557" calcext:value-type="float">
            <text:p>0.18557</text:p>
          </table:table-cell>
          <table:table-cell office:value-type="float" office:value="2.21978" calcext:value-type="float">
            <text:p>2.21978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Latin America and Caribbean</text:p>
          </table:table-cell>
          <table:table-cell office:value-type="float" office:value="48" calcext:value-type="float">
            <text:p>48</text:p>
          </table:table-cell>
          <table:table-cell office:value-type="float" office:value="5.975" calcext:value-type="float">
            <text:p>5.975</text:p>
          </table:table-cell>
          <table:table-cell office:value-type="float" office:value="0.04528" calcext:value-type="float">
            <text:p>0.04528</text:p>
          </table:table-cell>
          <table:table-cell office:value-type="float" office:value="0.86402" calcext:value-type="float">
            <text:p>0.86402</text:p>
          </table:table-cell>
          <table:table-cell office:value-type="float" office:value="0.99903" calcext:value-type="float">
            <text:p>0.99903</text:p>
          </table:table-cell>
          <table:table-cell office:value-type="float" office:value="0.79075" calcext:value-type="float">
            <text:p>0.79075</text:p>
          </table:table-cell>
          <table:table-cell office:value-type="float" office:value="0.48574" calcext:value-type="float">
            <text:p>0.48574</text:p>
          </table:table-cell>
          <table:table-cell office:value-type="float" office:value="0.1809" calcext:value-type="float">
            <text:p>0.1809</text:p>
          </table:table-cell>
          <table:table-cell office:value-type="float" office:value="0.11541" calcext:value-type="float">
            <text:p>0.11541</text:p>
          </table:table-cell>
          <table:table-cell office:value-type="float" office:value="2.53942" calcext:value-type="float">
            <text:p>2.53942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49" calcext:value-type="float">
            <text:p>49</text:p>
          </table:table-cell>
          <table:table-cell office:value-type="float" office:value="5.96" calcext:value-type="float">
            <text:p>5.96</text:p>
          </table:table-cell>
          <table:table-cell office:value-type="float" office:value="0.05412" calcext:value-type="float">
            <text:p>0.05412</text:p>
          </table:table-cell>
          <table:table-cell office:value-type="float" office:value="1.32376" calcext:value-type="float">
            <text:p>1.32376</text:p>
          </table:table-cell>
          <table:table-cell office:value-type="float" office:value="1.21624" calcext:value-type="float">
            <text:p>1.21624</text:p>
          </table:table-cell>
          <table:table-cell office:value-type="float" office:value="0.74716" calcext:value-type="float">
            <text:p>0.74716</text:p>
          </table:table-cell>
          <table:table-cell office:value-type="float" office:value="0.45492" calcext:value-type="float">
            <text:p>0.45492</text:p>
          </table:table-cell>
          <table:table-cell office:value-type="float" office:value="0.306" calcext:value-type="float">
            <text:p>0.306</text:p>
          </table:table-cell>
          <table:table-cell office:value-type="float" office:value="0.17362" calcext:value-type="float">
            <text:p>0.17362</text:p>
          </table:table-cell>
          <table:table-cell office:value-type="float" office:value="1.73797" calcext:value-type="float">
            <text:p>1.73797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Western Europe</text:p>
          </table:table-cell>
          <table:table-cell office:value-type="float" office:value="50" calcext:value-type="float">
            <text:p>50</text:p>
          </table:table-cell>
          <table:table-cell office:value-type="float" office:value="5.948" calcext:value-type="float">
            <text:p>5.948</text:p>
          </table:table-cell>
          <table:table-cell office:value-type="float" office:value="0.03914" calcext:value-type="float">
            <text:p>0.03914</text:p>
          </table:table-cell>
          <table:table-cell office:value-type="float" office:value="1.25114" calcext:value-type="float">
            <text:p>1.25114</text:p>
          </table:table-cell>
          <table:table-cell office:value-type="float" office:value="1.19777" calcext:value-type="float">
            <text:p>1.19777</text:p>
          </table:table-cell>
          <table:table-cell office:value-type="float" office:value="0.95446" calcext:value-type="float">
            <text:p>0.95446</text:p>
          </table:table-cell>
          <table:table-cell office:value-type="float" office:value="0.26236" calcext:value-type="float">
            <text:p>0.26236</text:p>
          </table:table-cell>
          <table:table-cell office:value-type="float" office:value="0.02901" calcext:value-type="float">
            <text:p>0.02901</text:p>
          </table:table-cell>
          <table:table-cell office:value-type="float" office:value="0.22823" calcext:value-type="float">
            <text:p>0.22823</text:p>
          </table:table-cell>
          <table:table-cell office:value-type="float" office:value="2.02518" calcext:value-type="float">
            <text:p>2.02518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51" calcext:value-type="float">
            <text:p>51</text:p>
          </table:table-cell>
          <table:table-cell office:value-type="float" office:value="5.89" calcext:value-type="float">
            <text:p>5.89</text:p>
          </table:table-cell>
          <table:table-cell office:value-type="float" office:value="0.05642" calcext:value-type="float">
            <text:p>0.05642</text:p>
          </table:table-cell>
          <table:table-cell office:value-type="float" office:value="0.68133" calcext:value-type="float">
            <text:p>0.68133</text:p>
          </table:table-cell>
          <table:table-cell office:value-type="float" office:value="0.97841" calcext:value-type="float">
            <text:p>0.97841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57414" calcext:value-type="float">
            <text:p>0.57414</text:p>
          </table:table-cell>
          <table:table-cell office:value-type="float" office:value="0.088" calcext:value-type="float">
            <text:p>0.088</text:p>
          </table:table-cell>
          <table:table-cell office:value-type="float" office:value="0.20536" calcext:value-type="float">
            <text:p>0.20536</text:p>
          </table:table-cell>
          <table:table-cell office:value-type="float" office:value="2.82334" calcext:value-type="float">
            <text:p>2.82334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Central and Eastern Europe</text:p>
          </table:table-cell>
          <table:table-cell office:value-type="float" office:value="52" calcext:value-type="float">
            <text:p>52</text:p>
          </table:table-cell>
          <table:table-cell office:value-type="float" office:value="5.889" calcext:value-type="float">
            <text:p>5.889</text:p>
          </table:table-cell>
          <table:table-cell office:value-type="float" office:value="0.03799" calcext:value-type="float">
            <text:p>0.03799</text:p>
          </table:table-cell>
          <table:table-cell office:value-type="float" office:value="0.59448" calcext:value-type="float">
            <text:p>0.59448</text:p>
          </table:table-cell>
          <table:table-cell office:value-type="float" office:value="1.01528" calcext:value-type="float">
            <text:p>1.01528</text:p>
          </table:table-cell>
          <table:table-cell office:value-type="float" office:value="0.61826" calcext:value-type="float">
            <text:p>0.61826</text:p>
          </table:table-cell>
          <table:table-cell office:value-type="float" office:value="0.32818" calcext:value-type="float">
            <text:p>0.32818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20951" calcext:value-type="float">
            <text:p>0.20951</text:p>
          </table:table-cell>
          <table:table-cell office:value-type="float" office:value="3.10712" calcext:value-type="float">
            <text:p>3.10712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Latin America and Caribbean</text:p>
          </table:table-cell>
          <table:table-cell office:value-type="float" office:value="53" calcext:value-type="float">
            <text:p>53</text:p>
          </table:table-cell>
          <table:table-cell office:value-type="float" office:value="5.878" calcext:value-type="float">
            <text:p>5.878</text:p>
          </table:table-cell>
          <table:table-cell office:value-type="float" office:value="0.04563" calcext:value-type="float">
            <text:p>0.04563</text:p>
          </table:table-cell>
          <table:table-cell office:value-type="float" office:value="0.75985" calcext:value-type="float">
            <text:p>0.75985</text:p>
          </table:table-cell>
          <table:table-cell office:value-type="float" office:value="1.30477" calcext:value-type="float">
            <text:p>1.30477</text:p>
          </table:table-cell>
          <table:table-cell office:value-type="float" office:value="0.66098" calcext:value-type="float">
            <text:p>0.66098</text:p>
          </table:table-cell>
          <table:table-cell office:value-type="float" office:value="0.53899" calcext:value-type="float">
            <text:p>0.53899</text:p>
          </table:table-cell>
          <table:table-cell office:value-type="float" office:value="0.08242" calcext:value-type="float">
            <text:p>0.08242</text:p>
          </table:table-cell>
          <table:table-cell office:value-type="float" office:value="0.3424" calcext:value-type="float">
            <text:p>0.3424</text:p>
          </table:table-cell>
          <table:table-cell office:value-type="float" office:value="2.18896" calcext:value-type="float">
            <text:p>2.18896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Central and Eastern Europe</text:p>
          </table:table-cell>
          <table:table-cell office:value-type="float" office:value="54" calcext:value-type="float">
            <text:p>54</text:p>
          </table:table-cell>
          <table:table-cell office:value-type="float" office:value="5.855" calcext:value-type="float">
            <text:p>5.855</text:p>
          </table:table-cell>
          <table:table-cell office:value-type="float" office:value="0.04114" calcext:value-type="float">
            <text:p>0.04114</text:p>
          </table:table-cell>
          <table:table-cell office:value-type="float" office:value="1.12254" calcext:value-type="float">
            <text:p>1.12254</text:p>
          </table:table-cell>
          <table:table-cell office:value-type="float" office:value="1.12241" calcext:value-type="float">
            <text:p>1.12241</text:p>
          </table:table-cell>
          <table:table-cell office:value-type="float" office:value="0.64368" calcext:value-type="float">
            <text:p>0.64368</text:p>
          </table:table-cell>
          <table:table-cell office:value-type="float" office:value="0.51649" calcext:value-type="float">
            <text:p>0.51649</text:p>
          </table:table-cell>
          <table:table-cell office:value-type="float" office:value="0.08454" calcext:value-type="float">
            <text:p>0.08454</text:p>
          </table:table-cell>
          <table:table-cell office:value-type="float" office:value="0.11827" calcext:value-type="float">
            <text:p>0.11827</text:p>
          </table:table-cell>
          <table:table-cell office:value-type="float" office:value="2.24729" calcext:value-type="float">
            <text:p>2.24729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55" calcext:value-type="float">
            <text:p>55</text:p>
          </table:table-cell>
          <table:table-cell office:value-type="float" office:value="5.848" calcext:value-type="float">
            <text:p>5.848</text:p>
          </table:table-cell>
          <table:table-cell office:value-type="float" office:value="0.04251" calcext:value-type="float">
            <text:p>0.04251</text:p>
          </table:table-cell>
          <table:table-cell office:value-type="float" office:value="1.18498" calcext:value-type="float">
            <text:p>1.18498</text:p>
          </table:table-cell>
          <table:table-cell office:value-type="float" office:value="1.27385" calcext:value-type="float">
            <text:p>1.27385</text:p>
          </table:table-cell>
          <table:table-cell office:value-type="float" office:value="0.87337" calcext:value-type="float">
            <text:p>0.87337</text:p>
          </table:table-cell>
          <table:table-cell office:value-type="float" office:value="0.60855" calcext:value-type="float">
            <text:p>0.60855</text:p>
          </table:table-cell>
          <table:table-cell office:value-type="float" office:value="0.03787" calcext:value-type="float">
            <text:p>0.03787</text:p>
          </table:table-cell>
          <table:table-cell office:value-type="float" office:value="0.25328" calcext:value-type="float">
            <text:p>0.25328</text:p>
          </table:table-cell>
          <table:table-cell office:value-type="float" office:value="1.61583" calcext:value-type="float">
            <text:p>1.61583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56" calcext:value-type="float">
            <text:p>56</text:p>
          </table:table-cell>
          <table:table-cell office:value-type="float" office:value="5.833" calcext:value-type="float">
            <text:p>5.833</text:p>
          </table:table-cell>
          <table:table-cell office:value-type="float" office:value="0.03843" calcext:value-type="float">
            <text:p>0.03843</text:p>
          </table:table-cell>
          <table:table-cell office:value-type="float" office:value="1.14723" calcext:value-type="float">
            <text:p>1.14723</text:p>
          </table:table-cell>
          <table:table-cell office:value-type="float" office:value="1.25745" calcext:value-type="float">
            <text:p>1.25745</text:p>
          </table:table-cell>
          <table:table-cell office:value-type="float" office:value="0.73128" calcext:value-type="float">
            <text:p>0.73128</text:p>
          </table:table-cell>
          <table:table-cell office:value-type="float" office:value="0.21342" calcext:value-type="float">
            <text:p>0.21342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.02641" calcext:value-type="float">
            <text:p>0.02641</text:p>
          </table:table-cell>
          <table:table-cell office:value-type="float" office:value="2.44649" calcext:value-type="float">
            <text:p>2.44649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57" calcext:value-type="float">
            <text:p>57</text:p>
          </table:table-cell>
          <table:table-cell office:value-type="float" office:value="5.828" calcext:value-type="float">
            <text:p>5.828</text:p>
          </table:table-cell>
          <table:table-cell office:value-type="float" office:value="0.05371" calcext:value-type="float">
            <text:p>0.05371</text:p>
          </table:table-cell>
          <table:table-cell office:value-type="float" office:value="0.59325" calcext:value-type="float">
            <text:p>0.59325</text:p>
          </table:table-cell>
          <table:table-cell office:value-type="float" office:value="1.14184" calcext:value-type="float">
            <text:p>1.14184</text:p>
          </table:table-cell>
          <table:table-cell office:value-type="float" office:value="0.74314" calcext:value-type="float">
            <text:p>0.74314</text:p>
          </table:table-cell>
          <table:table-cell office:value-type="float" office:value="0.55475" calcext:value-type="float">
            <text:p>0.55475</text:p>
          </table:table-cell>
          <table:table-cell office:value-type="float" office:value="0.19317" calcext:value-type="float">
            <text:p>0.19317</text:p>
          </table:table-cell>
          <table:table-cell office:value-type="float" office:value="0.27815" calcext:value-type="float">
            <text:p>0.27815</text:p>
          </table:table-cell>
          <table:table-cell office:value-type="float" office:value="2.32407" calcext:value-type="float">
            <text:p>2.3240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Latin America and Caribbean</text:p>
          </table:table-cell>
          <table:table-cell office:value-type="float" office:value="58" calcext:value-type="float">
            <text:p>58</text:p>
          </table:table-cell>
          <table:table-cell office:value-type="float" office:value="5.824" calcext:value-type="float">
            <text:p>5.824</text:p>
          </table:table-cell>
          <table:table-cell office:value-type="float" office:value="0.04615" calcext:value-type="float">
            <text:p>0.04615</text:p>
          </table:table-cell>
          <table:table-cell office:value-type="float" office:value="0.90019" calcext:value-type="float">
            <text:p>0.90019</text:p>
          </table:table-cell>
          <table:table-cell office:value-type="float" office:value="0.97459" calcext:value-type="float">
            <text:p>0.97459</text:p>
          </table:table-cell>
          <table:table-cell office:value-type="float" office:value="0.73017" calcext:value-type="float">
            <text:p>0.73017</text:p>
          </table:table-cell>
          <table:table-cell office:value-type="float" office:value="0.41496" calcext:value-type="float">
            <text:p>0.41496</text:p>
          </table:table-cell>
          <table:table-cell office:value-type="float" office:value="0.05989" calcext:value-type="float">
            <text:p>0.05989</text:p>
          </table:table-cell>
          <table:table-cell office:value-type="float" office:value="0.14982" calcext:value-type="float">
            <text:p>0.14982</text:p>
          </table:table-cell>
          <table:table-cell office:value-type="float" office:value="2.5945" calcext:value-type="float">
            <text:p>2.5945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Central and Eastern Europe</text:p>
          </table:table-cell>
          <table:table-cell office:value-type="float" office:value="59" calcext:value-type="float">
            <text:p>59</text:p>
          </table:table-cell>
          <table:table-cell office:value-type="float" office:value="5.813" calcext:value-type="float">
            <text:p>5.813</text:p>
          </table:table-cell>
          <table:table-cell office:value-type="float" office:value="0.03938" calcext:value-type="float">
            <text:p>0.03938</text:p>
          </table:table-cell>
          <table:table-cell office:value-type="float" office:value="1.03192" calcext:value-type="float">
            <text:p>1.03192</text:p>
          </table:table-cell>
          <table:table-cell office:value-type="float" office:value="1.23289" calcext:value-type="float">
            <text:p>1.23289</text:p>
          </table:table-cell>
          <table:table-cell office:value-type="float" office:value="0.73608" calcext:value-type="float">
            <text:p>0.73608</text:p>
          </table:table-cell>
          <table:table-cell office:value-type="float" office:value="0.37938" calcext:value-type="float">
            <text:p>0.37938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11046" calcext:value-type="float">
            <text:p>0.11046</text:p>
          </table:table-cell>
          <table:table-cell office:value-type="float" office:value="2.1309" calcext:value-type="float">
            <text:p>2.1309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Central and Eastern Europe</text:p>
          </table:table-cell>
          <table:table-cell office:value-type="float" office:value="60" calcext:value-type="float">
            <text:p>60</text:p>
          </table:table-cell>
          <table:table-cell office:value-type="float" office:value="5.791" calcext:value-type="float">
            <text:p>5.791</text:p>
          </table:table-cell>
          <table:table-cell office:value-type="float" office:value="0.04263" calcext:value-type="float">
            <text:p>0.04263</text:p>
          </table:table-cell>
          <table:table-cell office:value-type="float" office:value="1.12555" calcext:value-type="float">
            <text:p>1.12555</text:p>
          </table:table-cell>
          <table:table-cell office:value-type="float" office:value="1.27948" calcext:value-type="float">
            <text:p>1.27948</text:p>
          </table:table-cell>
          <table:table-cell office:value-type="float" office:value="0.77903" calcext:value-type="float">
            <text:p>0.77903</text:p>
          </table:table-cell>
          <table:table-cell office:value-type="float" office:value="0.53122" calcext:value-type="float">
            <text:p>0.53122</text:p>
          </table:table-cell>
          <table:table-cell office:value-type="float" office:value="0.04212" calcext:value-type="float">
            <text:p>0.04212</text:p>
          </table:table-cell>
          <table:table-cell office:value-type="float" office:value="0.16759" calcext:value-type="float">
            <text:p>0.16759</text:p>
          </table:table-cell>
          <table:table-cell office:value-type="float" office:value="1.86565" calcext:value-type="float">
            <text:p>1.86565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Southeastern Asia</text:p>
          </table:table-cell>
          <table:table-cell office:value-type="float" office:value="61" calcext:value-type="float">
            <text:p>61</text:p>
          </table:table-cell>
          <table:table-cell office:value-type="float" office:value="5.77" calcext:value-type="float">
            <text:p>5.77</text:p>
          </table:table-cell>
          <table:table-cell office:value-type="float" office:value="0.0433" calcext:value-type="float">
            <text:p>0.0433</text:p>
          </table:table-cell>
          <table:table-cell office:value-type="float" office:value="1.12486" calcext:value-type="float">
            <text:p>1.12486</text:p>
          </table:table-cell>
          <table:table-cell office:value-type="float" office:value="1.07023" calcext:value-type="float">
            <text:p>1.07023</text:p>
          </table:table-cell>
          <table:table-cell office:value-type="float" office:value="0.72394" calcext:value-type="float">
            <text:p>0.72394</text:p>
          </table:table-cell>
          <table:table-cell office:value-type="float" office:value="0.53024" calcext:value-type="float">
            <text:p>0.53024</text:p>
          </table:table-cell>
          <table:table-cell office:value-type="float" office:value="0.10501" calcext:value-type="float">
            <text:p>0.10501</text:p>
          </table:table-cell>
          <table:table-cell office:value-type="float" office:value="0.33075" calcext:value-type="float">
            <text:p>0.33075</text:p>
          </table:table-cell>
          <table:table-cell office:value-type="float" office:value="1.88541" calcext:value-type="float">
            <text:p>1.88541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62" calcext:value-type="float">
            <text:p>62</text:p>
          </table:table-cell>
          <table:table-cell office:value-type="float" office:value="5.759" calcext:value-type="float">
            <text:p>5.759</text:p>
          </table:table-cell>
          <table:table-cell office:value-type="float" office:value="0.04394" calcext:value-type="float">
            <text:p>0.04394</text:p>
          </table:table-cell>
          <table:table-cell office:value-type="float" office:value="1.08254" calcext:value-type="float">
            <text:p>1.08254</text:p>
          </table:table-cell>
          <table:table-cell office:value-type="float" office:value="0.79624" calcext:value-type="float">
            <text:p>0.79624</text:p>
          </table:table-cell>
          <table:table-cell office:value-type="float" office:value="0.78805" calcext:value-type="float">
            <text:p>0.78805</text:p>
          </table:table-cell>
          <table:table-cell office:value-type="float" office:value="0.25883" calcext:value-type="float">
            <text:p>0.25883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5444" calcext:value-type="float">
            <text:p>0.05444</text:p>
          </table:table-cell>
          <table:table-cell office:value-type="float" office:value="2.75414" calcext:value-type="float">
            <text:p>2.75414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63" calcext:value-type="float">
            <text:p>63</text:p>
          </table:table-cell>
          <table:table-cell office:value-type="float" office:value="5.754" calcext:value-type="float">
            <text:p>5.754</text:p>
          </table:table-cell>
          <table:table-cell office:value-type="float" office:value="0.07832" calcext:value-type="float">
            <text:p>0.07832</text:p>
          </table:table-cell>
          <table:table-cell office:value-type="float" office:value="1.13145" calcext:value-type="float">
            <text:p>1.13145</text:p>
          </table:table-cell>
          <table:table-cell office:value-type="float" office:value="1.11862" calcext:value-type="float">
            <text:p>1.11862</text:p>
          </table:table-cell>
          <table:table-cell office:value-type="float" office:value="0.7038" calcext:value-type="float">
            <text:p>0.7038</text:p>
          </table:table-cell>
          <table:table-cell office:value-type="float" office:value="0.41668" calcext:value-type="float">
            <text:p>0.41668</text:p>
          </table:table-cell>
          <table:table-cell office:value-type="float" office:value="0.11023" calcext:value-type="float">
            <text:p>0.11023</text:p>
          </table:table-cell>
          <table:table-cell office:value-type="float" office:value="0.18295" calcext:value-type="float">
            <text:p>0.18295</text:p>
          </table:table-cell>
          <table:table-cell office:value-type="float" office:value="2.09066" calcext:value-type="float">
            <text:p>2.09066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64" calcext:value-type="float">
            <text:p>64</text:p>
          </table:table-cell>
          <table:table-cell office:value-type="float" office:value="5.716" calcext:value-type="float">
            <text:p>5.716</text:p>
          </table:table-cell>
          <table:table-cell office:value-type="float" office:value="0.03135" calcext:value-type="float">
            <text:p>0.03135</text:p>
          </table:table-cell>
          <table:table-cell office:value-type="float" office:value="1.13764" calcext:value-type="float">
            <text:p>1.13764</text:p>
          </table:table-cell>
          <table:table-cell office:value-type="float" office:value="1.23617" calcext:value-type="float">
            <text:p>1.23617</text:p>
          </table:table-cell>
          <table:table-cell office:value-type="float" office:value="0.66926" calcext:value-type="float">
            <text:p>0.66926</text:p>
          </table:table-cell>
          <table:table-cell office:value-type="float" office:value="0.36679" calcext:value-type="float">
            <text:p>0.36679</text:p>
          </table:table-cell>
          <table:table-cell office:value-type="float" office:value="0.03005" calcext:value-type="float">
            <text:p>0.03005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2.27394" calcext:value-type="float">
            <text:p>2.27394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Latin America and Caribbean</text:p>
          </table:table-cell>
          <table:table-cell office:value-type="float" office:value="65" calcext:value-type="float">
            <text:p>65</text:p>
          </table:table-cell>
          <table:table-cell office:value-type="float" office:value="5.709" calcext:value-type="float">
            <text:p>5.709</text:p>
          </table:table-cell>
          <table:table-cell office:value-type="float" office:value="0.13693" calcext:value-type="float">
            <text:p>0.13693</text:p>
          </table:table-cell>
          <table:table-cell office:value-type="float" office:value="0.81038" calcext:value-type="float">
            <text:p>0.81038</text:p>
          </table:table-cell>
          <table:table-cell office:value-type="float" office:value="1.15102" calcext:value-type="float">
            <text:p>1.15102</text:p>
          </table:table-cell>
          <table:table-cell office:value-type="float" office:value="0.68741" calcext:value-type="float">
            <text:p>0.68741</text:p>
          </table:table-cell>
          <table:table-cell office:value-type="float" office:value="0.50442" calcext:value-type="float">
            <text:p>0.50442</text:p>
          </table:table-cell>
          <table:table-cell office:value-type="float" office:value="0.02299" calcext:value-type="float">
            <text:p>0.02299</text:p>
          </table:table-cell>
          <table:table-cell office:value-type="float" office:value="0.2123" calcext:value-type="float">
            <text:p>0.2123</text:p>
          </table:table-cell>
          <table:table-cell office:value-type="float" office:value="2.32038" calcext:value-type="float">
            <text:p>2.32038</text:p>
          </table:table-cell>
        </table:table-row>
        <table:table-row table:style-name="ro1">
          <table:table-cell office:value-type="string" calcext:value-type="string">
            <text:p>North Cyprus</text:p>
          </table:table-cell>
          <table:table-cell office:value-type="string" calcext:value-type="string">
            <text:p>Western Europe</text:p>
          </table:table-cell>
          <table:table-cell office:value-type="float" office:value="66" calcext:value-type="float">
            <text:p>66</text:p>
          </table:table-cell>
          <table:table-cell office:value-type="float" office:value="5.695" calcext:value-type="float">
            <text:p>5.695</text:p>
          </table:table-cell>
          <table:table-cell office:value-type="float" office:value="0.05635" calcext:value-type="float">
            <text:p>0.05635</text:p>
          </table:table-cell>
          <table:table-cell office:value-type="float" office:value="1.20806" calcext:value-type="float">
            <text:p>1.20806</text:p>
          </table:table-cell>
          <table:table-cell office:value-type="float" office:value="1.07008" calcext:value-type="float">
            <text:p>1.07008</text:p>
          </table:table-cell>
          <table:table-cell office:value-type="float" office:value="0.92356" calcext:value-type="float">
            <text:p>0.92356</text:p>
          </table:table-cell>
          <table:table-cell office:value-type="float" office:value="0.49027" calcext:value-type="float">
            <text:p>0.49027</text:p>
          </table:table-cell>
          <table:table-cell office:value-type="float" office:value="0.1428" calcext:value-type="float">
            <text:p>0.1428</text:p>
          </table:table-cell>
          <table:table-cell office:value-type="float" office:value="0.26169" calcext:value-type="float">
            <text:p>0.26169</text:p>
          </table:table-cell>
          <table:table-cell office:value-type="float" office:value="1.59888" calcext:value-type="float">
            <text:p>1.59888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Western Europe</text:p>
          </table:table-cell>
          <table:table-cell office:value-type="float" office:value="67" calcext:value-type="float">
            <text:p>67</text:p>
          </table:table-cell>
          <table:table-cell office:value-type="float" office:value="5.689" calcext:value-type="float">
            <text:p>5.689</text:p>
          </table:table-cell>
          <table:table-cell office:value-type="float" office:value="0.0558" calcext:value-type="float">
            <text:p>0.0558</text:p>
          </table:table-cell>
          <table:table-cell office:value-type="float" office:value="1.20813" calcext:value-type="float">
            <text:p>1.20813</text:p>
          </table:table-cell>
          <table:table-cell office:value-type="float" office:value="0.89318" calcext:value-type="float">
            <text:p>0.89318</text:p>
          </table:table-cell>
          <table:table-cell office:value-type="float" office:value="0.92356" calcext:value-type="float">
            <text:p>0.92356</text:p>
          </table:table-cell>
          <table:table-cell office:value-type="float" office:value="0.40672" calcext:value-type="float">
            <text:p>0.40672</text:p>
          </table:table-cell>
          <table:table-cell office:value-type="float" office:value="0.06146" calcext:value-type="float">
            <text:p>0.06146</text:p>
          </table:table-cell>
          <table:table-cell office:value-type="float" office:value="0.30638" calcext:value-type="float">
            <text:p>0.30638</text:p>
          </table:table-cell>
          <table:table-cell office:value-type="float" office:value="1.88931" calcext:value-type="float">
            <text:p>1.88931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68" calcext:value-type="float">
            <text:p>68</text:p>
          </table:table-cell>
          <table:table-cell office:value-type="float" office:value="5.605" calcext:value-type="float">
            <text:p>5.605</text:p>
          </table:table-cell>
          <table:table-cell office:value-type="float" office:value="0.05099" calcext:value-type="float">
            <text:p>0.05099</text:p>
          </table:table-cell>
          <table:table-cell office:value-type="float" office:value="0.93929" calcext:value-type="float">
            <text:p>0.93929</text:p>
          </table:table-cell>
          <table:table-cell office:value-type="float" office:value="1.07772" calcext:value-type="float">
            <text:p>1.07772</text:p>
          </table:table-cell>
          <table:table-cell office:value-type="float" office:value="0.61766" calcext:value-type="float">
            <text:p>0.61766</text:p>
          </table:table-cell>
          <table:table-cell office:value-type="float" office:value="0.28579" calcext:value-type="float">
            <text:p>0.28579</text:p>
          </table:table-cell>
          <table:table-cell office:value-type="float" office:value="0.17383" calcext:value-type="float">
            <text:p>0.17383</text:p>
          </table:table-cell>
          <table:table-cell office:value-type="float" office:value="0.07822" calcext:value-type="float">
            <text:p>0.07822</text:p>
          </table:table-cell>
          <table:table-cell office:value-type="float" office:value="2.43209" calcext:value-type="float">
            <text:p>2.43209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string" calcext:value-type="string">
            <text:p>Central and Eastern Europe</text:p>
          </table:table-cell>
          <table:table-cell office:value-type="float" office:value="69" calcext:value-type="float">
            <text:p>69</text:p>
          </table:table-cell>
          <table:table-cell office:value-type="float" office:value="5.589" calcext:value-type="float">
            <text:p>5.589</text:p>
          </table:table-cell>
          <table:table-cell office:value-type="float" office:value="0.05018" calcext:value-type="float">
            <text:p>0.05018</text:p>
          </table:table-cell>
          <table:table-cell office:value-type="float" office:value="0.80148" calcext:value-type="float">
            <text:p>0.80148</text:p>
          </table:table-cell>
          <table:table-cell office:value-type="float" office:value="0.81198" calcext:value-type="float">
            <text:p>0.81198</text:p>
          </table:table-cell>
          <table:table-cell office:value-type="float" office:value="0.63132" calcext:value-type="float">
            <text:p>0.63132</text:p>
          </table:table-cell>
          <table:table-cell office:value-type="float" office:value="0.24749" calcext:value-type="float">
            <text:p>0.24749</text:p>
          </table:table-cell>
          <table:table-cell office:value-type="float" office:value="0.04741" calcext:value-type="float">
            <text:p>0.04741</text:p>
          </table:table-cell>
          <table:table-cell office:value-type="float" office:value="0.2831" calcext:value-type="float">
            <text:p>0.2831</text:p>
          </table:table-cell>
          <table:table-cell office:value-type="float" office:value="2.76579" calcext:value-type="float">
            <text:p>2.76579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Central and Eastern Europe</text:p>
          </table:table-cell>
          <table:table-cell office:value-type="float" office:value="70" calcext:value-type="float">
            <text:p>70</text:p>
          </table:table-cell>
          <table:table-cell office:value-type="float" office:value="5.548" calcext:value-type="float">
            <text:p>5.548</text:p>
          </table:table-cell>
          <table:table-cell office:value-type="float" office:value="0.04175" calcext:value-type="float">
            <text:p>0.04175</text:p>
          </table:table-cell>
          <table:table-cell office:value-type="float" office:value="0.95847" calcext:value-type="float">
            <text:p>0.95847</text:p>
          </table:table-cell>
          <table:table-cell office:value-type="float" office:value="1.22668" calcext:value-type="float">
            <text:p>1.22668</text:p>
          </table:table-cell>
          <table:table-cell office:value-type="float" office:value="0.53886" calcext:value-type="float">
            <text:p>0.53886</text:p>
          </table:table-cell>
          <table:table-cell office:value-type="float" office:value="0.4761" calcext:value-type="float">
            <text:p>0.4761</text:p>
          </table:table-cell>
          <table:table-cell office:value-type="float" office:value="0.30844" calcext:value-type="float">
            <text:p>0.30844</text:p>
          </table:table-cell>
          <table:table-cell office:value-type="float" office:value="0.16979" calcext:value-type="float">
            <text:p>0.16979</text:p>
          </table:table-cell>
          <table:table-cell office:value-type="float" office:value="1.86984" calcext:value-type="float">
            <text:p>1.86984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Sub-Saharan Africa</text:p>
          </table:table-cell>
          <table:table-cell office:value-type="float" office:value="71" calcext:value-type="float">
            <text:p>71</text:p>
          </table:table-cell>
          <table:table-cell office:value-type="float" office:value="5.477" calcext:value-type="float">
            <text:p>5.477</text:p>
          </table:table-cell>
          <table:table-cell office:value-type="float" office:value="0.07197" calcext:value-type="float">
            <text:p>0.07197</text:p>
          </table:table-cell>
          <table:table-cell office:value-type="float" office:value="1.00761" calcext:value-type="float">
            <text:p>1.00761</text:p>
          </table:table-cell>
          <table:table-cell office:value-type="float" office:value="0.98521" calcext:value-type="float">
            <text:p>0.98521</text:p>
          </table:table-cell>
          <table:table-cell office:value-type="float" office:value="0.7095" calcext:value-type="float">
            <text:p>0.7095</text:p>
          </table:table-cell>
          <table:table-cell office:value-type="float" office:value="0.56066" calcext:value-type="float">
            <text:p>0.56066</text:p>
          </table:table-cell>
          <table:table-cell office:value-type="float" office:value="0.07521" calcext:value-type="float">
            <text:p>0.07521</text:p>
          </table:table-cell>
          <table:table-cell office:value-type="float" office:value="0.37744" calcext:value-type="float">
            <text:p>0.37744</text:p>
          </table:table-cell>
          <table:table-cell office:value-type="float" office:value="1.76145" calcext:value-type="float">
            <text:p>1.76145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Eastern Asia</text:p>
          </table:table-cell>
          <table:table-cell office:value-type="float" office:value="72" calcext:value-type="float">
            <text:p>72</text:p>
          </table:table-cell>
          <table:table-cell office:value-type="float" office:value="5.474" calcext:value-type="float">
            <text:p>5.474</text:p>
          </table:table-cell>
          <table:table-cell office:value-type="float" office:value="0.05051" calcext:value-type="float">
            <text:p>0.05051</text:p>
          </table:table-cell>
          <table:table-cell office:value-type="float" office:value="1.38604" calcext:value-type="float">
            <text:p>1.38604</text:p>
          </table:table-cell>
          <table:table-cell office:value-type="float" office:value="1.05818" calcext:value-type="float">
            <text:p>1.05818</text:p>
          </table:table-cell>
          <table:table-cell office:value-type="float" office:value="1.01328" calcext:value-type="float">
            <text:p>1.01328</text:p>
          </table:table-cell>
          <table:table-cell office:value-type="float" office:value="0.59608" calcext:value-type="float">
            <text:p>0.59608</text:p>
          </table:table-cell>
          <table:table-cell office:value-type="float" office:value="0.37124" calcext:value-type="float">
            <text:p>0.37124</text:p>
          </table:table-cell>
          <table:table-cell office:value-type="float" office:value="0.39478" calcext:value-type="float">
            <text:p>0.39478</text:p>
          </table:table-cell>
          <table:table-cell office:value-type="float" office:value="0.65429" calcext:value-type="float">
            <text:p>0.65429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73" calcext:value-type="float">
            <text:p>73</text:p>
          </table:table-cell>
          <table:table-cell office:value-type="float" office:value="5.429" calcext:value-type="float">
            <text:p>5.429</text:p>
          </table:table-cell>
          <table:table-cell office:value-type="float" office:value="0.04013" calcext:value-type="float">
            <text:p>0.04013</text:p>
          </table:table-cell>
          <table:table-cell office:value-type="float" office:value="1.15174" calcext:value-type="float">
            <text:p>1.15174</text:p>
          </table:table-cell>
          <table:table-cell office:value-type="float" office:value="1.22791" calcext:value-type="float">
            <text:p>1.22791</text:p>
          </table:table-cell>
          <table:table-cell office:value-type="float" office:value="0.77361" calcext:value-type="float">
            <text:p>0.77361</text:p>
          </table:table-cell>
          <table:table-cell office:value-type="float" office:value="0.44888" calcext:value-type="float">
            <text:p>0.44888</text:p>
          </table:table-cell>
          <table:table-cell office:value-type="float" office:value="0.15184" calcext:value-type="float">
            <text:p>0.15184</text:p>
          </table:table-cell>
          <table:table-cell office:value-type="float" office:value="0.0868" calcext:value-type="float">
            <text:p>0.0868</text:p>
          </table:table-cell>
          <table:table-cell office:value-type="float" office:value="1.58782" calcext:value-type="float">
            <text:p>1.58782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Southeastern Asia</text:p>
          </table:table-cell>
          <table:table-cell office:value-type="float" office:value="74" calcext:value-type="float">
            <text:p>74</text:p>
          </table:table-cell>
          <table:table-cell office:value-type="float" office:value="5.399" calcext:value-type="float">
            <text:p>5.399</text:p>
          </table:table-cell>
          <table:table-cell office:value-type="float" office:value="0.02596" calcext:value-type="float">
            <text:p>0.02596</text:p>
          </table:table-cell>
          <table:table-cell office:value-type="float" office:value="0.82827" calcext:value-type="float">
            <text:p>0.82827</text:p>
          </table:table-cell>
          <table:table-cell office:value-type="float" office:value="1.08708" calcext:value-type="float">
            <text:p>1.08708</text:p>
          </table:table-cell>
          <table:table-cell office:value-type="float" office:value="0.63793" calcext:value-type="float">
            <text:p>0.63793</text:p>
          </table:table-cell>
          <table:table-cell office:value-type="float" office:value="0.46611" calcext:value-type="float">
            <text:p>0.46611</text:p>
          </table:table-cell>
          <table:table-cell office:value-type="float" office:value="0" calcext:value-type="float">
            <text:p>0</text:p>
          </table:table-cell>
          <table:table-cell office:value-type="float" office:value="0.51535" calcext:value-type="float">
            <text:p>0.51535</text:p>
          </table:table-cell>
          <table:table-cell office:value-type="float" office:value="1.86399" calcext:value-type="float">
            <text:p>1.86399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string" calcext:value-type="string">
            <text:p>Southeastern Asia</text:p>
          </table:table-cell>
          <table:table-cell office:value-type="float" office:value="75" calcext:value-type="float">
            <text:p>75</text:p>
          </table:table-cell>
          <table:table-cell office:value-type="float" office:value="5.36" calcext:value-type="float">
            <text:p>5.36</text:p>
          </table:table-cell>
          <table:table-cell office:value-type="float" office:value="0.03107" calcext:value-type="float">
            <text:p>0.03107</text:p>
          </table:table-cell>
          <table:table-cell office:value-type="float" office:value="0.63216" calcext:value-type="float">
            <text:p>0.63216</text:p>
          </table:table-cell>
          <table:table-cell office:value-type="float" office:value="0.91226" calcext:value-type="float">
            <text:p>0.91226</text:p>
          </table:table-cell>
          <table:table-cell office:value-type="float" office:value="0.74676" calcext:value-type="float">
            <text:p>0.74676</text:p>
          </table:table-cell>
          <table:table-cell office:value-type="float" office:value="0.59444" calcext:value-type="float">
            <text:p>0.59444</text:p>
          </table:table-cell>
          <table:table-cell office:value-type="float" office:value="0.10441" calcext:value-type="float">
            <text:p>0.10441</text:p>
          </table:table-cell>
          <table:table-cell office:value-type="float" office:value="0.1686" calcext:value-type="float">
            <text:p>0.1686</text:p>
          </table:table-cell>
          <table:table-cell office:value-type="float" office:value="2.20173" calcext:value-type="float">
            <text:p>2.20173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76" calcext:value-type="float">
            <text:p>76</text:p>
          </table:table-cell>
          <table:table-cell office:value-type="float" office:value="5.332" calcext:value-type="float">
            <text:p>5.332</text:p>
          </table:table-cell>
          <table:table-cell office:value-type="float" office:value="0.03864" calcext:value-type="float">
            <text:p>0.03864</text:p>
          </table:table-cell>
          <table:table-cell office:value-type="float" office:value="1.06098" calcext:value-type="float">
            <text:p>1.06098</text:p>
          </table:table-cell>
          <table:table-cell office:value-type="float" office:value="0.94632" calcext:value-type="float">
            <text:p>0.94632</text:p>
          </table:table-cell>
          <table:table-cell office:value-type="float" office:value="0.73172" calcext:value-type="float">
            <text:p>0.73172</text:p>
          </table:table-cell>
          <table:table-cell office:value-type="float" office:value="0.22815" calcext:value-type="float">
            <text:p>0.22815</text:p>
          </table:table-cell>
          <table:table-cell office:value-type="float" office:value="0.15746" calcext:value-type="float">
            <text:p>0.15746</text:p>
          </table:table-cell>
          <table:table-cell office:value-type="float" office:value="0.12253" calcext:value-type="float">
            <text:p>0.12253</text:p>
          </table:table-cell>
          <table:table-cell office:value-type="float" office:value="2.08528" calcext:value-type="float">
            <text:p>2.08528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Central and Eastern Europe</text:p>
          </table:table-cell>
          <table:table-cell office:value-type="float" office:value="77" calcext:value-type="float">
            <text:p>77</text:p>
          </table:table-cell>
          <table:table-cell office:value-type="float" office:value="5.286" calcext:value-type="float">
            <text:p>5.286</text:p>
          </table:table-cell>
          <table:table-cell office:value-type="float" office:value="0.03823" calcext:value-type="float">
            <text:p>0.03823</text:p>
          </table:table-cell>
          <table:table-cell office:value-type="float" office:value="0.47428" calcext:value-type="float">
            <text:p>0.47428</text:p>
          </table:table-cell>
          <table:table-cell office:value-type="float" office:value="1.15115" calcext:value-type="float">
            <text:p>1.15115</text:p>
          </table:table-cell>
          <table:table-cell office:value-type="float" office:value="0.65088" calcext:value-type="float">
            <text:p>0.65088</text:p>
          </table:table-cell>
          <table:table-cell office:value-type="float" office:value="0.43477" calcext:value-type="float">
            <text:p>0.43477</text:p>
          </table:table-cell>
          <table:table-cell office:value-type="float" office:value="0.04232" calcext:value-type="float">
            <text:p>0.04232</text:p>
          </table:table-cell>
          <table:table-cell office:value-type="float" office:value="0.3003" calcext:value-type="float">
            <text:p>0.3003</text:p>
          </table:table-cell>
          <table:table-cell office:value-type="float" office:value="2.2327" calcext:value-type="float">
            <text:p>2.2327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Sub-Saharan Africa</text:p>
          </table:table-cell>
          <table:table-cell office:value-type="float" office:value="78" calcext:value-type="float">
            <text:p>78</text:p>
          </table:table-cell>
          <table:table-cell office:value-type="float" office:value="5.268" calcext:value-type="float">
            <text:p>5.268</text:p>
          </table:table-cell>
          <table:table-cell office:value-type="float" office:value="0.04192" calcext:value-type="float">
            <text:p>0.04192</text:p>
          </table:table-cell>
          <table:table-cell office:value-type="float" office:value="0.65435" calcext:value-type="float">
            <text:p>0.65435</text:p>
          </table:table-cell>
          <table:table-cell office:value-type="float" office:value="0.90432" calcext:value-type="float">
            <text:p>0.90432</text:p>
          </table:table-cell>
          <table:table-cell office:value-type="float" office:value="0.16007" calcext:value-type="float">
            <text:p>0.16007</text:p>
          </table:table-cell>
          <table:table-cell office:value-type="float" office:value="0.34334" calcext:value-type="float">
            <text:p>0.34334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27233" calcext:value-type="float">
            <text:p>0.27233</text:p>
          </table:table-cell>
          <table:table-cell office:value-type="float" office:value="2.89319" calcext:value-type="float">
            <text:p>2.89319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Southern Asia</text:p>
          </table:table-cell>
          <table:table-cell office:value-type="float" office:value="79" calcext:value-type="float">
            <text:p>79</text:p>
          </table:table-cell>
          <table:table-cell office:value-type="float" office:value="5.253" calcext:value-type="float">
            <text:p>5.253</text:p>
          </table:table-cell>
          <table:table-cell office:value-type="float" office:value="0.03225" calcext:value-type="float">
            <text:p>0.03225</text:p>
          </table:table-cell>
          <table:table-cell office:value-type="float" office:value="0.77042" calcext:value-type="float">
            <text:p>0.77042</text:p>
          </table:table-cell>
          <table:table-cell office:value-type="float" office:value="1.10395" calcext:value-type="float">
            <text:p>1.10395</text:p>
          </table:table-cell>
          <table:table-cell office:value-type="float" office:value="0.57407" calcext:value-type="float">
            <text:p>0.57407</text:p>
          </table:table-cell>
          <table:table-cell office:value-type="float" office:value="0.53206" calcext:value-type="float">
            <text:p>0.53206</text:p>
          </table:table-cell>
          <table:table-cell office:value-type="float" office:value="0.15445" calcext:value-type="float">
            <text:p>0.15445</text:p>
          </table:table-cell>
          <table:table-cell office:value-type="float" office:value="0.47998" calcext:value-type="float">
            <text:p>0.47998</text:p>
          </table:table-cell>
          <table:table-cell office:value-type="float" office:value="1.63794" calcext:value-type="float">
            <text:p>1.63794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Central and Eastern Europe</text:p>
          </table:table-cell>
          <table:table-cell office:value-type="float" office:value="80" calcext:value-type="float">
            <text:p>80</text:p>
          </table:table-cell>
          <table:table-cell office:value-type="float" office:value="5.212" calcext:value-type="float">
            <text:p>5.212</text:p>
          </table:table-cell>
          <table:table-cell office:value-type="float" office:value="0.03363" calcext:value-type="float">
            <text:p>0.03363</text:p>
          </table:table-cell>
          <table:table-cell office:value-type="float" office:value="1.02389" calcext:value-type="float">
            <text:p>1.02389</text:p>
          </table:table-cell>
          <table:table-cell office:value-type="float" office:value="0.93793" calcext:value-type="float">
            <text:p>0.93793</text:p>
          </table:table-cell>
          <table:table-cell office:value-type="float" office:value="0.64045" calcext:value-type="float">
            <text:p>0.64045</text:p>
          </table:table-cell>
          <table:table-cell office:value-type="float" office:value="0.3703" calcext:value-type="float">
            <text:p>0.3703</text:p>
          </table:table-cell>
          <table:table-cell office:value-type="float" office:value="0.16065" calcext:value-type="float">
            <text:p>0.16065</text:p>
          </table:table-cell>
          <table:table-cell office:value-type="float" office:value="0.07799" calcext:value-type="float">
            <text:p>0.07799</text:p>
          </table:table-cell>
          <table:table-cell office:value-type="float" office:value="2.00073" calcext:value-type="float">
            <text:p>2.00073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Southern Asia</text:p>
          </table:table-cell>
          <table:table-cell office:value-type="float" office:value="81" calcext:value-type="float">
            <text:p>81</text:p>
          </table:table-cell>
          <table:table-cell office:value-type="float" office:value="5.194" calcext:value-type="float">
            <text:p>5.194</text:p>
          </table:table-cell>
          <table:table-cell office:value-type="float" office:value="0.03726" calcext:value-type="float">
            <text:p>0.03726</text:p>
          </table:table-cell>
          <table:table-cell office:value-type="float" office:value="0.59543" calcext:value-type="float">
            <text:p>0.59543</text:p>
          </table:table-cell>
          <table:table-cell office:value-type="float" office:value="0.41411" calcext:value-type="float">
            <text:p>0.41411</text:p>
          </table:table-cell>
          <table:table-cell office:value-type="float" office:value="0.51466" calcext:value-type="float">
            <text:p>0.51466</text:p>
          </table:table-cell>
          <table:table-cell office:value-type="float" office:value="0.12102" calcext:value-type="float">
            <text:p>0.12102</text:p>
          </table:table-cell>
          <table:table-cell office:value-type="float" office:value="0.10464" calcext:value-type="float">
            <text:p>0.10464</text:p>
          </table:table-cell>
          <table:table-cell office:value-type="float" office:value="0.33671" calcext:value-type="float">
            <text:p>0.33671</text:p>
          </table:table-cell>
          <table:table-cell office:value-type="float" office:value="3.10709" calcext:value-type="float">
            <text:p>3.10709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82" calcext:value-type="float">
            <text:p>82</text:p>
          </table:table-cell>
          <table:table-cell office:value-type="float" office:value="5.192" calcext:value-type="float">
            <text:p>5.192</text:p>
          </table:table-cell>
          <table:table-cell office:value-type="float" office:value="0.04524" calcext:value-type="float">
            <text:p>0.04524</text:p>
          </table:table-cell>
          <table:table-cell office:value-type="float" office:value="0.90198" calcext:value-type="float">
            <text:p>0.90198</text:p>
          </table:table-cell>
          <table:table-cell office:value-type="float" office:value="1.05392" calcext:value-type="float">
            <text:p>1.05392</text:p>
          </table:table-cell>
          <table:table-cell office:value-type="float" office:value="0.69639" calcext:value-type="float">
            <text:p>0.69639</text:p>
          </table:table-cell>
          <table:table-cell office:value-type="float" office:value="0.40661" calcext:value-type="float">
            <text:p>0.40661</text:p>
          </table:table-cell>
          <table:table-cell office:value-type="float" office:value="0.14293" calcext:value-type="float">
            <text:p>0.14293</text:p>
          </table:table-cell>
          <table:table-cell office:value-type="float" office:value="0.11053" calcext:value-type="float">
            <text:p>0.11053</text:p>
          </table:table-cell>
          <table:table-cell office:value-type="float" office:value="1.87996" calcext:value-type="float">
            <text:p>1.87996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Central and Eastern Europe</text:p>
          </table:table-cell>
          <table:table-cell office:value-type="float" office:value="82" calcext:value-type="float">
            <text:p>82</text:p>
          </table:table-cell>
          <table:table-cell office:value-type="float" office:value="5.192" calcext:value-type="float">
            <text:p>5.192</text:p>
          </table:table-cell>
          <table:table-cell office:value-type="float" office:value="0.05235" calcext:value-type="float">
            <text:p>0.05235</text:p>
          </table:table-cell>
          <table:table-cell office:value-type="float" office:value="0.97438" calcext:value-type="float">
            <text:p>0.97438</text:p>
          </table:table-cell>
          <table:table-cell office:value-type="float" office:value="0.90557" calcext:value-type="float">
            <text:p>0.90557</text:p>
          </table:table-cell>
          <table:table-cell office:value-type="float" office:value="0.72521" calcext:value-type="float">
            <text:p>0.72521</text:p>
          </table:table-cell>
          <table:table-cell office:value-type="float" office:value="0.1826" calcext:value-type="float">
            <text:p>0.1826</text:p>
          </table:table-cell>
          <table:table-cell office:value-type="float" office:value="0.14296" calcext:value-type="float">
            <text:p>0.14296</text:p>
          </table:table-cell>
          <table:table-cell office:value-type="float" office:value="0.1614" calcext:value-type="float">
            <text:p>0.1614</text:p>
          </table:table-cell>
          <table:table-cell office:value-type="float" office:value="2.10017" calcext:value-type="float">
            <text:p>2.10017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Eastern Asia</text:p>
          </table:table-cell>
          <table:table-cell office:value-type="float" office:value="84" calcext:value-type="float">
            <text:p>84</text:p>
          </table:table-cell>
          <table:table-cell office:value-type="float" office:value="5.14" calcext:value-type="float">
            <text:p>5.14</text:p>
          </table:table-cell>
          <table:table-cell office:value-type="float" office:value="0.02424" calcext:value-type="float">
            <text:p>0.02424</text:p>
          </table:table-cell>
          <table:table-cell office:value-type="float" office:value="0.89012" calcext:value-type="float">
            <text:p>0.89012</text:p>
          </table:table-cell>
          <table:table-cell office:value-type="float" office:value="0.94675" calcext:value-type="float">
            <text:p>0.94675</text:p>
          </table:table-cell>
          <table:table-cell office:value-type="float" office:value="0.81658" calcext:value-type="float">
            <text:p>0.81658</text:p>
          </table:table-cell>
          <table:table-cell office:value-type="float" office:value="0.51697" calcext:value-type="float">
            <text:p>0.51697</text:p>
          </table:table-cell>
          <table:table-cell office:value-type="float" office:value="0.02781" calcext:value-type="float">
            <text:p>0.02781</text:p>
          </table:table-cell>
          <table:table-cell office:value-type="float" office:value="0.08185" calcext:value-type="float">
            <text:p>0.08185</text:p>
          </table:table-cell>
          <table:table-cell office:value-type="float" office:value="1.8604" calcext:value-type="float">
            <text:p>1.8604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Sub-Saharan Africa</text:p>
          </table:table-cell>
          <table:table-cell office:value-type="float" office:value="85" calcext:value-type="float">
            <text:p>85</text:p>
          </table:table-cell>
          <table:table-cell office:value-type="float" office:value="5.129" calcext:value-type="float">
            <text:p>5.129</text:p>
          </table:table-cell>
          <table:table-cell office:value-type="float" office:value="0.06988" calcext:value-type="float">
            <text:p>0.06988</text:p>
          </table:table-cell>
          <table:table-cell office:value-type="float" office:value="0.47038" calcext:value-type="float">
            <text:p>0.47038</text:p>
          </table:table-cell>
          <table:table-cell office:value-type="float" office:value="0.91612" calcext:value-type="float">
            <text:p>0.91612</text:p>
          </table:table-cell>
          <table:table-cell office:value-type="float" office:value="0.29924" calcext:value-type="float">
            <text:p>0.29924</text:p>
          </table:table-cell>
          <table:table-cell office:value-type="float" office:value="0.48827" calcext:value-type="float">
            <text:p>0.48827</text:p>
          </table:table-cell>
          <table:table-cell office:value-type="float" office:value="0.12468" calcext:value-type="float">
            <text:p>0.12468</text:p>
          </table:table-cell>
          <table:table-cell office:value-type="float" office:value="0.19591" calcext:value-type="float">
            <text:p>0.19591</text:p>
          </table:table-cell>
          <table:table-cell office:value-type="float" office:value="2.6343" calcext:value-type="float">
            <text:p>2.6343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86" calcext:value-type="float">
            <text:p>86</text:p>
          </table:table-cell>
          <table:table-cell office:value-type="float" office:value="5.124" calcext:value-type="float">
            <text:p>5.124</text:p>
          </table:table-cell>
          <table:table-cell office:value-type="float" office:value="0.06607" calcext:value-type="float">
            <text:p>0.06607</text:p>
          </table:table-cell>
          <table:table-cell office:value-type="float" office:value="1.04345" calcext:value-type="float">
            <text:p>1.04345</text:p>
          </table:table-cell>
          <table:table-cell office:value-type="float" office:value="0.88588" calcext:value-type="float">
            <text:p>0.88588</text:p>
          </table:table-cell>
          <table:table-cell office:value-type="float" office:value="0.7689" calcext:value-type="float">
            <text:p>0.7689</text:p>
          </table:table-cell>
          <table:table-cell office:value-type="float" office:value="0.35068" calcext:value-type="float">
            <text:p>0.35068</text:p>
          </table:table-cell>
          <table:table-cell office:value-type="float" office:value="0.00649" calcext:value-type="float">
            <text:p>0.00649</text:p>
          </table:table-cell>
          <table:table-cell office:value-type="float" office:value="0.13748" calcext:value-type="float">
            <text:p>0.13748</text:p>
          </table:table-cell>
          <table:table-cell office:value-type="float" office:value="1.93129" calcext:value-type="float">
            <text:p>1.93129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87" calcext:value-type="float">
            <text:p>87</text:p>
          </table:table-cell>
          <table:table-cell office:value-type="float" office:value="5.123" calcext:value-type="float">
            <text:p>5.123</text:p>
          </table:table-cell>
          <table:table-cell office:value-type="float" office:value="0.04864" calcext:value-type="float">
            <text:p>0.04864</text:p>
          </table:table-cell>
          <table:table-cell office:value-type="float" office:value="0.92053" calcext:value-type="float">
            <text:p>0.92053</text:p>
          </table:table-cell>
          <table:table-cell office:value-type="float" office:value="1.00964" calcext:value-type="float">
            <text:p>1.00964</text:p>
          </table:table-cell>
          <table:table-cell office:value-type="float" office:value="0.74836" calcext:value-type="float">
            <text:p>0.74836</text:p>
          </table:table-cell>
          <table:table-cell office:value-type="float" office:value="0.20107" calcext:value-type="float">
            <text:p>0.20107</text:p>
          </table:table-cell>
          <table:table-cell office:value-type="float" office:value="0.02617" calcext:value-type="float">
            <text:p>0.02617</text:p>
          </table:table-cell>
          <table:table-cell office:value-type="float" office:value="0.19231" calcext:value-type="float">
            <text:p>0.19231</text:p>
          </table:table-cell>
          <table:table-cell office:value-type="float" office:value="2.025" calcext:value-type="float">
            <text:p>2.025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Western Europe</text:p>
          </table:table-cell>
          <table:table-cell office:value-type="float" office:value="88" calcext:value-type="float">
            <text:p>88</text:p>
          </table:table-cell>
          <table:table-cell office:value-type="float" office:value="5.102" calcext:value-type="float">
            <text:p>5.102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1.15991" calcext:value-type="float">
            <text:p>1.15991</text:p>
          </table:table-cell>
          <table:table-cell office:value-type="float" office:value="1.13935" calcext:value-type="float">
            <text:p>1.13935</text:p>
          </table:table-cell>
          <table:table-cell office:value-type="float" office:value="0.87519" calcext:value-type="float">
            <text:p>0.87519</text:p>
          </table:table-cell>
          <table:table-cell office:value-type="float" office:value="0.51469" calcext:value-type="float">
            <text:p>0.51469</text:p>
          </table:table-cell>
          <table:table-cell office:value-type="float" office:value="0.01078" calcext:value-type="float">
            <text:p>0.01078</text:p>
          </table:table-cell>
          <table:table-cell office:value-type="float" office:value="0.13719" calcext:value-type="float">
            <text:p>0.13719</text:p>
          </table:table-cell>
          <table:table-cell office:value-type="float" office:value="1.26462" calcext:value-type="float">
            <text:p>1.26462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89" calcext:value-type="float">
            <text:p>89</text:p>
          </table:table-cell>
          <table:table-cell office:value-type="float" office:value="5.098" calcext:value-type="float">
            <text:p>5.098</text:p>
          </table:table-cell>
          <table:table-cell office:value-type="float" office:value="0.0464" calcext:value-type="float">
            <text:p>0.0464</text:p>
          </table:table-cell>
          <table:table-cell office:value-type="float" office:value="1.11312" calcext:value-type="float">
            <text:p>1.11312</text:p>
          </table:table-cell>
          <table:table-cell office:value-type="float" office:value="1.09562" calcext:value-type="float">
            <text:p>1.09562</text:p>
          </table:table-cell>
          <table:table-cell office:value-type="float" office:value="0.72437" calcext:value-type="float">
            <text:p>0.72437</text:p>
          </table:table-cell>
          <table:table-cell office:value-type="float" office:value="0.29671" calcext:value-type="float">
            <text:p>0.29671</text:p>
          </table:table-cell>
          <table:table-cell office:value-type="float" office:value="0.06332" calcext:value-type="float">
            <text:p>0.06332</text:p>
          </table:table-cell>
          <table:table-cell office:value-type="float" office:value="0.18226" calcext:value-type="float">
            <text:p>0.18226</text:p>
          </table:table-cell>
          <table:table-cell office:value-type="float" office:value="1.62215" calcext:value-type="float">
            <text:p>1.62215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Southeastern Asia</text:p>
          </table:table-cell>
          <table:table-cell office:value-type="float" office:value="90" calcext:value-type="float">
            <text:p>90</text:p>
          </table:table-cell>
          <table:table-cell office:value-type="float" office:value="5.073" calcext:value-type="float">
            <text:p>5.073</text:p>
          </table:table-cell>
          <table:table-cell office:value-type="float" office:value="0.04934" calcext:value-type="float">
            <text:p>0.04934</text:p>
          </table:table-cell>
          <table:table-cell office:value-type="float" office:value="0.70532" calcext:value-type="float">
            <text:p>0.70532</text:p>
          </table:table-cell>
          <table:table-cell office:value-type="float" office:value="1.03516" calcext:value-type="float">
            <text:p>1.03516</text:p>
          </table:table-cell>
          <table:table-cell office:value-type="float" office:value="0.58114" calcext:value-type="float">
            <text:p>0.58114</text:p>
          </table:table-cell>
          <table:table-cell office:value-type="float" office:value="0.62545" calcext:value-type="float">
            <text:p>0.62545</text:p>
          </table:table-cell>
          <table:table-cell office:value-type="float" office:value="0.12279" calcext:value-type="float">
            <text:p>0.12279</text:p>
          </table:table-cell>
          <table:table-cell office:value-type="float" office:value="0.24991" calcext:value-type="float">
            <text:p>0.24991</text:p>
          </table:table-cell>
          <table:table-cell office:value-type="float" office:value="1.7536" calcext:value-type="float">
            <text:p>1.7536</text:p>
          </table:table-cell>
        </table:table-row>
        <table:table-row table:style-name="ro1">
          <table:table-cell office:value-type="string" calcext:value-type="string">
            <text:p>Somaliland region</text:p>
          </table:table-cell>
          <table:table-cell office:value-type="string" calcext:value-type="string">
            <text:p>Sub-Saharan Africa</text:p>
          </table:table-cell>
          <table:table-cell office:value-type="float" office:value="91" calcext:value-type="float">
            <text:p>91</text:p>
          </table:table-cell>
          <table:table-cell office:value-type="float" office:value="5.057" calcext:value-type="float">
            <text:p>5.057</text:p>
          </table:table-cell>
          <table:table-cell office:value-type="float" office:value="0.06161" calcext:value-type="float">
            <text:p>0.06161</text:p>
          </table:table-cell>
          <table:table-cell office:value-type="float" office:value="0.18847" calcext:value-type="float">
            <text:p>0.18847</text:p>
          </table:table-cell>
          <table:table-cell office:value-type="float" office:value="0.95152" calcext:value-type="float">
            <text:p>0.95152</text:p>
          </table:table-cell>
          <table:table-cell office:value-type="float" office:value="0.43873" calcext:value-type="float">
            <text:p>0.43873</text:p>
          </table:table-cell>
          <table:table-cell office:value-type="float" office:value="0.46582" calcext:value-type="float">
            <text:p>0.46582</text:p>
          </table:table-cell>
          <table:table-cell office:value-type="float" office:value="0.39928" calcext:value-type="float">
            <text:p>0.39928</text:p>
          </table:table-cell>
          <table:table-cell office:value-type="float" office:value="0.50318" calcext:value-type="float">
            <text:p>0.50318</text:p>
          </table:table-cell>
          <table:table-cell office:value-type="float" office:value="2.11032" calcext:value-type="float">
            <text:p>2.11032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92" calcext:value-type="float">
            <text:p>92</text:p>
          </table:table-cell>
          <table:table-cell office:value-type="float" office:value="5.013" calcext:value-type="float">
            <text:p>5.013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73479" calcext:value-type="float">
            <text:p>0.73479</text:p>
          </table:table-cell>
          <table:table-cell office:value-type="float" office:value="0.64095" calcext:value-type="float">
            <text:p>0.64095</text:p>
          </table:table-cell>
          <table:table-cell office:value-type="float" office:value="0.60954" calcext:value-type="float">
            <text:p>0.60954</text:p>
          </table:table-cell>
          <table:table-cell office:value-type="float" office:value="0.41691" calcext:value-type="float">
            <text:p>0.41691</text:p>
          </table:table-cell>
          <table:table-cell office:value-type="float" office:value="0.08546" calcext:value-type="float">
            <text:p>0.08546</text:p>
          </table:table-cell>
          <table:table-cell office:value-type="float" office:value="0.07172" calcext:value-type="float">
            <text:p>0.07172</text:p>
          </table:table-cell>
          <table:table-cell office:value-type="float" office:value="2.45373" calcext:value-type="float">
            <text:p>2.45373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93" calcext:value-type="float">
            <text:p>93</text:p>
          </table:table-cell>
          <table:table-cell office:value-type="float" office:value="5.007" calcext:value-type="float">
            <text:p>5.007</text:p>
          </table:table-cell>
          <table:table-cell office:value-type="float" office:value="0.05376" calcext:value-type="float">
            <text:p>0.05376</text:p>
          </table:table-cell>
          <table:table-cell office:value-type="float" office:value="0.91851" calcext:value-type="float">
            <text:p>0.91851</text:p>
          </table:table-cell>
          <table:table-cell office:value-type="float" office:value="1.00232" calcext:value-type="float">
            <text:p>1.00232</text:p>
          </table:table-cell>
          <table:table-cell office:value-type="float" office:value="0.73545" calcext:value-type="float">
            <text:p>0.73545</text:p>
          </table:table-cell>
          <table:table-cell office:value-type="float" office:value="0.33457" calcext:value-type="float">
            <text:p>0.33457</text:p>
          </table:table-cell>
          <table:table-cell office:value-type="float" office:value="0.05327" calcext:value-type="float">
            <text:p>0.05327</text:p>
          </table:table-cell>
          <table:table-cell office:value-type="float" office:value="0.22359" calcext:value-type="float">
            <text:p>0.22359</text:p>
          </table:table-cell>
          <table:table-cell office:value-type="float" office:value="1.73933" calcext:value-type="float">
            <text:p>1.73933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Sub-Saharan Africa</text:p>
          </table:table-cell>
          <table:table-cell office:value-type="float" office:value="94" calcext:value-type="float">
            <text:p>94</text:p>
          </table:table-cell>
          <table:table-cell office:value-type="float" office:value="4.971" calcext:value-type="float">
            <text:p>4.971</text:p>
          </table:table-cell>
          <table:table-cell office:value-type="float" office:value="0.07896" calcext:value-type="float">
            <text:p>0.07896</text:p>
          </table:table-cell>
          <table:table-cell office:value-type="float" office:value="0.08308" calcext:value-type="float">
            <text:p>0.08308</text:p>
          </table:table-cell>
          <table:table-cell office:value-type="float" office:value="1.02626" calcext:value-type="float">
            <text:p>1.02626</text:p>
          </table:table-cell>
          <table:table-cell office:value-type="float" office:value="0.09131" calcext:value-type="float">
            <text:p>0.09131</text:p>
          </table:table-cell>
          <table:table-cell office:value-type="float" office:value="0.34037" calcext:value-type="float">
            <text:p>0.34037</text:p>
          </table:table-cell>
          <table:table-cell office:value-type="float" office:value="0.15603" calcext:value-type="float">
            <text:p>0.15603</text:p>
          </table:table-cell>
          <table:table-cell office:value-type="float" office:value="0.22269" calcext:value-type="float">
            <text:p>0.22269</text:p>
          </table:table-cell>
          <table:table-cell office:value-type="float" office:value="3.05137" calcext:value-type="float">
            <text:p>3.05137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95" calcext:value-type="float">
            <text:p>95</text:p>
          </table:table-cell>
          <table:table-cell office:value-type="float" office:value="4.959" calcext:value-type="float">
            <text:p>4.959</text:p>
          </table:table-cell>
          <table:table-cell office:value-type="float" office:value="0.05013" calcext:value-type="float">
            <text:p>0.05013</text:p>
          </table:table-cell>
          <table:table-cell office:value-type="float" office:value="0.87867" calcext:value-type="float">
            <text:p>0.87867</text:p>
          </table:table-cell>
          <table:table-cell office:value-type="float" office:value="0.80434" calcext:value-type="float">
            <text:p>0.80434</text:p>
          </table:table-cell>
          <table:table-cell office:value-type="float" office:value="0.81325" calcext:value-type="float">
            <text:p>0.81325</text:p>
          </table:table-cell>
          <table:table-cell office:value-type="float" office:value="0.35733" calcext:value-type="float">
            <text:p>0.35733</text:p>
          </table:table-cell>
          <table:table-cell office:value-type="float" office:value="0.06413" calcext:value-type="float">
            <text:p>0.06413</text:p>
          </table:table-cell>
          <table:table-cell office:value-type="float" office:value="0.14272" calcext:value-type="float">
            <text:p>0.14272</text:p>
          </table:table-cell>
          <table:table-cell office:value-type="float" office:value="1.89894" calcext:value-type="float">
            <text:p>1.89894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Central and Eastern Europe</text:p>
          </table:table-cell>
          <table:table-cell office:value-type="float" office:value="96" calcext:value-type="float">
            <text:p>96</text:p>
          </table:table-cell>
          <table:table-cell office:value-type="float" office:value="4.949" calcext:value-type="float">
            <text:p>4.949</text:p>
          </table:table-cell>
          <table:table-cell office:value-type="float" office:value="0.06913" calcext:value-type="float">
            <text:p>0.06913</text:p>
          </table:table-cell>
          <table:table-cell office:value-type="float" office:value="0.83223" calcext:value-type="float">
            <text:p>0.83223</text:p>
          </table:table-cell>
          <table:table-cell office:value-type="float" office:value="0.91916" calcext:value-type="float">
            <text:p>0.91916</text:p>
          </table:table-cell>
          <table:table-cell office:value-type="float" office:value="0.79081" calcext:value-type="float">
            <text:p>0.79081</text:p>
          </table:table-cell>
          <table:table-cell office:value-type="float" office:value="0.09245" calcext:value-type="float">
            <text:p>0.09245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24808" calcext:value-type="float">
            <text:p>0.24808</text:p>
          </table:table-cell>
          <table:table-cell office:value-type="float" office:value="2.06367" calcext:value-type="float">
            <text:p>2.06367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Sub-Saharan Africa</text:p>
          </table:table-cell>
          <table:table-cell office:value-type="float" office:value="97" calcext:value-type="float">
            <text:p>97</text:p>
          </table:table-cell>
          <table:table-cell office:value-type="float" office:value="4.898" calcext:value-type="float">
            <text:p>4.898</text:p>
          </table:table-cell>
          <table:table-cell office:value-type="float" office:value="0.09438" calcext:value-type="float">
            <text:p>0.09438</text:p>
          </table:table-cell>
          <table:table-cell office:value-type="float" office:value="0.37545" calcext:value-type="float">
            <text:p>0.37545</text:p>
          </table:table-cell>
          <table:table-cell office:value-type="float" office:value="1.04103" calcext:value-type="float">
            <text:p>1.04103</text:p>
          </table:table-cell>
          <table:table-cell office:value-type="float" office:value="0.07612" calcext:value-type="float">
            <text:p>0.07612</text:p>
          </table:table-cell>
          <table:table-cell office:value-type="float" office:value="0.31767" calcext:value-type="float">
            <text:p>0.31767</text:p>
          </table:table-cell>
          <table:table-cell office:value-type="float" office:value="0.12504" calcext:value-type="float">
            <text:p>0.12504</text:p>
          </table:table-cell>
          <table:table-cell office:value-type="float" office:value="0.16388" calcext:value-type="float">
            <text:p>0.16388</text:p>
          </table:table-cell>
          <table:table-cell office:value-type="float" office:value="2.79832" calcext:value-type="float">
            <text:p>2.79832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Latin America and Caribbean</text:p>
          </table:table-cell>
          <table:table-cell office:value-type="float" office:value="98" calcext:value-type="float">
            <text:p>98</text:p>
          </table:table-cell>
          <table:table-cell office:value-type="float" office:value="4.885" calcext:value-type="float">
            <text:p>4.885</text:p>
          </table:table-cell>
          <table:table-cell office:value-type="float" office:value="0.07446" calcext:value-type="float">
            <text:p>0.07446</text:p>
          </table:table-cell>
          <table:table-cell office:value-type="float" office:value="0.89537" calcext:value-type="float">
            <text:p>0.89537</text:p>
          </table:table-cell>
          <table:table-cell office:value-type="float" office:value="1.17202" calcext:value-type="float">
            <text:p>1.17202</text:p>
          </table:table-cell>
          <table:table-cell office:value-type="float" office:value="0.66825" calcext:value-type="float">
            <text:p>0.66825</text:p>
          </table:table-cell>
          <table:table-cell office:value-type="float" office:value="0.57672" calcext:value-type="float">
            <text:p>0.57672</text:p>
          </table:table-cell>
          <table:table-cell office:value-type="float" office:value="0.14234" calcext:value-type="float">
            <text:p>0.14234</text:p>
          </table:table-cell>
          <table:table-cell office:value-type="float" office:value="0.21684" calcext:value-type="float">
            <text:p>0.21684</text:p>
          </table:table-cell>
          <table:table-cell office:value-type="float" office:value="1.21305" calcext:value-type="float">
            <text:p>1.21305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string" calcext:value-type="string">
            <text:p>Southeastern Asia</text:p>
          </table:table-cell>
          <table:table-cell office:value-type="float" office:value="99" calcext:value-type="float">
            <text:p>99</text:p>
          </table:table-cell>
          <table:table-cell office:value-type="float" office:value="4.876" calcext:value-type="float">
            <text:p>4.876</text:p>
          </table:table-cell>
          <table:table-cell office:value-type="float" office:value="0.06698" calcext:value-type="float">
            <text:p>0.06698</text:p>
          </table:table-cell>
          <table:table-cell office:value-type="float" office:value="0.59066" calcext:value-type="float">
            <text:p>0.59066</text:p>
          </table:table-cell>
          <table:table-cell office:value-type="float" office:value="0.73803" calcext:value-type="float">
            <text:p>0.73803</text:p>
          </table:table-cell>
          <table:table-cell office:value-type="float" office:value="0.54909" calcext:value-type="float">
            <text:p>0.54909</text:p>
          </table:table-cell>
          <table:table-cell office:value-type="float" office:value="0.59591" calcext:value-type="float">
            <text:p>0.59591</text:p>
          </table:table-cell>
          <table:table-cell office:value-type="float" office:value="0.24249" calcext:value-type="float">
            <text:p>0.24249</text:p>
          </table:table-cell>
          <table:table-cell office:value-type="float" office:value="0.42192" calcext:value-type="float">
            <text:p>0.42192</text:p>
          </table:table-cell>
          <table:table-cell office:value-type="float" office:value="1.73799" calcext:value-type="float">
            <text:p>1.73799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Eastern Asia</text:p>
          </table:table-cell>
          <table:table-cell office:value-type="float" office:value="100" calcext:value-type="float">
            <text:p>100</text:p>
          </table:table-cell>
          <table:table-cell office:value-type="float" office:value="4.874" calcext:value-type="float">
            <text:p>4.874</text:p>
          </table:table-cell>
          <table:table-cell office:value-type="float" office:value="0.03313" calcext:value-type="float">
            <text:p>0.03313</text:p>
          </table:table-cell>
          <table:table-cell office:value-type="float" office:value="0.82819" calcext:value-type="float">
            <text:p>0.82819</text:p>
          </table:table-cell>
          <table:table-cell office:value-type="float" office:value="1.3006" calcext:value-type="float">
            <text:p>1.3006</text:p>
          </table:table-cell>
          <table:table-cell office:value-type="float" office:value="0.60268" calcext:value-type="float">
            <text:p>0.60268</text:p>
          </table:table-cell>
          <table:table-cell office:value-type="float" office:value="0.43626" calcext:value-type="float">
            <text:p>0.43626</text:p>
          </table:table-cell>
          <table:table-cell office:value-type="float" office:value="0.02666" calcext:value-type="float">
            <text:p>0.02666</text:p>
          </table:table-cell>
          <table:table-cell office:value-type="float" office:value="0.3323" calcext:value-type="float">
            <text:p>0.3323</text:p>
          </table:table-cell>
          <table:table-cell office:value-type="float" office:value="1.34759" calcext:value-type="float">
            <text:p>1.34759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string" calcext:value-type="string">
            <text:p>Sub-Saharan Africa</text:p>
          </table:table-cell>
          <table:table-cell office:value-type="float" office:value="101" calcext:value-type="float">
            <text:p>101</text:p>
          </table:table-cell>
          <table:table-cell office:value-type="float" office:value="4.867" calcext:value-type="float">
            <text:p>4.867</text:p>
          </table:table-cell>
          <table:table-cell office:value-type="float" office:value="0.08742" calcext:value-type="float">
            <text:p>0.08742</text:p>
          </table:table-cell>
          <table:table-cell office:value-type="float" office:value="0.71206" calcext:value-type="float">
            <text:p>0.71206</text:p>
          </table:table-cell>
          <table:table-cell office:value-type="float" office:value="1.07284" calcext:value-type="float">
            <text:p>1.07284</text:p>
          </table:table-cell>
          <table:table-cell office:value-type="float" office:value="0.07566" calcext:value-type="float">
            <text:p>0.07566</text:p>
          </table:table-cell>
          <table:table-cell office:value-type="float" office:value="0.30658" calcext:value-type="float">
            <text:p>0.30658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18259" calcext:value-type="float">
            <text:p>0.18259</text:p>
          </table:table-cell>
          <table:table-cell office:value-type="float" office:value="2.48676" calcext:value-type="float">
            <text:p>2.48676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Western Europe</text:p>
          </table:table-cell>
          <table:table-cell office:value-type="float" office:value="102" calcext:value-type="float">
            <text:p>102</text:p>
          </table:table-cell>
          <table:table-cell office:value-type="float" office:value="4.857" calcext:value-type="float">
            <text:p>4.857</text:p>
          </table:table-cell>
          <table:table-cell office:value-type="float" office:value="0.05062" calcext:value-type="float">
            <text:p>0.05062</text:p>
          </table:table-cell>
          <table:table-cell office:value-type="float" office:value="1.15406" calcext:value-type="float">
            <text:p>1.15406</text:p>
          </table:table-cell>
          <table:table-cell office:value-type="float" office:value="0.92933" calcext:value-type="float">
            <text:p>0.92933</text:p>
          </table:table-cell>
          <table:table-cell office:value-type="float" office:value="0.88213" calcext:value-type="float">
            <text:p>0.88213</text:p>
          </table:table-cell>
          <table:table-cell office:value-type="float" office:value="0.07699" calcext:value-type="float">
            <text:p>0.07699</text:p>
          </table:table-cell>
          <table:table-cell office:value-type="float" office:value="0.01397" calcext:value-type="float">
            <text:p>0.01397</text:p>
          </table:table-cell>
          <table:table-cell office:value-type="float" office:value="0" calcext:value-type="float">
            <text:p>0</text:p>
          </table:table-cell>
          <table:table-cell office:value-type="float" office:value="1.80101" calcext:value-type="float">
            <text:p>1.80101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103" calcext:value-type="float">
            <text:p>103</text:p>
          </table:table-cell>
          <table:table-cell office:value-type="float" office:value="4.839" calcext:value-type="float">
            <text:p>4.839</text:p>
          </table:table-cell>
          <table:table-cell office:value-type="float" office:value="0.04337" calcext:value-type="float">
            <text:p>0.04337</text:p>
          </table:table-cell>
          <table:table-cell office:value-type="float" office:value="1.02564" calcext:value-type="float">
            <text:p>1.02564</text:p>
          </table:table-cell>
          <table:table-cell office:value-type="float" office:value="0.80001" calcext:value-type="float">
            <text:p>0.80001</text:p>
          </table:table-cell>
          <table:table-cell office:value-type="float" office:value="0.83947" calcext:value-type="float">
            <text:p>0.83947</text:p>
          </table:table-cell>
          <table:table-cell office:value-type="float" office:value="0.33916" calcext:value-type="float">
            <text:p>0.33916</text:p>
          </table:table-cell>
          <table:table-cell office:value-type="float" office:value="0.04582" calcext:value-type="float">
            <text:p>0.04582</text:p>
          </table:table-cell>
          <table:table-cell office:value-type="float" office:value="0.21854" calcext:value-type="float">
            <text:p>0.21854</text:p>
          </table:table-cell>
          <table:table-cell office:value-type="float" office:value="1.57059" calcext:value-type="float">
            <text:p>1.57059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Central and Eastern Europe</text:p>
          </table:table-cell>
          <table:table-cell office:value-type="float" office:value="104" calcext:value-type="float">
            <text:p>104</text:p>
          </table:table-cell>
          <table:table-cell office:value-type="float" office:value="4.8" calcext:value-type="float">
            <text:p>4.8</text:p>
          </table:table-cell>
          <table:table-cell office:value-type="float" office:value="0.06107" calcext:value-type="float">
            <text:p>0.06107</text:p>
          </table:table-cell>
          <table:table-cell office:value-type="float" office:value="1.12094" calcext:value-type="float">
            <text:p>1.12094</text:p>
          </table:table-cell>
          <table:table-cell office:value-type="float" office:value="1.20215" calcext:value-type="float">
            <text:p>1.20215</text:p>
          </table:table-cell>
          <table:table-cell office:value-type="float" office:value="0.75905" calcext:value-type="float">
            <text:p>0.75905</text:p>
          </table:table-cell>
          <table:table-cell office:value-type="float" office:value="0.32112" calcext:value-type="float">
            <text:p>0.32112</text:p>
          </table:table-cell>
          <table:table-cell office:value-type="float" office:value="0.02758" calcext:value-type="float">
            <text:p>0.02758</text:p>
          </table:table-cell>
          <table:table-cell office:value-type="float" office:value="0.128" calcext:value-type="float">
            <text:p>0.128</text:p>
          </table:table-cell>
          <table:table-cell office:value-type="float" office:value="1.24074" calcext:value-type="float">
            <text:p>1.24074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Latin America and Caribbean</text:p>
          </table:table-cell>
          <table:table-cell office:value-type="float" office:value="105" calcext:value-type="float">
            <text:p>105</text:p>
          </table:table-cell>
          <table:table-cell office:value-type="float" office:value="4.788" calcext:value-type="float">
            <text:p>4.788</text:p>
          </table:table-cell>
          <table:table-cell office:value-type="float" office:value="0.05648" calcext:value-type="float">
            <text:p>0.05648</text:p>
          </table:table-cell>
          <table:table-cell office:value-type="float" office:value="0.59532" calcext:value-type="float">
            <text:p>0.59532</text:p>
          </table:table-cell>
          <table:table-cell office:value-type="float" office:value="0.95348" calcext:value-type="float">
            <text:p>0.95348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40148" calcext:value-type="float">
            <text:p>0.40148</text:p>
          </table:table-cell>
          <table:table-cell office:value-type="float" office:value="0.06825" calcext:value-type="float">
            <text:p>0.06825</text:p>
          </table:table-cell>
          <table:table-cell office:value-type="float" office:value="0.23027" calcext:value-type="float">
            <text:p>0.23027</text:p>
          </table:table-cell>
          <table:table-cell office:value-type="float" office:value="1.84408" calcext:value-type="float">
            <text:p>1.84408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Central and Eastern Europe</text:p>
          </table:table-cell>
          <table:table-cell office:value-type="float" office:value="106" calcext:value-type="float">
            <text:p>106</text:p>
          </table:table-cell>
          <table:table-cell office:value-type="float" office:value="4.786" calcext:value-type="float">
            <text:p>4.786</text:p>
          </table:table-cell>
          <table:table-cell office:value-type="float" office:value="0.03198" calcext:value-type="float">
            <text:p>0.03198</text:p>
          </table:table-cell>
          <table:table-cell office:value-type="float" office:value="0.39047" calcext:value-type="float">
            <text:p>0.39047</text:p>
          </table:table-cell>
          <table:table-cell office:value-type="float" office:value="0.85563" calcext:value-type="float">
            <text:p>0.85563</text:p>
          </table:table-cell>
          <table:table-cell office:value-type="float" office:value="0.57379" calcext:value-type="float">
            <text:p>0.57379</text:p>
          </table:table-cell>
          <table:table-cell office:value-type="float" office:value="0.47216" calcext:value-type="float">
            <text:p>0.47216</text:p>
          </table:table-cell>
          <table:table-cell office:value-type="float" office:value="0.15072" calcext:value-type="float">
            <text:p>0.15072</text:p>
          </table:table-cell>
          <table:table-cell office:value-type="float" office:value="0.22974" calcext:value-type="float">
            <text:p>0.22974</text:p>
          </table:table-cell>
          <table:table-cell office:value-type="float" office:value="2.11399" calcext:value-type="float">
            <text:p>2.11399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107" calcext:value-type="float">
            <text:p>107</text:p>
          </table:table-cell>
          <table:table-cell office:value-type="float" office:value="4.739" calcext:value-type="float">
            <text:p>4.739</text:p>
          </table:table-cell>
          <table:table-cell office:value-type="float" office:value="0.03589" calcext:value-type="float">
            <text:p>0.03589</text:p>
          </table:table-cell>
          <table:table-cell office:value-type="float" office:value="0.88113" calcext:value-type="float">
            <text:p>0.88113</text:p>
          </table:table-cell>
          <table:table-cell office:value-type="float" office:value="0.60429" calcext:value-type="float">
            <text:p>0.60429</text:p>
          </table:table-cell>
          <table:table-cell office:value-type="float" office:value="0.73793" calcext:value-type="float">
            <text:p>0.73793</text:p>
          </table:table-cell>
          <table:table-cell office:value-type="float" office:value="0.26268" calcext:value-type="float">
            <text:p>0.26268</text:p>
          </table:table-cell>
          <table:table-cell office:value-type="float" office:value="0.06358" calcext:value-type="float">
            <text:p>0.06358</text:p>
          </table:table-cell>
          <table:table-cell office:value-type="float" office:value="0.06431" calcext:value-type="float">
            <text:p>0.06431</text:p>
          </table:table-cell>
          <table:table-cell office:value-type="float" office:value="2.12466" calcext:value-type="float">
            <text:p>2.12466</text:p>
          </table:table-cell>
        </table:table-row>
        <table:table-row table:style-name="ro1">
          <table:table-cell office:value-type="string" calcext:value-type="string">
            <text:p>Palestinian Territories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108" calcext:value-type="float">
            <text:p>108</text:p>
          </table:table-cell>
          <table:table-cell office:value-type="float" office:value="4.715" calcext:value-type="float">
            <text:p>4.715</text:p>
          </table:table-cell>
          <table:table-cell office:value-type="float" office:value="0.04394" calcext:value-type="float">
            <text:p>0.04394</text:p>
          </table:table-cell>
          <table:table-cell office:value-type="float" office:value="0.59867" calcext:value-type="float">
            <text:p>0.59867</text:p>
          </table:table-cell>
          <table:table-cell office:value-type="float" office:value="0.92558" calcext:value-type="float">
            <text:p>0.92558</text:p>
          </table:table-cell>
          <table:table-cell office:value-type="float" office:value="0.66015" calcext:value-type="float">
            <text:p>0.66015</text:p>
          </table:table-cell>
          <table:table-cell office:value-type="float" office:value="0.24499" calcext:value-type="float">
            <text:p>0.24499</text:p>
          </table:table-cell>
          <table:table-cell office:value-type="float" office:value="0.12905" calcext:value-type="float">
            <text:p>0.12905</text:p>
          </table:table-cell>
          <table:table-cell office:value-type="float" office:value="0.11251" calcext:value-type="float">
            <text:p>0.11251</text:p>
          </table:table-cell>
          <table:table-cell office:value-type="float" office:value="2.04384" calcext:value-type="float">
            <text:p>2.04384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Southern Asia</text:p>
          </table:table-cell>
          <table:table-cell office:value-type="float" office:value="109" calcext:value-type="float">
            <text:p>109</text:p>
          </table:table-cell>
          <table:table-cell office:value-type="float" office:value="4.694" calcext:value-type="float">
            <text:p>4.694</text:p>
          </table:table-cell>
          <table:table-cell office:value-type="float" office:value="0.03077" calcext:value-type="float">
            <text:p>0.03077</text:p>
          </table:table-cell>
          <table:table-cell office:value-type="float" office:value="0.39753" calcext:value-type="float">
            <text:p>0.39753</text:p>
          </table:table-cell>
          <table:table-cell office:value-type="float" office:value="0.43106" calcext:value-type="float">
            <text:p>0.43106</text:p>
          </table:table-cell>
          <table:table-cell office:value-type="float" office:value="0.60164" calcext:value-type="float">
            <text:p>0.60164</text:p>
          </table:table-cell>
          <table:table-cell office:value-type="float" office:value="0.4082" calcext:value-type="float">
            <text:p>0.4082</text:p>
          </table:table-cell>
          <table:table-cell office:value-type="float" office:value="0.12569" calcext:value-type="float">
            <text:p>0.12569</text:p>
          </table:table-cell>
          <table:table-cell office:value-type="float" office:value="0.21222" calcext:value-type="float">
            <text:p>0.21222</text:p>
          </table:table-cell>
          <table:table-cell office:value-type="float" office:value="2.51767" calcext:value-type="float">
            <text:p>2.51767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110" calcext:value-type="float">
            <text:p>110</text:p>
          </table:table-cell>
          <table:table-cell office:value-type="float" office:value="4.686" calcext:value-type="float">
            <text:p>4.686</text:p>
          </table:table-cell>
          <table:table-cell office:value-type="float" office:value="0.04449" calcext:value-type="float">
            <text:p>0.04449</text:p>
          </table:table-cell>
          <table:table-cell office:value-type="float" office:value="1.0088" calcext:value-type="float">
            <text:p>1.0088</text:p>
          </table:table-cell>
          <table:table-cell office:value-type="float" office:value="0.54447" calcext:value-type="float">
            <text:p>0.54447</text:p>
          </table:table-cell>
          <table:table-cell office:value-type="float" office:value="0.69805" calcext:value-type="float">
            <text:p>0.69805</text:p>
          </table:table-cell>
          <table:table-cell office:value-type="float" office:value="0.30033" calcext:value-type="float">
            <text:p>0.30033</text:p>
          </table:table-cell>
          <table:table-cell office:value-type="float" office:value="0.05863" calcext:value-type="float">
            <text:p>0.05863</text:p>
          </table:table-cell>
          <table:table-cell office:value-type="float" office:value="0.38086" calcext:value-type="float">
            <text:p>0.38086</text:p>
          </table:table-cell>
          <table:table-cell office:value-type="float" office:value="1.6944" calcext:value-type="float">
            <text:p>1.6944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Central and Eastern Europe</text:p>
          </table:table-cell>
          <table:table-cell office:value-type="float" office:value="111" calcext:value-type="float">
            <text:p>111</text:p>
          </table:table-cell>
          <table:table-cell office:value-type="float" office:value="4.681" calcext:value-type="float">
            <text:p>4.681</text:p>
          </table:table-cell>
          <table:table-cell office:value-type="float" office:value="0.04412" calcext:value-type="float">
            <text:p>0.04412</text:p>
          </table:table-cell>
          <table:table-cell office:value-type="float" office:value="0.79907" calcext:value-type="float">
            <text:p>0.79907</text:p>
          </table:table-cell>
          <table:table-cell office:value-type="float" office:value="1.20278" calcext:value-type="float">
            <text:p>1.20278</text:p>
          </table:table-cell>
          <table:table-cell office:value-type="float" office:value="0.6739" calcext:value-type="float">
            <text:p>0.6739</text:p>
          </table:table-cell>
          <table:table-cell office:value-type="float" office:value="0.25123" calcext:value-type="float">
            <text:p>0.25123</text:p>
          </table:table-cell>
          <table:table-cell office:value-type="float" office:value="0.02961" calcext:value-type="float">
            <text:p>0.02961</text:p>
          </table:table-cell>
          <table:table-cell office:value-type="float" office:value="0.15275" calcext:value-type="float">
            <text:p>0.15275</text:p>
          </table:table-cell>
          <table:table-cell office:value-type="float" office:value="1.5714" calcext:value-type="float">
            <text:p>1.5714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112" calcext:value-type="float">
            <text:p>112</text:p>
          </table:table-cell>
          <table:table-cell office:value-type="float" office:value="4.677" calcext:value-type="float">
            <text:p>4.677</text:p>
          </table:table-cell>
          <table:table-cell office:value-type="float" office:value="0.05232" calcext:value-type="float">
            <text:p>0.05232</text:p>
          </table:table-cell>
          <table:table-cell office:value-type="float" office:value="0.98549" calcext:value-type="float">
            <text:p>0.98549</text:p>
          </table:table-cell>
          <table:table-cell office:value-type="float" office:value="0.81889" calcext:value-type="float">
            <text:p>0.81889</text:p>
          </table:table-cell>
          <table:table-cell office:value-type="float" office:value="0.60237" calcext:value-type="float">
            <text:p>0.60237</text:p>
          </table:table-cell>
          <table:table-cell office:value-type="float" office:value="0" calcext:value-type="float">
            <text:p>0</text:p>
          </table:table-cell>
          <table:table-cell office:value-type="float" office:value="0.13788" calcext:value-type="float">
            <text:p>0.13788</text:p>
          </table:table-cell>
          <table:table-cell office:value-type="float" office:value="0.17922" calcext:value-type="float">
            <text:p>0.17922</text:p>
          </table:table-cell>
          <table:table-cell office:value-type="float" office:value="1.95335" calcext:value-type="float">
            <text:p>1.95335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Sub-Saharan Africa</text:p>
          </table:table-cell>
          <table:table-cell office:value-type="float" office:value="113" calcext:value-type="float">
            <text:p>113</text:p>
          </table:table-cell>
          <table:table-cell office:value-type="float" office:value="4.642" calcext:value-type="float">
            <text:p>4.642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92049" calcext:value-type="float">
            <text:p>0.92049</text:p>
          </table:table-cell>
          <table:table-cell office:value-type="float" office:value="1.18468" calcext:value-type="float">
            <text:p>1.18468</text:p>
          </table:table-cell>
          <table:table-cell office:value-type="float" office:value="0.27688" calcext:value-type="float">
            <text:p>0.27688</text:p>
          </table:table-cell>
          <table:table-cell office:value-type="float" office:value="0.33207" calcext:value-type="float">
            <text:p>0.33207</text:p>
          </table:table-cell>
          <table:table-cell office:value-type="float" office:value="0.08884" calcext:value-type="float">
            <text:p>0.08884</text:p>
          </table:table-cell>
          <table:table-cell office:value-type="float" office:value="0.11973" calcext:value-type="float">
            <text:p>0.11973</text:p>
          </table:table-cell>
          <table:table-cell office:value-type="float" office:value="1.71956" calcext:value-type="float">
            <text:p>1.71956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Sub-Saharan Africa</text:p>
          </table:table-cell>
          <table:table-cell office:value-type="float" office:value="114" calcext:value-type="float">
            <text:p>114</text:p>
          </table:table-cell>
          <table:table-cell office:value-type="float" office:value="4.633" calcext:value-type="float">
            <text:p>4.633</text:p>
          </table:table-cell>
          <table:table-cell office:value-type="float" office:value="0.04742" calcext:value-type="float">
            <text:p>0.04742</text:p>
          </table:table-cell>
          <table:table-cell office:value-type="float" office:value="0.54558" calcext:value-type="float">
            <text:p>0.54558</text:p>
          </table:table-cell>
          <table:table-cell office:value-type="float" office:value="0.67954" calcext:value-type="float">
            <text:p>0.67954</text:p>
          </table:table-cell>
          <table:table-cell office:value-type="float" office:value="0.40132" calcext:value-type="float">
            <text:p>0.40132</text:p>
          </table:table-cell>
          <table:table-cell office:value-type="float" office:value="0.42342" calcext:value-type="float">
            <text:p>0.42342</text:p>
          </table:table-cell>
          <table:table-cell office:value-type="float" office:value="0.04355" calcext:value-type="float">
            <text:p>0.04355</text:p>
          </table:table-cell>
          <table:table-cell office:value-type="float" office:value="0.23087" calcext:value-type="float">
            <text:p>0.23087</text:p>
          </table:table-cell>
          <table:table-cell office:value-type="float" office:value="2.30919" calcext:value-type="float">
            <text:p>2.30919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Sub-Saharan Africa</text:p>
          </table:table-cell>
          <table:table-cell office:value-type="float" office:value="115" calcext:value-type="float">
            <text:p>115</text:p>
          </table:table-cell>
          <table:table-cell office:value-type="float" office:value="4.61" calcext:value-type="float">
            <text:p>4.6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271" calcext:value-type="float">
            <text:p>0.271</text:p>
          </table:table-cell>
          <table:table-cell office:value-type="float" office:value="1.03276" calcext:value-type="float">
            <text:p>1.03276</text:p>
          </table:table-cell>
          <table:table-cell office:value-type="float" office:value="0.33475" calcext:value-type="float">
            <text:p>0.33475</text:p>
          </table:table-cell>
          <table:table-cell office:value-type="float" office:value="0.25861" calcext:value-type="float">
            <text:p>0.25861</text:p>
          </table:table-cell>
          <table:table-cell office:value-type="float" office:value="0.08079" calcext:value-type="float">
            <text:p>0.08079</text:p>
          </table:table-cell>
          <table:table-cell office:value-type="float" office:value="0.18987" calcext:value-type="float">
            <text:p>0.18987</text:p>
          </table:table-cell>
          <table:table-cell office:value-type="float" office:value="2.44191" calcext:value-type="float">
            <text:p>2.44191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Sub-Saharan Africa</text:p>
          </table:table-cell>
          <table:table-cell office:value-type="float" office:value="116" calcext:value-type="float">
            <text:p>116</text:p>
          </table:table-cell>
          <table:table-cell office:value-type="float" office:value="4.571" calcext:value-type="float">
            <text:p>4.571</text:p>
          </table:table-cell>
          <table:table-cell office:value-type="float" office:value="0.11068" calcext:value-type="float">
            <text:p>0.11068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78968" calcext:value-type="float">
            <text:p>0.78968</text:p>
          </table:table-cell>
          <table:table-cell office:value-type="float" office:value="0.34201" calcext:value-type="float">
            <text:p>0.34201</text:p>
          </table:table-cell>
          <table:table-cell office:value-type="float" office:value="0.28531" calcext:value-type="float">
            <text:p>0.28531</text:p>
          </table:table-cell>
          <table:table-cell office:value-type="float" office:value="0.06232" calcext:value-type="float">
            <text:p>0.06232</text:p>
          </table:table-cell>
          <table:table-cell office:value-type="float" office:value="0.24362" calcext:value-type="float">
            <text:p>0.24362</text:p>
          </table:table-cell>
          <table:table-cell office:value-type="float" office:value="2.77729" calcext:value-type="float">
            <text:p>2.77729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Southern Asia</text:p>
          </table:table-cell>
          <table:table-cell office:value-type="float" office:value="117" calcext:value-type="float">
            <text:p>117</text:p>
          </table:table-cell>
          <table:table-cell office:value-type="float" office:value="4.565" calcext:value-type="float">
            <text:p>4.565</text:p>
          </table:table-cell>
          <table:table-cell office:value-type="float" office:value="0.02043" calcext:value-type="float">
            <text:p>0.02043</text:p>
          </table:table-cell>
          <table:table-cell office:value-type="float" office:value="0.64499" calcext:value-type="float">
            <text:p>0.64499</text:p>
          </table:table-cell>
          <table:table-cell office:value-type="float" office:value="0.38174" calcext:value-type="float">
            <text:p>0.38174</text:p>
          </table:table-cell>
          <table:table-cell office:value-type="float" office:value="0.51529" calcext:value-type="float">
            <text:p>0.51529</text:p>
          </table:table-cell>
          <table:table-cell office:value-type="float" office:value="0.39786" calcext:value-type="float">
            <text:p>0.39786</text:p>
          </table:table-cell>
          <table:table-cell office:value-type="float" office:value="0.08492" calcext:value-type="float">
            <text:p>0.08492</text:p>
          </table:table-cell>
          <table:table-cell office:value-type="float" office:value="0.26475" calcext:value-type="float">
            <text:p>0.26475</text:p>
          </table:table-cell>
          <table:table-cell office:value-type="float" office:value="2.27513" calcext:value-type="float">
            <text:p>2.27513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ub-Saharan Africa</text:p>
          </table:table-cell>
          <table:table-cell office:value-type="float" office:value="118" calcext:value-type="float">
            <text:p>118</text:p>
          </table:table-cell>
          <table:table-cell office:value-type="float" office:value="4.55" calcext:value-type="float">
            <text:p>4.55</text:p>
          </table:table-cell>
          <table:table-cell office:value-type="float" office:value="0.0674" calcext:value-type="float">
            <text:p>0.0674</text:p>
          </table:table-cell>
          <table:table-cell office:value-type="float" office:value="0.52107" calcext:value-type="float">
            <text:p>0.52107</text:p>
          </table:table-cell>
          <table:table-cell office:value-type="float" office:value="1.01404" calcext:value-type="float">
            <text:p>1.01404</text:p>
          </table:table-cell>
          <table:table-cell office:value-type="float" office:value="0.36878" calcext:value-type="float">
            <text:p>0.36878</text:p>
          </table:table-cell>
          <table:table-cell office:value-type="float" office:value="0.10081" calcext:value-type="float">
            <text:p>0.10081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19062" calcext:value-type="float">
            <text:p>0.19062</text:p>
          </table:table-cell>
          <table:table-cell office:value-type="float" office:value="2.20857" calcext:value-type="float">
            <text:p>2.20857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Latin America and Caribbean</text:p>
          </table:table-cell>
          <table:table-cell office:value-type="float" office:value="119" calcext:value-type="float">
            <text:p>119</text:p>
          </table:table-cell>
          <table:table-cell office:value-type="float" office:value="4.518" calcext:value-type="float">
            <text:p>4.518</text:p>
          </table:table-cell>
          <table:table-cell office:value-type="float" office:value="0.07331" calcext:value-type="float">
            <text:p>0.07331</text:p>
          </table:table-cell>
          <table:table-cell office:value-type="float" office:value="0.26673" calcext:value-type="float">
            <text:p>0.26673</text:p>
          </table:table-cell>
          <table:table-cell office:value-type="float" office:value="0.74302" calcext:value-type="float">
            <text:p>0.74302</text:p>
          </table:table-cell>
          <table:table-cell office:value-type="float" office:value="0.38847" calcext:value-type="float">
            <text:p>0.38847</text:p>
          </table:table-cell>
          <table:table-cell office:value-type="float" office:value="0.24425" calcext:value-type="float">
            <text:p>0.24425</text:p>
          </table:table-cell>
          <table:table-cell office:value-type="float" office:value="0.17175" calcext:value-type="float">
            <text:p>0.17175</text:p>
          </table:table-cell>
          <table:table-cell office:value-type="float" office:value="0.46187" calcext:value-type="float">
            <text:p>0.46187</text:p>
          </table:table-cell>
          <table:table-cell office:value-type="float" office:value="2.24173" calcext:value-type="float">
            <text:p>2.24173</text:p>
          </table:table-cell>
        </table:table-row>
        <table:table-row table:style-name="ro1">
          <table:table-cell office:value-type="string" calcext:value-type="string">
            <text:p>Congo (Kinshasa)</text:p>
          </table:table-cell>
          <table:table-cell office:value-type="string" calcext:value-type="string">
            <text:p>Sub-Saharan Africa</text:p>
          </table:table-cell>
          <table:table-cell office:value-type="float" office:value="120" calcext:value-type="float">
            <text:p>120</text:p>
          </table:table-cell>
          <table:table-cell office:value-type="float" office:value="4.517" calcext:value-type="float">
            <text:p>4.517</text:p>
          </table:table-cell>
          <table:table-cell office:value-type="float" office:value="0.0368" calcext:value-type="float">
            <text:p>0.0368</text:p>
          </table:table-cell>
          <table:table-cell office:value-type="float" office:value="0" calcext:value-type="float">
            <text:p>0</text:p>
          </table:table-cell>
          <table:table-cell office:value-type="float" office:value="1.0012" calcext:value-type="float">
            <text:p>1.0012</text:p>
          </table:table-cell>
          <table:table-cell office:value-type="float" office:value="0.09806" calcext:value-type="float">
            <text:p>0.09806</text:p>
          </table:table-cell>
          <table:table-cell office:value-type="float" office:value="0.22605" calcext:value-type="float">
            <text:p>0.22605</text:p>
          </table:table-cell>
          <table:table-cell office:value-type="float" office:value="0.07625" calcext:value-type="float">
            <text:p>0.07625</text:p>
          </table:table-cell>
          <table:table-cell office:value-type="float" office:value="0.24834" calcext:value-type="float">
            <text:p>0.24834</text:p>
          </table:table-cell>
          <table:table-cell office:value-type="float" office:value="2.86712" calcext:value-type="float">
            <text:p>2.86712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Southern Asia</text:p>
          </table:table-cell>
          <table:table-cell office:value-type="float" office:value="121" calcext:value-type="float">
            <text:p>121</text:p>
          </table:table-cell>
          <table:table-cell office:value-type="float" office:value="4.514" calcext:value-type="float">
            <text:p>4.514</text:p>
          </table:table-cell>
          <table:table-cell office:value-type="float" office:value="0.03607" calcext:value-type="float">
            <text:p>0.03607</text:p>
          </table:table-cell>
          <table:table-cell office:value-type="float" office:value="0.35997" calcext:value-type="float">
            <text:p>0.35997</text:p>
          </table:table-cell>
          <table:table-cell office:value-type="float" office:value="0.86449" calcext:value-type="float">
            <text:p>0.86449</text:p>
          </table:table-cell>
          <table:table-cell office:value-type="float" office:value="0.56874" calcext:value-type="float">
            <text:p>0.56874</text:p>
          </table:table-cell>
          <table:table-cell office:value-type="float" office:value="0.38282" calcext:value-type="float">
            <text:p>0.38282</text:p>
          </table:table-cell>
          <table:table-cell office:value-type="float" office:value="0.05907" calcext:value-type="float">
            <text:p>0.05907</text:p>
          </table:table-cell>
          <table:table-cell office:value-type="float" office:value="0.32296" calcext:value-type="float">
            <text:p>0.32296</text:p>
          </table:table-cell>
          <table:table-cell office:value-type="float" office:value="1.95637" calcext:value-type="float">
            <text:p>1.95637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Sub-Saharan Africa</text:p>
          </table:table-cell>
          <table:table-cell office:value-type="float" office:value="122" calcext:value-type="float">
            <text:p>122</text:p>
          </table:table-cell>
          <table:table-cell office:value-type="float" office:value="4.512" calcext:value-type="float">
            <text:p>4.512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19073" calcext:value-type="float">
            <text:p>0.19073</text:p>
          </table:table-cell>
          <table:table-cell office:value-type="float" office:value="0.60406" calcext:value-type="float">
            <text:p>0.60406</text:p>
          </table:table-cell>
          <table:table-cell office:value-type="float" office:value="0.44055" calcext:value-type="float">
            <text:p>0.44055</text:p>
          </table:table-cell>
          <table:table-cell office:value-type="float" office:value="0.4345" calcext:value-type="float">
            <text:p>0.4345</text:p>
          </table:table-cell>
          <table:table-cell office:value-type="float" office:value="0.15048" calcext:value-type="float">
            <text:p>0.15048</text:p>
          </table:table-cell>
          <table:table-cell office:value-type="float" office:value="0.24325" calcext:value-type="float">
            <text:p>0.24325</text:p>
          </table:table-cell>
          <table:table-cell office:value-type="float" office:value="2.44876" calcext:value-type="float">
            <text:p>2.44876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Sub-Saharan Africa</text:p>
          </table:table-cell>
          <table:table-cell office:value-type="float" office:value="123" calcext:value-type="float">
            <text:p>123</text:p>
          </table:table-cell>
          <table:table-cell office:value-type="float" office:value="4.507" calcext:value-type="float">
            <text:p>4.507</text:p>
          </table:table-cell>
          <table:table-cell office:value-type="float" office:value="0.07068" calcext:value-type="float">
            <text:p>0.07068</text:p>
          </table:table-cell>
          <table:table-cell office:value-type="float" office:value="0.33024" calcext:value-type="float">
            <text:p>0.33024</text:p>
          </table:table-cell>
          <table:table-cell office:value-type="float" office:value="0.95571" calcext:value-type="float">
            <text:p>0.95571</text:p>
          </table:table-cell>
          <table:table-cell office:value-type="float" office:value="0" calcext:value-type="float">
            <text:p>0</text:p>
          </table:table-cell>
          <table:table-cell office:value-type="float" office:value="0.4084" calcext:value-type="float">
            <text:p>0.4084</text:p>
          </table:table-cell>
          <table:table-cell office:value-type="float" office:value="0.08786" calcext:value-type="float">
            <text:p>0.08786</text:p>
          </table:table-cell>
          <table:table-cell office:value-type="float" office:value="0.21488" calcext:value-type="float">
            <text:p>0.21488</text:p>
          </table:table-cell>
          <table:table-cell office:value-type="float" office:value="2.51009" calcext:value-type="float">
            <text:p>2.51009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Sub-Saharan Africa</text:p>
          </table:table-cell>
          <table:table-cell office:value-type="float" office:value="124" calcext:value-type="float">
            <text:p>124</text:p>
          </table:table-cell>
          <table:table-cell office:value-type="float" office:value="4.436" calcext:value-type="float">
            <text:p>4.436</text:p>
          </table:table-cell>
          <table:table-cell office:value-type="float" office:value="0.03947" calcext:value-type="float">
            <text:p>0.03947</text:p>
          </table:table-cell>
          <table:table-cell office:value-type="float" office:value="0.45407" calcext:value-type="float">
            <text:p>0.45407</text:p>
          </table:table-cell>
          <table:table-cell office:value-type="float" office:value="0.86908" calcext:value-type="float">
            <text:p>0.86908</text:p>
          </table:table-cell>
          <table:table-cell office:value-type="float" office:value="0.35874" calcext:value-type="float">
            <text:p>0.35874</text:p>
          </table:table-cell>
          <table:table-cell office:value-type="float" office:value="0.24232" calcext:value-type="float">
            <text:p>0.24232</text:p>
          </table:table-cell>
          <table:table-cell office:value-type="float" office:value="0.17461" calcext:value-type="float">
            <text:p>0.17461</text:p>
          </table:table-cell>
          <table:table-cell office:value-type="float" office:value="0.219" calcext:value-type="float">
            <text:p>0.219</text:p>
          </table:table-cell>
          <table:table-cell office:value-type="float" office:value="2.11773" calcext:value-type="float">
            <text:p>2.11773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Sub-Saharan Africa</text:p>
          </table:table-cell>
          <table:table-cell office:value-type="float" office:value="125" calcext:value-type="float">
            <text:p>125</text:p>
          </table:table-cell>
          <table:table-cell office:value-type="float" office:value="4.419" calcext:value-type="float">
            <text:p>4.419</text:p>
          </table:table-cell>
          <table:table-cell office:value-type="float" office:value="0.04734" calcext:value-type="float">
            <text:p>0.04734</text:p>
          </table:table-cell>
          <table:table-cell office:value-type="float" office:value="0.36471" calcext:value-type="float">
            <text:p>0.36471</text:p>
          </table:table-cell>
          <table:table-cell office:value-type="float" office:value="0.99876" calcext:value-type="float">
            <text:p>0.99876</text:p>
          </table:table-cell>
          <table:table-cell office:value-type="float" office:value="0.41435" calcext:value-type="float">
            <text:p>0.41435</text:p>
          </table:table-cell>
          <table:table-cell office:value-type="float" office:value="0.42215" calcext:value-type="float">
            <text:p>0.42215</text:p>
          </table:table-cell>
          <table:table-cell office:value-type="float" office:value="0.05839" calcext:value-type="float">
            <text:p>0.05839</text:p>
          </table:table-cell>
          <table:table-cell office:value-type="float" office:value="0.37542" calcext:value-type="float">
            <text:p>0.37542</text:p>
          </table:table-cell>
          <table:table-cell office:value-type="float" office:value="1.78555" calcext:value-type="float">
            <text:p>1.78555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Sub-Saharan Africa</text:p>
          </table:table-cell>
          <table:table-cell office:value-type="float" office:value="126" calcext:value-type="float">
            <text:p>126</text:p>
          </table:table-cell>
          <table:table-cell office:value-type="float" office:value="4.369" calcext:value-type="float">
            <text:p>4.369</text:p>
          </table:table-cell>
          <table:table-cell office:value-type="float" office:value="0.08096" calcext:value-type="float">
            <text:p>0.08096</text:p>
          </table:table-cell>
          <table:table-cell office:value-type="float" office:value="0.44025" calcext:value-type="float">
            <text:p>0.44025</text:p>
          </table:table-cell>
          <table:table-cell office:value-type="float" office:value="0.59207" calcext:value-type="float">
            <text:p>0.59207</text:p>
          </table:table-cell>
          <table:table-cell office:value-type="float" office:value="0.36291" calcext:value-type="float">
            <text:p>0.36291</text:p>
          </table:table-cell>
          <table:table-cell office:value-type="float" office:value="0.46074" calcext:value-type="float">
            <text:p>0.46074</text:p>
          </table:table-cell>
          <table:table-cell office:value-type="float" office:value="0.28105" calcext:value-type="float">
            <text:p>0.28105</text:p>
          </table:table-cell>
          <table:table-cell office:value-type="float" office:value="0.18093" calcext:value-type="float">
            <text:p>0.18093</text:p>
          </table:table-cell>
          <table:table-cell office:value-type="float" office:value="2.05125" calcext:value-type="float">
            <text:p>2.05125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127" calcext:value-type="float">
            <text:p>127</text:p>
          </table:table-cell>
          <table:table-cell office:value-type="float" office:value="4.35" calcext:value-type="float">
            <text:p>4.35</text:p>
          </table:table-cell>
          <table:table-cell office:value-type="float" office:value="0.04763" calcext:value-type="float">
            <text:p>0.04763</text:p>
          </table:table-cell>
          <table:table-cell office:value-type="float" office:value="0.76821" calcext:value-type="float">
            <text:p>0.76821</text:p>
          </table:table-cell>
          <table:table-cell office:value-type="float" office:value="0.77711" calcext:value-type="float">
            <text:p>0.77711</text:p>
          </table:table-cell>
          <table:table-cell office:value-type="float" office:value="0.7299" calcext:value-type="float">
            <text:p>0.7299</text:p>
          </table:table-cell>
          <table:table-cell office:value-type="float" office:value="0.19847" calcext:value-type="float">
            <text:p>0.1984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7855" calcext:value-type="float">
            <text:p>0.07855</text:p>
          </table:table-cell>
          <table:table-cell office:value-type="float" office:value="1.75873" calcext:value-type="float">
            <text:p>1.75873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Sub-Saharan Africa</text:p>
          </table:table-cell>
          <table:table-cell office:value-type="float" office:value="128" calcext:value-type="float">
            <text:p>128</text:p>
          </table:table-cell>
          <table:table-cell office:value-type="float" office:value="4.332" calcext:value-type="float">
            <text:p>4.332</text:p>
          </table:table-cell>
          <table:table-cell office:value-type="float" office:value="0.04934" calcext:value-type="float">
            <text:p>0.04934</text:p>
          </table:table-cell>
          <table:table-cell office:value-type="float" office:value="0.99355" calcext:value-type="float">
            <text:p>0.99355</text:p>
          </table:table-cell>
          <table:table-cell office:value-type="float" office:value="1.10464" calcext:value-type="float">
            <text:p>1.10464</text:p>
          </table:table-cell>
          <table:table-cell office:value-type="float" office:value="0.04776" calcext:value-type="float">
            <text:p>0.04776</text:p>
          </table:table-cell>
          <table:table-cell office:value-type="float" office:value="0.49495" calcext:value-type="float">
            <text:p>0.49495</text:p>
          </table:table-cell>
          <table:table-cell office:value-type="float" office:value="0.12474" calcext:value-type="float">
            <text:p>0.12474</text:p>
          </table:table-cell>
          <table:table-cell office:value-type="float" office:value="0.10461" calcext:value-type="float">
            <text:p>0.10461</text:p>
          </table:table-cell>
          <table:table-cell office:value-type="float" office:value="1.46181" calcext:value-type="float">
            <text:p>1.46181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Southeastern Asia</text:p>
          </table:table-cell>
          <table:table-cell office:value-type="float" office:value="129" calcext:value-type="float">
            <text:p>129</text:p>
          </table:table-cell>
          <table:table-cell office:value-type="float" office:value="4.307" calcext:value-type="float">
            <text:p>4.307</text:p>
          </table:table-cell>
          <table:table-cell office:value-type="float" office:value="0.04351" calcext:value-type="float">
            <text:p>0.04351</text:p>
          </table:table-cell>
          <table:table-cell office:value-type="float" office:value="0.27108" calcext:value-type="float">
            <text:p>0.27108</text:p>
          </table:table-cell>
          <table:table-cell office:value-type="float" office:value="0.70905" calcext:value-type="float">
            <text:p>0.70905</text:p>
          </table:table-cell>
          <table:table-cell office:value-type="float" office:value="0.48246" calcext:value-type="float">
            <text:p>0.48246</text:p>
          </table:table-cell>
          <table:table-cell office:value-type="float" office:value="0.44017" calcext:value-type="float">
            <text:p>0.44017</text:p>
          </table:table-cell>
          <table:table-cell office:value-type="float" office:value="0.19034" calcext:value-type="float">
            <text:p>0.19034</text:p>
          </table:table-cell>
          <table:table-cell office:value-type="float" office:value="0.79588" calcext:value-type="float">
            <text:p>0.79588</text:p>
          </table:table-cell>
          <table:table-cell office:value-type="float" office:value="1.41805" calcext:value-type="float">
            <text:p>1.41805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130" calcext:value-type="float">
            <text:p>130</text:p>
          </table:table-cell>
          <table:table-cell office:value-type="float" office:value="4.297" calcext:value-type="float">
            <text:p>4.297</text:p>
          </table:table-cell>
          <table:table-cell office:value-type="float" office:value="0.04221" calcext:value-type="float">
            <text:p>0.04221</text:p>
          </table:table-cell>
          <table:table-cell office:value-type="float" office:value="0.7419" calcext:value-type="float">
            <text:p>0.7419</text:p>
          </table:table-cell>
          <table:table-cell office:value-type="float" office:value="0.38562" calcext:value-type="float">
            <text:p>0.38562</text:p>
          </table:table-cell>
          <table:table-cell office:value-type="float" office:value="0.72926" calcext:value-type="float">
            <text:p>0.72926</text:p>
          </table:table-cell>
          <table:table-cell office:value-type="float" office:value="0.40577" calcext:value-type="float">
            <text:p>0.40577</text:p>
          </table:table-cell>
          <table:table-cell office:value-type="float" office:value="0.38331" calcext:value-type="float">
            <text:p>0.38331</text:p>
          </table:table-cell>
          <table:table-cell office:value-type="float" office:value="0.05547" calcext:value-type="float">
            <text:p>0.05547</text:p>
          </table:table-cell>
          <table:table-cell office:value-type="float" office:value="1.59541" calcext:value-type="float">
            <text:p>1.59541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Sub-Saharan Africa</text:p>
          </table:table-cell>
          <table:table-cell office:value-type="float" office:value="131" calcext:value-type="float">
            <text:p>131</text:p>
          </table:table-cell>
          <table:table-cell office:value-type="float" office:value="4.292" calcext:value-type="float">
            <text:p>4.292</text:p>
          </table:table-cell>
          <table:table-cell office:value-type="float" office:value="0.0613" calcext:value-type="float">
            <text:p>0.0613</text:p>
          </table:table-cell>
          <table:table-cell office:value-type="float" office:value="0.01604" calcext:value-type="float">
            <text:p>0.01604</text:p>
          </table:table-cell>
          <table:table-cell office:value-type="float" office:value="0.41134" calcext:value-type="float">
            <text:p>0.41134</text:p>
          </table:table-cell>
          <table:table-cell office:value-type="float" office:value="0.22562" calcext:value-type="float">
            <text:p>0.22562</text:p>
          </table:table-cell>
          <table:table-cell office:value-type="float" office:value="0.43054" calcext:value-type="float">
            <text:p>0.43054</text:p>
          </table:table-cell>
          <table:table-cell office:value-type="float" office:value="0.06977" calcext:value-type="float">
            <text:p>0.06977</text:p>
          </table:table-cell>
          <table:table-cell office:value-type="float" office:value="0.33128" calcext:value-type="float">
            <text:p>0.33128</text:p>
          </table:table-cell>
          <table:table-cell office:value-type="float" office:value="2.80791" calcext:value-type="float">
            <text:p>2.80791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Southern Asia</text:p>
          </table:table-cell>
          <table:table-cell office:value-type="float" office:value="132" calcext:value-type="float">
            <text:p>132</text:p>
          </table:table-cell>
          <table:table-cell office:value-type="float" office:value="4.271" calcext:value-type="float">
            <text:p>4.271</text:p>
          </table:table-cell>
          <table:table-cell office:value-type="float" office:value="0.03751" calcext:value-type="float">
            <text:p>0.03751</text:p>
          </table:table-cell>
          <table:table-cell office:value-type="float" office:value="0.83524" calcext:value-type="float">
            <text:p>0.83524</text:p>
          </table:table-cell>
          <table:table-cell office:value-type="float" office:value="1.01905" calcext:value-type="float">
            <text:p>1.01905</text:p>
          </table:table-cell>
          <table:table-cell office:value-type="float" office:value="0.70806" calcext:value-type="float">
            <text:p>0.70806</text:p>
          </table:table-cell>
          <table:table-cell office:value-type="float" office:value="0.53726" calcext:value-type="float">
            <text:p>0.53726</text:p>
          </table:table-cell>
          <table:table-cell office:value-type="float" office:value="0.09179" calcext:value-type="float">
            <text:p>0.09179</text:p>
          </table:table-cell>
          <table:table-cell office:value-type="float" office:value="0.40828" calcext:value-type="float">
            <text:p>0.40828</text:p>
          </table:table-cell>
          <table:table-cell office:value-type="float" office:value="0.67108" calcext:value-type="float">
            <text:p>0.67108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Sub-Saharan Africa</text:p>
          </table:table-cell>
          <table:table-cell office:value-type="float" office:value="133" calcext:value-type="float">
            <text:p>133</text:p>
          </table:table-cell>
          <table:table-cell office:value-type="float" office:value="4.252" calcext:value-type="float">
            <text:p>4.252</text:p>
          </table:table-cell>
          <table:table-cell office:value-type="float" office:value="0.04678" calcext:value-type="float">
            <text:p>0.04678</text:p>
          </table:table-cell>
          <table:table-cell office:value-type="float" office:value="0.4225" calcext:value-type="float">
            <text:p>0.4225</text:p>
          </table:table-cell>
          <table:table-cell office:value-type="float" office:value="0.88767" calcext:value-type="float">
            <text:p>0.88767</text:p>
          </table:table-cell>
          <table:table-cell office:value-type="float" office:value="0.23402" calcext:value-type="float">
            <text:p>0.23402</text:p>
          </table:table-cell>
          <table:table-cell office:value-type="float" office:value="0.49309" calcext:value-type="float">
            <text:p>0.49309</text:p>
          </table:table-cell>
          <table:table-cell office:value-type="float" office:value="0.05786" calcext:value-type="float">
            <text:p>0.05786</text:p>
          </table:table-cell>
          <table:table-cell office:value-type="float" office:value="0.20618" calcext:value-type="float">
            <text:p>0.20618</text:p>
          </table:table-cell>
          <table:table-cell office:value-type="float" office:value="1.95071" calcext:value-type="float">
            <text:p>1.95071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Central and Eastern Europe</text:p>
          </table:table-cell>
          <table:table-cell office:value-type="float" office:value="134" calcext:value-type="float">
            <text:p>134</text:p>
          </table:table-cell>
          <table:table-cell office:value-type="float" office:value="4.218" calcext:value-type="float">
            <text:p>4.218</text:p>
          </table:table-cell>
          <table:table-cell office:value-type="float" office:value="0.04828" calcext:value-type="float">
            <text:p>0.04828</text:p>
          </table:table-cell>
          <table:table-cell office:value-type="float" office:value="1.01216" calcext:value-type="float">
            <text:p>1.01216</text:p>
          </table:table-cell>
          <table:table-cell office:value-type="float" office:value="1.10614" calcext:value-type="float">
            <text:p>1.10614</text:p>
          </table:table-cell>
          <table:table-cell office:value-type="float" office:value="0.76649" calcext:value-type="float">
            <text:p>0.76649</text:p>
          </table:table-cell>
          <table:table-cell office:value-type="float" office:value="0.30587" calcext:value-type="float">
            <text:p>0.30587</text:p>
          </table:table-cell>
          <table:table-cell office:value-type="float" office:value="0.00872" calcext:value-type="float">
            <text:p>0.00872</text:p>
          </table:table-cell>
          <table:table-cell office:value-type="float" office:value="0.11921" calcext:value-type="float">
            <text:p>0.11921</text:p>
          </table:table-cell>
          <table:table-cell office:value-type="float" office:value="0.89991" calcext:value-type="float">
            <text:p>0.89991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135" calcext:value-type="float">
            <text:p>135</text:p>
          </table:table-cell>
          <table:table-cell office:value-type="float" office:value="4.194" calcext:value-type="float">
            <text:p>4.194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8818" calcext:value-type="float">
            <text:p>0.8818</text:p>
          </table:table-cell>
          <table:table-cell office:value-type="float" office:value="0.747" calcext:value-type="float">
            <text:p>0.747</text:p>
          </table:table-cell>
          <table:table-cell office:value-type="float" office:value="0.61712" calcext:value-type="float">
            <text:p>0.61712</text:p>
          </table:table-cell>
          <table:table-cell office:value-type="float" office:value="0.17288" calcext:value-type="float">
            <text:p>0.17288</text:p>
          </table:table-cell>
          <table:table-cell office:value-type="float" office:value="0.06324" calcext:value-type="float">
            <text:p>0.06324</text:p>
          </table:table-cell>
          <table:table-cell office:value-type="float" office:value="0.11291" calcext:value-type="float">
            <text:p>0.11291</text:p>
          </table:table-cell>
          <table:table-cell office:value-type="float" office:value="1.59927" calcext:value-type="float">
            <text:p>1.59927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136" calcext:value-type="float">
            <text:p>136</text:p>
          </table:table-cell>
          <table:table-cell office:value-type="float" office:value="4.077" calcext:value-type="float">
            <text:p>4.077</text:p>
          </table:table-cell>
          <table:table-cell office:value-type="float" office:value="0.04367" calcext:value-type="float">
            <text:p>0.04367</text:p>
          </table:table-cell>
          <table:table-cell office:value-type="float" office:value="0.54649" calcext:value-type="float">
            <text:p>0.54649</text:p>
          </table:table-cell>
          <table:table-cell office:value-type="float" office:value="0.68093" calcext:value-type="float">
            <text:p>0.68093</text:p>
          </table:table-cell>
          <table:table-cell office:value-type="float" office:value="0.40064" calcext:value-type="float">
            <text:p>0.40064</text:p>
          </table:table-cell>
          <table:table-cell office:value-type="float" office:value="0.35571" calcext:value-type="float">
            <text:p>0.35571</text:p>
          </table:table-cell>
          <table:table-cell office:value-type="float" office:value="0.07854" calcext:value-type="float">
            <text:p>0.07854</text:p>
          </table:table-cell>
          <table:table-cell office:value-type="float" office:value="0.09131" calcext:value-type="float">
            <text:p>0.09131</text:p>
          </table:table-cell>
          <table:table-cell office:value-type="float" office:value="1.92313" calcext:value-type="float">
            <text:p>1.92313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Sub-Saharan Africa</text:p>
          </table:table-cell>
          <table:table-cell office:value-type="float" office:value="137" calcext:value-type="float">
            <text:p>137</text:p>
          </table:table-cell>
          <table:table-cell office:value-type="float" office:value="4.033" calcext:value-type="float">
            <text:p>4.033</text:p>
          </table:table-cell>
          <table:table-cell office:value-type="float" office:value="0.04758" calcext:value-type="float">
            <text:p>0.04758</text:p>
          </table:table-cell>
          <table:table-cell office:value-type="float" office:value="0.75778" calcext:value-type="float">
            <text:p>0.75778</text:p>
          </table:table-cell>
          <table:table-cell office:value-type="float" office:value="0.8604" calcext:value-type="float">
            <text:p>0.8604</text:p>
          </table:table-cell>
          <table:table-cell office:value-type="float" office:value="0.16683" calcext:value-type="float">
            <text:p>0.16683</text:p>
          </table:table-cell>
          <table:table-cell office:value-type="float" office:value="0.10384" calcext:value-type="float">
            <text:p>0.10384</text:p>
          </table:table-cell>
          <table:table-cell office:value-type="float" office:value="0.07122" calcext:value-type="float">
            <text:p>0.07122</text:p>
          </table:table-cell>
          <table:table-cell office:value-type="float" office:value="0.12344" calcext:value-type="float">
            <text:p>0.12344</text:p>
          </table:table-cell>
          <table:table-cell office:value-type="float" office:value="1.94939" calcext:value-type="float">
            <text:p>1.94939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Sub-Saharan Africa</text:p>
          </table:table-cell>
          <table:table-cell office:value-type="float" office:value="138" calcext:value-type="float">
            <text:p>138</text:p>
          </table:table-cell>
          <table:table-cell office:value-type="float" office:value="3.995" calcext:value-type="float">
            <text:p>3.995</text:p>
          </table:table-cell>
          <table:table-cell office:value-type="float" office:value="0.05602" calcext:value-type="float">
            <text:p>0.05602</text:p>
          </table:table-cell>
          <table:table-cell office:value-type="float" office:value="0.26074" calcext:value-type="float">
            <text:p>0.26074</text:p>
          </table:table-cell>
          <table:table-cell office:value-type="float" office:value="1.03526" calcext:value-type="float">
            <text:p>1.03526</text:p>
          </table:table-cell>
          <table:table-cell office:value-type="float" office:value="0.20583" calcext:value-type="float">
            <text:p>0.20583</text:p>
          </table:table-cell>
          <table:table-cell office:value-type="float" office:value="0.38857" calcext:value-type="float">
            <text:p>0.38857</text:p>
          </table:table-cell>
          <table:table-cell office:value-type="float" office:value="0.12352" calcext:value-type="float">
            <text:p>0.12352</text:p>
          </table:table-cell>
          <table:table-cell office:value-type="float" office:value="0.18798" calcext:value-type="float">
            <text:p>0.18798</text:p>
          </table:table-cell>
          <table:table-cell office:value-type="float" office:value="1.79293" calcext:value-type="float">
            <text:p>1.79293</text:p>
          </table:table-cell>
        </table:table-row>
        <table:table-row table:style-name="ro1">
          <table:table-cell office:value-type="string" calcext:value-type="string">
            <text:p>Congo (Brazzaville)</text:p>
          </table:table-cell>
          <table:table-cell office:value-type="string" calcext:value-type="string">
            <text:p>Sub-Saharan Africa</text:p>
          </table:table-cell>
          <table:table-cell office:value-type="float" office:value="139" calcext:value-type="float">
            <text:p>139</text:p>
          </table:table-cell>
          <table:table-cell office:value-type="float" office:value="3.989" calcext:value-type="float">
            <text:p>3.989</text:p>
          </table:table-cell>
          <table:table-cell office:value-type="float" office:value="0.06682" calcext:value-type="float">
            <text:p>0.06682</text:p>
          </table:table-cell>
          <table:table-cell office:value-type="float" office:value="0.67866" calcext:value-type="float">
            <text:p>0.67866</text:p>
          </table:table-cell>
          <table:table-cell office:value-type="float" office:value="0.6629" calcext:value-type="float">
            <text:p>0.6629</text:p>
          </table:table-cell>
          <table:table-cell office:value-type="float" office:value="0.31051" calcext:value-type="float">
            <text:p>0.31051</text:p>
          </table:table-cell>
          <table:table-cell office:value-type="float" office:value="0.41466" calcext:value-type="float">
            <text:p>0.41466</text:p>
          </table:table-cell>
          <table:table-cell office:value-type="float" office:value="0.11686" calcext:value-type="float">
            <text:p>0.11686</text:p>
          </table:table-cell>
          <table:table-cell office:value-type="float" office:value="0.12388" calcext:value-type="float">
            <text:p>0.12388</text:p>
          </table:table-cell>
          <table:table-cell office:value-type="float" office:value="1.68135" calcext:value-type="float">
            <text:p>1.68135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string" calcext:value-type="string">
            <text:p>Sub-Saharan Africa</text:p>
          </table:table-cell>
          <table:table-cell office:value-type="float" office:value="140" calcext:value-type="float">
            <text:p>140</text:p>
          </table:table-cell>
          <table:table-cell office:value-type="float" office:value="3.956" calcext:value-type="float">
            <text:p>3.956</text:p>
          </table:table-cell>
          <table:table-cell office:value-type="float" office:value="0.04797" calcext:value-type="float">
            <text:p>0.04797</text:p>
          </table:table-cell>
          <table:table-cell office:value-type="float" office:value="0.23906" calcext:value-type="float">
            <text:p>0.23906</text:p>
          </table:table-cell>
          <table:table-cell office:value-type="float" office:value="0.79273" calcext:value-type="float">
            <text:p>0.79273</text:p>
          </table:table-cell>
          <table:table-cell office:value-type="float" office:value="0.36315" calcext:value-type="float">
            <text:p>0.36315</text:p>
          </table:table-cell>
          <table:table-cell office:value-type="float" office:value="0.22917" calcext:value-type="float">
            <text:p>0.22917</text:p>
          </table:table-cell>
          <table:table-cell office:value-type="float" office:value="0.199" calcext:value-type="float">
            <text:p>0.199</text:p>
          </table:table-cell>
          <table:table-cell office:value-type="float" office:value="0.17441" calcext:value-type="float">
            <text:p>0.17441</text:p>
          </table:table-cell>
          <table:table-cell office:value-type="float" office:value="1.95812" calcext:value-type="float">
            <text:p>1.95812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Sub-Saharan Africa</text:p>
          </table:table-cell>
          <table:table-cell office:value-type="float" office:value="141" calcext:value-type="float">
            <text:p>141</text:p>
          </table:table-cell>
          <table:table-cell office:value-type="float" office:value="3.931" calcext:value-type="float">
            <text:p>3.931</text:p>
          </table:table-cell>
          <table:table-cell office:value-type="float" office:value="0.04317" calcext:value-type="float">
            <text:p>0.04317</text:p>
          </table:table-cell>
          <table:table-cell office:value-type="float" office:value="0.21102" calcext:value-type="float">
            <text:p>0.21102</text:p>
          </table:table-cell>
          <table:table-cell office:value-type="float" office:value="1.13299" calcext:value-type="float">
            <text:p>1.13299</text:p>
          </table:table-cell>
          <table:table-cell office:value-type="float" office:value="0.33861" calcext:value-type="float">
            <text:p>0.33861</text:p>
          </table:table-cell>
          <table:table-cell office:value-type="float" office:value="0.45727" calcext:value-type="float">
            <text:p>0.45727</text:p>
          </table:table-cell>
          <table:table-cell office:value-type="float" office:value="0.07267" calcext:value-type="float">
            <text:p>0.07267</text:p>
          </table:table-cell>
          <table:table-cell office:value-type="float" office:value="0.29066" calcext:value-type="float">
            <text:p>0.29066</text:p>
          </table:table-cell>
          <table:table-cell office:value-type="float" office:value="1.42766" calcext:value-type="float">
            <text:p>1.42766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ub-Saharan Africa</text:p>
          </table:table-cell>
          <table:table-cell office:value-type="float" office:value="142" calcext:value-type="float">
            <text:p>142</text:p>
          </table:table-cell>
          <table:table-cell office:value-type="float" office:value="3.904" calcext:value-type="float">
            <text:p>3.904</text:p>
          </table:table-cell>
          <table:table-cell office:value-type="float" office:value="0.03608" calcext:value-type="float">
            <text:p>0.03608</text:p>
          </table:table-cell>
          <table:table-cell office:value-type="float" office:value="0.36498" calcext:value-type="float">
            <text:p>0.36498</text:p>
          </table:table-cell>
          <table:table-cell office:value-type="float" office:value="0.97619" calcext:value-type="float">
            <text:p>0.97619</text:p>
          </table:table-cell>
          <table:table-cell office:value-type="float" office:value="0.4354" calcext:value-type="float">
            <text:p>0.4354</text:p>
          </table:table-cell>
          <table:table-cell office:value-type="float" office:value="0.36772" calcext:value-type="float">
            <text:p>0.36772</text:p>
          </table:table-cell>
          <table:table-cell office:value-type="float" office:value="0.10713" calcext:value-type="float">
            <text:p>0.10713</text:p>
          </table:table-cell>
          <table:table-cell office:value-type="float" office:value="0.20843" calcext:value-type="float">
            <text:p>0.20843</text:p>
          </table:table-cell>
          <table:table-cell office:value-type="float" office:value="1.44395" calcext:value-type="float">
            <text:p>1.44395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Sub-Saharan Africa</text:p>
          </table:table-cell>
          <table:table-cell office:value-type="float" office:value="143" calcext:value-type="float">
            <text:p>143</text:p>
          </table:table-cell>
          <table:table-cell office:value-type="float" office:value="3.896" calcext:value-type="float">
            <text:p>3.896</text:p>
          </table:table-cell>
          <table:table-cell office:value-type="float" office:value="0.04547" calcext:value-type="float">
            <text:p>0.04547</text:p>
          </table:table-cell>
          <table:table-cell office:value-type="float" office:value="1.06024" calcext:value-type="float">
            <text:p>1.06024</text:p>
          </table:table-cell>
          <table:table-cell office:value-type="float" office:value="0.90528" calcext:value-type="float">
            <text:p>0.90528</text:p>
          </table:table-cell>
          <table:table-cell office:value-type="float" office:value="0.43372" calcext:value-type="float">
            <text:p>0.43372</text:p>
          </table:table-cell>
          <table:table-cell office:value-type="float" office:value="0.31914" calcext:value-type="float">
            <text:p>0.31914</text:p>
          </table:table-cell>
          <table:table-cell office:value-type="float" office:value="0.11091" calcext:value-type="float">
            <text:p>0.11091</text:p>
          </table:table-cell>
          <table:table-cell office:value-type="float" office:value="0.06822" calcext:value-type="float">
            <text:p>0.06822</text:p>
          </table:table-cell>
          <table:table-cell office:value-type="float" office:value="0.99895" calcext:value-type="float">
            <text:p>0.99895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Sub-Saharan Africa</text:p>
          </table:table-cell>
          <table:table-cell office:value-type="float" office:value="144" calcext:value-type="float">
            <text:p>144</text:p>
          </table:table-cell>
          <table:table-cell office:value-type="float" office:value="3.845" calcext:value-type="float">
            <text:p>3.845</text:p>
          </table:table-cell>
          <table:table-cell office:value-type="float" office:value="0.03602" calcext:value-type="float">
            <text:p>0.03602</text:p>
          </table:table-cell>
          <table:table-cell office:value-type="float" office:value="0.0694" calcext:value-type="float">
            <text:p>0.0694</text:p>
          </table:table-cell>
          <table:table-cell office:value-type="float" office:value="0.77265" calcext:value-type="float">
            <text:p>0.77265</text:p>
          </table:table-cell>
          <table:table-cell office:value-type="float" office:value="0.29707" calcext:value-type="float">
            <text:p>0.29707</text:p>
          </table:table-cell>
          <table:table-cell office:value-type="float" office:value="0.47692" calcext:value-type="float">
            <text:p>0.47692</text:p>
          </table:table-cell>
          <table:table-cell office:value-type="float" office:value="0.15639" calcext:value-type="float">
            <text:p>0.15639</text:p>
          </table:table-cell>
          <table:table-cell office:value-type="float" office:value="0.19387" calcext:value-type="float">
            <text:p>0.19387</text:p>
          </table:table-cell>
          <table:table-cell office:value-type="float" office:value="1.87877" calcext:value-type="float">
            <text:p>1.87877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Southeastern Asia</text:p>
          </table:table-cell>
          <table:table-cell office:value-type="float" office:value="145" calcext:value-type="float">
            <text:p>145</text:p>
          </table:table-cell>
          <table:table-cell office:value-type="float" office:value="3.819" calcext:value-type="float">
            <text:p>3.819</text:p>
          </table:table-cell>
          <table:table-cell office:value-type="float" office:value="0.05069" calcext:value-type="float">
            <text:p>0.05069</text:p>
          </table:table-cell>
          <table:table-cell office:value-type="float" office:value="0.46038" calcext:value-type="float">
            <text:p>0.46038</text:p>
          </table:table-cell>
          <table:table-cell office:value-type="float" office:value="0.62736" calcext:value-type="float">
            <text:p>0.62736</text:p>
          </table:table-cell>
          <table:table-cell office:value-type="float" office:value="0.61114" calcext:value-type="float">
            <text:p>0.61114</text:p>
          </table:table-cell>
          <table:table-cell office:value-type="float" office:value="0.66246" calcext:value-type="float">
            <text:p>0.66246</text:p>
          </table:table-cell>
          <table:table-cell office:value-type="float" office:value="0.07247" calcext:value-type="float">
            <text:p>0.07247</text:p>
          </table:table-cell>
          <table:table-cell office:value-type="float" office:value="0.40359" calcext:value-type="float">
            <text:p>0.40359</text:p>
          </table:table-cell>
          <table:table-cell office:value-type="float" office:value="0.98195" calcext:value-type="float">
            <text:p>0.98195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Sub-Saharan Africa</text:p>
          </table:table-cell>
          <table:table-cell office:value-type="float" office:value="146" calcext:value-type="float">
            <text:p>146</text:p>
          </table:table-cell>
          <table:table-cell office:value-type="float" office:value="3.781" calcext:value-type="float">
            <text:p>3.781</text:p>
          </table:table-cell>
          <table:table-cell office:value-type="float" office:value="0.05061" calcext:value-type="float">
            <text:p>0.05061</text:p>
          </table:table-cell>
          <table:table-cell office:value-type="float" office:value="0.2852" calcext:value-type="float">
            <text:p>0.2852</text:p>
          </table:table-cell>
          <table:table-cell office:value-type="float" office:value="1.00268" calcext:value-type="float">
            <text:p>1.00268</text:p>
          </table:table-cell>
          <table:table-cell office:value-type="float" office:value="0.38215" calcext:value-type="float">
            <text:p>0.38215</text:p>
          </table:table-cell>
          <table:table-cell office:value-type="float" office:value="0.32878" calcext:value-type="float">
            <text:p>0.32878</text:p>
          </table:table-cell>
          <table:table-cell office:value-type="float" office:value="0.05747" calcext:value-type="float">
            <text:p>0.05747</text:p>
          </table:table-cell>
          <table:table-cell office:value-type="float" office:value="0.34377" calcext:value-type="float">
            <text:p>0.34377</text:p>
          </table:table-cell>
          <table:table-cell office:value-type="float" office:value="1.38079" calcext:value-type="float">
            <text:p>1.38079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Sub-Saharan Africa</text:p>
          </table:table-cell>
          <table:table-cell office:value-type="float" office:value="147" calcext:value-type="float">
            <text:p>147</text:p>
          </table:table-cell>
          <table:table-cell office:value-type="float" office:value="3.681" calcext:value-type="float">
            <text:p>3.681</text:p>
          </table:table-cell>
          <table:table-cell office:value-type="float" office:value="0.03633" calcext:value-type="float">
            <text:p>0.03633</text:p>
          </table:table-cell>
          <table:table-cell office:value-type="float" office:value="0.20824" calcext:value-type="float">
            <text:p>0.20824</text:p>
          </table:table-cell>
          <table:table-cell office:value-type="float" office:value="0.66801" calcext:value-type="float">
            <text:p>0.66801</text:p>
          </table:table-cell>
          <table:table-cell office:value-type="float" office:value="0.46721" calcext:value-type="float">
            <text:p>0.46721</text:p>
          </table:table-cell>
          <table:table-cell office:value-type="float" office:value="0.19184" calcext:value-type="float">
            <text:p>0.19184</text:p>
          </table:table-cell>
          <table:table-cell office:value-type="float" office:value="0.08124" calcext:value-type="float">
            <text:p>0.08124</text:p>
          </table:table-cell>
          <table:table-cell office:value-type="float" office:value="0.21333" calcext:value-type="float">
            <text:p>0.21333</text:p>
          </table:table-cell>
          <table:table-cell office:value-type="float" office:value="1.851" calcext:value-type="float">
            <text:p>1.851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Sub-Saharan Africa</text:p>
          </table:table-cell>
          <table:table-cell office:value-type="float" office:value="148" calcext:value-type="float">
            <text:p>148</text:p>
          </table:table-cell>
          <table:table-cell office:value-type="float" office:value="3.678" calcext:value-type="float">
            <text:p>3.678</text:p>
          </table:table-cell>
          <table:table-cell office:value-type="float" office:value="0.06112" calcext:value-type="float">
            <text:p>0.06112</text:p>
          </table:table-cell>
          <table:table-cell office:value-type="float" office:value="0.0785" calcext:value-type="float">
            <text:p>0.0785</text:p>
          </table:table-cell>
          <table:table-cell office:value-type="float" office:value="0" calcext:value-type="float">
            <text:p>0</text:p>
          </table:table-cell>
          <table:table-cell office:value-type="float" office:value="0.06699" calcext:value-type="float">
            <text:p>0.06699</text:p>
          </table:table-cell>
          <table:table-cell office:value-type="float" office:value="0.48879" calcext:value-type="float">
            <text:p>0.48879</text:p>
          </table:table-cell>
          <table:table-cell office:value-type="float" office:value="0.08289" calcext:value-type="float">
            <text:p>0.08289</text:p>
          </table:table-cell>
          <table:table-cell office:value-type="float" office:value="0.23835" calcext:value-type="float">
            <text:p>0.23835</text:p>
          </table:table-cell>
          <table:table-cell office:value-type="float" office:value="2.7223" calcext:value-type="float">
            <text:p>2.7223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Sub-Saharan Africa</text:p>
          </table:table-cell>
          <table:table-cell office:value-type="float" office:value="149" calcext:value-type="float">
            <text:p>149</text:p>
          </table:table-cell>
          <table:table-cell office:value-type="float" office:value="3.667" calcext:value-type="float">
            <text:p>3.667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34193" calcext:value-type="float">
            <text:p>0.34193</text:p>
          </table:table-cell>
          <table:table-cell office:value-type="float" office:value="0.76062" calcext:value-type="float">
            <text:p>0.76062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23501" calcext:value-type="float">
            <text:p>0.23501</text:p>
          </table:table-cell>
          <table:table-cell office:value-type="float" office:value="0.05269" calcext:value-type="float">
            <text:p>0.05269</text:p>
          </table:table-cell>
          <table:table-cell office:value-type="float" office:value="0.18386" calcext:value-type="float">
            <text:p>0.18386</text:p>
          </table:table-cell>
          <table:table-cell office:value-type="float" office:value="1.94296" calcext:value-type="float">
            <text:p>1.94296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Sub-Saharan Africa</text:p>
          </table:table-cell>
          <table:table-cell office:value-type="float" office:value="150" calcext:value-type="float">
            <text:p>150</text:p>
          </table:table-cell>
          <table:table-cell office:value-type="float" office:value="3.656" calcext:value-type="float">
            <text:p>3.656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17417" calcext:value-type="float">
            <text:p>0.17417</text:p>
          </table:table-cell>
          <table:table-cell office:value-type="float" office:value="0.46475" calcext:value-type="float">
            <text:p>0.46475</text:p>
          </table:table-cell>
          <table:table-cell office:value-type="float" office:value="0.24009" calcext:value-type="float">
            <text:p>0.24009</text:p>
          </table:table-cell>
          <table:table-cell office:value-type="float" office:value="0.37725" calcext:value-type="float">
            <text:p>0.37725</text:p>
          </table:table-cell>
          <table:table-cell office:value-type="float" office:value="0.12139" calcext:value-type="float">
            <text:p>0.12139</text:p>
          </table:table-cell>
          <table:table-cell office:value-type="float" office:value="0.28657" calcext:value-type="float">
            <text:p>0.28657</text:p>
          </table:table-cell>
          <table:table-cell office:value-type="float" office:value="1.99172" calcext:value-type="float">
            <text:p>1.99172</text:p>
          </table:table-cell>
        </table:table-row>
        <table:table-row table:style-name="ro1">
          <table:table-cell office:value-type="string" calcext:value-type="string">
            <text:p>Ivory Coast</text:p>
          </table:table-cell>
          <table:table-cell office:value-type="string" calcext:value-type="string">
            <text:p>Sub-Saharan Africa</text:p>
          </table:table-cell>
          <table:table-cell office:value-type="float" office:value="151" calcext:value-type="float">
            <text:p>151</text:p>
          </table:table-cell>
          <table:table-cell office:value-type="float" office:value="3.655" calcext:value-type="float">
            <text:p>3.655</text:p>
          </table:table-cell>
          <table:table-cell office:value-type="float" office:value="0.05141" calcext:value-type="float">
            <text:p>0.05141</text:p>
          </table:table-cell>
          <table:table-cell office:value-type="float" office:value="0.46534" calcext:value-type="float">
            <text:p>0.46534</text:p>
          </table:table-cell>
          <table:table-cell office:value-type="float" office:value="0.77115" calcext:value-type="float">
            <text:p>0.77115</text:p>
          </table:table-cell>
          <table:table-cell office:value-type="float" office:value="0.15185" calcext:value-type="float">
            <text:p>0.15185</text:p>
          </table:table-cell>
          <table:table-cell office:value-type="float" office:value="0.46866" calcext:value-type="float">
            <text:p>0.46866</text:p>
          </table:table-cell>
          <table:table-cell office:value-type="float" office:value="0.17922" calcext:value-type="float">
            <text:p>0.17922</text:p>
          </table:table-cell>
          <table:table-cell office:value-type="float" office:value="0.20165" calcext:value-type="float">
            <text:p>0.20165</text:p>
          </table:table-cell>
          <table:table-cell office:value-type="float" office:value="1.41723" calcext:value-type="float">
            <text:p>1.41723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Sub-Saharan Africa</text:p>
          </table:table-cell>
          <table:table-cell office:value-type="float" office:value="152" calcext:value-type="float">
            <text:p>152</text:p>
          </table:table-cell>
          <table:table-cell office:value-type="float" office:value="3.587" calcext:value-type="float">
            <text:p>3.587</text:p>
          </table:table-cell>
          <table:table-cell office:value-type="float" office:value="0.04324" calcext:value-type="float">
            <text:p>0.04324</text:p>
          </table:table-cell>
          <table:table-cell office:value-type="float" office:value="0.25812" calcext:value-type="float">
            <text:p>0.25812</text:p>
          </table:table-cell>
          <table:table-cell office:value-type="float" office:value="0.85188" calcext:value-type="float">
            <text:p>0.85188</text:p>
          </table:table-cell>
          <table:table-cell office:value-type="float" office:value="0.27125" calcext:value-type="float">
            <text:p>0.27125</text:p>
          </table:table-cell>
          <table:table-cell office:value-type="float" office:value="0.39493" calcext:value-type="float">
            <text:p>0.39493</text:p>
          </table:table-cell>
          <table:table-cell office:value-type="float" office:value="0.12832" calcext:value-type="float">
            <text:p>0.12832</text:p>
          </table:table-cell>
          <table:table-cell office:value-type="float" office:value="0.21747" calcext:value-type="float">
            <text:p>0.21747</text:p>
          </table:table-cell>
          <table:table-cell office:value-type="float" office:value="1.46494" calcext:value-type="float">
            <text:p>1.46494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Southern Asia</text:p>
          </table:table-cell>
          <table:table-cell office:value-type="float" office:value="153" calcext:value-type="float">
            <text:p>153</text:p>
          </table:table-cell>
          <table:table-cell office:value-type="float" office:value="3.575" calcext:value-type="float">
            <text:p>3.575</text:p>
          </table:table-cell>
          <table:table-cell office:value-type="float" office:value="0.03084" calcext:value-type="float">
            <text:p>0.03084</text:p>
          </table:table-cell>
          <table:table-cell office:value-type="float" office:value="0.31982" calcext:value-type="float">
            <text:p>0.31982</text:p>
          </table:table-cell>
          <table:table-cell office:value-type="float" office:value="0.30285" calcext:value-type="float">
            <text:p>0.30285</text:p>
          </table:table-cell>
          <table:table-cell office:value-type="float" office:value="0.30335" calcext:value-type="float">
            <text:p>0.30335</text:p>
          </table:table-cell>
          <table:table-cell office:value-type="float" office:value="0.23414" calcext:value-type="float">
            <text:p>0.23414</text:p>
          </table:table-cell>
          <table:table-cell office:value-type="float" office:value="0.09719" calcext:value-type="float">
            <text:p>0.09719</text:p>
          </table:table-cell>
          <table:table-cell office:value-type="float" office:value="0.3651" calcext:value-type="float">
            <text:p>0.3651</text:p>
          </table:table-cell>
          <table:table-cell office:value-type="float" office:value="1.9521" calcext:value-type="float">
            <text:p>1.9521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Sub-Saharan Africa</text:p>
          </table:table-cell>
          <table:table-cell office:value-type="float" office:value="154" calcext:value-type="float">
            <text:p>154</text:p>
          </table:table-cell>
          <table:table-cell office:value-type="float" office:value="3.465" calcext:value-type="float">
            <text:p>3.465</text:p>
          </table:table-cell>
          <table:table-cell office:value-type="float" office:value="0.03464" calcext:value-type="float">
            <text:p>0.03464</text:p>
          </table:table-cell>
          <table:table-cell office:value-type="float" office:value="0.22208" calcext:value-type="float">
            <text:p>0.22208</text:p>
          </table:table-cell>
          <table:table-cell office:value-type="float" office:value="0.7737" calcext:value-type="float">
            <text:p>0.7737</text:p>
          </table:table-cell>
          <table:table-cell office:value-type="float" office:value="0.42864" calcext:value-type="float">
            <text:p>0.42864</text:p>
          </table:table-cell>
          <table:table-cell office:value-type="float" office:value="0.59201" calcext:value-type="float">
            <text:p>0.59201</text:p>
          </table:table-cell>
          <table:table-cell office:value-type="float" office:value="0.55191" calcext:value-type="float">
            <text:p>0.55191</text:p>
          </table:table-cell>
          <table:table-cell office:value-type="float" office:value="0.22628" calcext:value-type="float">
            <text:p>0.22628</text:p>
          </table:table-cell>
          <table:table-cell office:value-type="float" office:value="0.67042" calcext:value-type="float">
            <text:p>0.67042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Sub-Saharan Africa</text:p>
          </table:table-cell>
          <table:table-cell office:value-type="float" office:value="155" calcext:value-type="float">
            <text:p>155</text:p>
          </table:table-cell>
          <table:table-cell office:value-type="float" office:value="3.34" calcext:value-type="float">
            <text:p>3.34</text:p>
          </table:table-cell>
          <table:table-cell office:value-type="float" office:value="0.03656" calcext:value-type="float">
            <text:p>0.03656</text:p>
          </table:table-cell>
          <table:table-cell office:value-type="float" office:value="0.28665" calcext:value-type="float">
            <text:p>0.28665</text:p>
          </table:table-cell>
          <table:table-cell office:value-type="float" office:value="0.35386" calcext:value-type="float">
            <text:p>0.35386</text:p>
          </table:table-cell>
          <table:table-cell office:value-type="float" office:value="0.3191" calcext:value-type="float">
            <text:p>0.3191</text:p>
          </table:table-cell>
          <table:table-cell office:value-type="float" office:value="0.4845" calcext:value-type="float">
            <text:p>0.4845</text:p>
          </table:table-cell>
          <table:table-cell office:value-type="float" office:value="0.0801" calcext:value-type="float">
            <text:p>0.0801</text:p>
          </table:table-cell>
          <table:table-cell office:value-type="float" office:value="0.1826" calcext:value-type="float">
            <text:p>0.1826</text:p>
          </table:table-cell>
          <table:table-cell office:value-type="float" office:value="1.63328" calcext:value-type="float">
            <text:p>1.63328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Middle East and Northern Africa</text:p>
          </table:table-cell>
          <table:table-cell office:value-type="float" office:value="156" calcext:value-type="float">
            <text:p>156</text:p>
          </table:table-cell>
          <table:table-cell office:value-type="float" office:value="3.006" calcext:value-type="float">
            <text:p>3.006</text:p>
          </table:table-cell>
          <table:table-cell office:value-type="float" office:value="0.05015" calcext:value-type="float">
            <text:p>0.05015</text:p>
          </table:table-cell>
          <table:table-cell office:value-type="float" office:value="0.6632" calcext:value-type="float">
            <text:p>0.6632</text:p>
          </table:table-cell>
          <table:table-cell office:value-type="float" office:value="0.47489" calcext:value-type="float">
            <text:p>0.47489</text:p>
          </table:table-cell>
          <table:table-cell office:value-type="float" office:value="0.72193" calcext:value-type="float">
            <text:p>0.72193</text:p>
          </table:table-cell>
          <table:table-cell office:value-type="float" office:value="0.15684" calcext:value-type="float">
            <text:p>0.15684</text:p>
          </table:table-cell>
          <table:table-cell office:value-type="float" office:value="0.18906" calcext:value-type="float">
            <text:p>0.18906</text:p>
          </table:table-cell>
          <table:table-cell office:value-type="float" office:value="0.47179" calcext:value-type="float">
            <text:p>0.47179</text:p>
          </table:table-cell>
          <table:table-cell office:value-type="float" office:value="0.32858" calcext:value-type="float">
            <text:p>0.32858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Sub-Saharan Africa</text:p>
          </table:table-cell>
          <table:table-cell office:value-type="float" office:value="157" calcext:value-type="float">
            <text:p>157</text:p>
          </table:table-cell>
          <table:table-cell office:value-type="float" office:value="2.905" calcext:value-type="float">
            <text:p>2.905</text:p>
          </table:table-cell>
          <table:table-cell office:value-type="float" office:value="0.08658" calcext:value-type="float">
            <text:p>0.08658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41587" calcext:value-type="float">
            <text:p>0.41587</text:p>
          </table:table-cell>
          <table:table-cell office:value-type="float" office:value="0.22396" calcext:value-type="float">
            <text:p>0.22396</text:p>
          </table:table-cell>
          <table:table-cell office:value-type="float" office:value="0.1185" calcext:value-type="float">
            <text:p>0.1185</text:p>
          </table:table-cell>
          <table:table-cell office:value-type="float" office:value="0.10062" calcext:value-type="float">
            <text:p>0.10062</text:p>
          </table:table-cell>
          <table:table-cell office:value-type="float" office:value="0.19727" calcext:value-type="float">
            <text:p>0.19727</text:p>
          </table:table-cell>
          <table:table-cell office:value-type="float" office:value="1.83302" calcext:value-type="float">
            <text:p>1.83302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Sub-Saharan Africa</text:p>
          </table:table-cell>
          <table:table-cell office:value-type="float" office:value="158" calcext:value-type="float">
            <text:p>158</text:p>
          </table:table-cell>
          <table:table-cell office:value-type="float" office:value="2.839" calcext:value-type="float">
            <text:p>2.839</text:p>
          </table:table-cell>
          <table:table-cell office:value-type="float" office:value="0.06727" calcext:value-type="float">
            <text:p>0.06727</text:p>
          </table:table-cell>
          <table:table-cell office:value-type="float" office:value="0.20868" calcext:value-type="float">
            <text:p>0.20868</text:p>
          </table:table-cell>
          <table:table-cell office:value-type="float" office:value="0.13995" calcext:value-type="float">
            <text:p>0.13995</text:p>
          </table:table-cell>
          <table:table-cell office:value-type="float" office:value="0.28443" calcext:value-type="float">
            <text:p>0.28443</text:p>
          </table:table-cell>
          <table:table-cell office:value-type="float" office:value="0.36453" calcext:value-type="float">
            <text:p>0.36453</text:p>
          </table:table-cell>
          <table:table-cell office:value-type="float" office:value="0.10731" calcext:value-type="float">
            <text:p>0.10731</text:p>
          </table:table-cell>
          <table:table-cell office:value-type="float" office:value="0.16681" calcext:value-type="float">
            <text:p>0.16681</text:p>
          </table:table-cell>
          <table:table-cell office:value-type="float" office:value="1.56726" calcext:value-type="float">
            <text:p>1.567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document-statistic meta:table-count="1" meta:cell-count="1908" meta:object-count="0"/>
    <meta:generator>LibreOffice/7.3.0.3$MacOSX_X86_64 LibreOffice_project/0f246aa12d0eee4a0f7adcefbf7c878fc2238db3</meta:generator>
  </office:meta>
</office:document-meta>
</file>